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rial1" svg:font-family="Arial" style:font-pitch="variable"/>
    <style:font-face style:name="Bitstream Vera Sans" svg:font-family="'Bitstream Vera Sans'" style:font-pitch="variable"/>
    <style:font-face style:name="Lucidasans" svg:font-family="Lucidasans" style:font-pitch="variable"/>
    <style:font-face style:name="Tahoma" svg:font-family="Tahoma, Lucidasans, 'Lucida Sans', '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7in"/>
    </style:style>
    <style:style style:name="co2" style:family="table-column">
      <style:table-column-properties fo:break-before="auto" style:column-width="0.8925in"/>
    </style:style>
    <style:style style:name="co3" style:family="table-column">
      <style:table-column-properties fo:break-before="auto" style:column-width="0.8098in"/>
    </style:style>
    <style:style style:name="co4" style:family="table-column">
      <style:table-column-properties fo:break-before="auto" style:column-width="0.2965in"/>
    </style:style>
    <style:style style:name="co5" style:family="table-column">
      <style:table-column-properties fo:break-before="auto" style:column-width="0.5693in"/>
    </style:style>
    <style:style style:name="co6" style:family="table-column">
      <style:table-column-properties fo:break-before="auto" style:column-width="0.3402in"/>
    </style:style>
    <style:style style:name="co7" style:family="table-column">
      <style:table-column-properties fo:break-before="auto" style:column-width="0.6134in"/>
    </style:style>
    <style:style style:name="co8" style:family="table-column">
      <style:table-column-properties fo:break-before="auto" style:column-width="0.5366in"/>
    </style:style>
    <style:style style:name="co9" style:family="table-column">
      <style:table-column-properties fo:break-before="auto" style:column-width="0.9138in"/>
    </style:style>
    <style:style style:name="co10" style:family="table-column">
      <style:table-column-properties fo:break-before="auto" style:column-width="0.8709in"/>
    </style:style>
    <style:style style:name="co11" style:family="table-column">
      <style:table-column-properties fo:break-before="auto" style:column-width="0.5626in"/>
    </style:style>
    <style:style style:name="co12" style:family="table-column">
      <style:table-column-properties fo:break-before="auto" style:column-width="0.5075in"/>
    </style:style>
    <style:style style:name="co13" style:family="table-column">
      <style:table-column-properties fo:break-before="auto" style:column-width="0.5299in"/>
    </style:style>
    <style:style style:name="co14" style:family="table-column">
      <style:table-column-properties fo:break-before="auto" style:column-width="0.6398in"/>
    </style:style>
    <style:style style:name="co15" style:family="table-column">
      <style:table-column-properties fo:break-before="auto" style:column-width="0.6508in"/>
    </style:style>
    <style:style style:name="co16" style:family="table-column">
      <style:table-column-properties fo:break-before="auto" style:column-width="0.5516in"/>
    </style:style>
    <style:style style:name="co17" style:family="table-column">
      <style:table-column-properties fo:break-before="auto" style:column-width="0.5736in"/>
    </style:style>
    <style:style style:name="co18" style:family="table-column">
      <style:table-column-properties fo:break-before="auto" style:column-width="0.5398in"/>
    </style:style>
    <style:style style:name="co19" style:family="table-column">
      <style:table-column-properties fo:break-before="auto" style:column-width="0.5811in"/>
    </style:style>
    <style:style style:name="co20" style:family="table-column">
      <style:table-column-properties fo:break-before="auto" style:column-width="0.561in"/>
    </style:style>
    <style:style style:name="co21" style:family="table-column">
      <style:table-column-properties fo:break-before="auto" style:column-width="0.4791in"/>
    </style:style>
    <style:style style:name="co22" style:family="table-column">
      <style:table-column-properties fo:break-before="auto" style:column-width="0.3992in"/>
    </style:style>
    <style:style style:name="co23" style:family="table-column">
      <style:table-column-properties fo:break-before="auto" style:column-width="0.6799in"/>
    </style:style>
    <style:style style:name="co24" style:family="table-column">
      <style:table-column-properties fo:break-before="auto" style:column-width="0.5598in"/>
    </style:style>
    <style:style style:name="co25" style:family="table-column">
      <style:table-column-properties fo:break-before="auto" style:column-width="0.4417in"/>
    </style:style>
    <style:style style:name="co26" style:family="table-column">
      <style:table-column-properties fo:break-before="auto" style:column-width="0.4492in"/>
    </style:style>
    <style:style style:name="ro1" style:family="table-row">
      <style:table-row-properties style:row-height="0.4118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352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text-properties fo:font-size="24pt"/>
    </style:style>
    <style:style style:name="ce2" style:family="table-cell" style:parent-style-name="Default">
      <style:table-cell-properties fo:wrap-option="wrap"/>
      <style:text-properties fo:font-size="12pt"/>
    </style:style>
    <style:style style:name="ce3" style:family="table-cell" style:parent-style-name="Default">
      <style:table-cell-properties fo:wrap-option="wrap"/>
    </style:style>
    <style:style style:name="ce4" style:family="table-cell" style:parent-style-name="Default" style:data-style-name="N84">
      <style:table-cell-properties style:text-align-source="fix" style:repeat-content="false" fo:wrap-option="wrap"/>
      <style:paragraph-properties fo:text-align="start" fo:margin-left="0in"/>
    </style:style>
    <style:style style:name="ce5" style:family="table-cell" style:parent-style-name="Default">
      <style:text-properties fo:font-weight="bold"/>
    </style:style>
    <style:style style:name="ce6" style:family="table-cell" style:parent-style-name="Default">
      <style:text-properties fo:font-weight="normal"/>
      <style:map style:condition="is-true-formula(OR(MIN([.$X20];[.$Y20];[.$Z20])&lt;0;MAX([.$U20];[.$V20];[.$AB20])&gt;0))" style:apply-style-name="OutsideRoom" style:base-cell-address="Coordinates.A20"/>
    </style:style>
    <style:style style:name="ce7" style:family="table-cell" style:parent-style-name="Default">
      <style:map style:condition="is-true-formula(OR(MIN([.$X20];[.$Y20];[.$Z20])&lt;0;MAX([.$U20];[.$V20];[.$AB20])&gt;0))" style:apply-style-name="OutsideRoom" style:base-cell-address="Coordinates.A20"/>
    </style:style>
    <style:style style:name="ce8" style:family="table-cell" style:parent-style-name="Default">
      <style:table-cell-properties fo:background-color="#a3bdbd" style:text-align-source="fix" style:repeat-content="false" fo:border="none"/>
      <style:paragraph-properties fo:text-align="center" fo:margin-left="0in"/>
      <style:text-properties fo:font-weight="bold"/>
    </style:style>
    <style:style style:name="ce9" style:family="table-cell" style:parent-style-name="Default">
      <style:table-cell-properties fo:background-color="#a3ccad" style:text-align-source="fix" style:repeat-content="false" fo:border="none"/>
      <style:paragraph-properties fo:text-align="center" fo:margin-left="0in"/>
      <style:text-properties fo:font-weight="bold"/>
    </style:style>
    <style:style style:name="ce10" style:family="table-cell" style:parent-style-name="Default">
      <style:table-cell-properties fo:background-color="#b8cca3" style:text-align-source="fix" style:repeat-content="false" fo:border="none"/>
      <style:paragraph-properties fo:text-align="center" fo:margin-left="0in"/>
      <style:text-properties fo:font-weight="bold"/>
    </style:style>
    <style:style style:name="ce11" style:family="table-cell" style:parent-style-name="Default">
      <style:table-cell-properties fo:background-color="#b8cca3" style:text-align-source="fix" style:repeat-content="false" fo:border="none"/>
      <style:paragraph-properties fo:text-align="end" fo:margin-left="0in"/>
      <style:text-properties fo:font-weight="bold"/>
    </style:style>
    <style:style style:name="ce12" style:family="table-cell" style:parent-style-name="Default">
      <style:table-cell-properties style:text-align-source="fix" style:repeat-content="false" fo:border="none"/>
      <style:paragraph-properties fo:text-align="end" fo:margin-left="0in"/>
      <style:map style:condition="is-true-formula(OR(MIN([.$X20];[.$Y20];[.$Z20])&lt;0;MAX([.$U20];[.$V20];[.$AB20])&gt;0))" style:apply-style-name="OutsideRoom" style:base-cell-address="Coordinates.A20"/>
    </style:style>
    <style:style style:name="ce13" style:family="table-cell" style:parent-style-name="Default">
      <style:table-cell-properties style:text-align-source="fix" style:repeat-content="false" fo:border="none"/>
      <style:paragraph-properties fo:text-align="end" fo:margin-left="0in"/>
      <style:text-properties fo:font-weight="normal"/>
      <style:map style:condition="is-true-formula(OR(MIN([.$X20];[.$Y20];[.$Z20])&lt;0;MAX([.$U20];[.$V20];[.$AB20])&gt;0))" style:apply-style-name="OutsideRoom" style:base-cell-address="Coordinates.A20"/>
    </style:style>
    <style:style style:name="ce14" style:family="table-cell" style:parent-style-name="Default">
      <style:table-cell-properties fo:border="none"/>
      <style:map style:condition="is-true-formula(OR(MIN([.$X20];[.$Y20];[.$Z20])&lt;0;MAX([.$U20];[.$V20];[.$AB20])&gt;0))" style:apply-style-name="OutsideRoom" style:base-cell-address="Coordinates.A20"/>
    </style:style>
    <style:style style:name="ce15" style:family="table-cell" style:parent-style-name="Default">
      <style:table-cell-properties fo:border="none"/>
      <style:text-properties fo:font-weight="bold"/>
    </style:style>
    <style:style style:name="ce16" style:family="table-cell" style:parent-style-name="Default">
      <style:table-cell-properties fo:background-color="transparent" fo:border="none"/>
      <style:text-properties fo:font-weight="bold"/>
    </style:style>
    <style:style style:name="ce17" style:family="table-cell" style:parent-style-name="Default" style:data-style-name="N111">
      <style:table-cell-properties style:text-align-source="fix" style:repeat-content="false" fo:border="none"/>
      <style:paragraph-properties fo:text-align="end" fo:margin-left="0in"/>
      <style:map style:condition="is-true-formula(OR(MIN([.$X20];[.$Y20];[.$Z20])&lt;0;MAX([.$U20];[.$V20];[.$AB20])&gt;0))" style:apply-style-name="OutsideRoom" style:base-cell-address="Coordinates.A20"/>
    </style:style>
    <style:style style:name="ce18" style:family="table-cell" style:parent-style-name="Default" style:data-style-name="N111">
      <style:table-cell-properties style:text-align-source="fix" style:repeat-content="false"/>
      <style:paragraph-properties fo:text-align="end" fo:margin-left="0in"/>
      <style:text-properties fo:font-weight="normal"/>
      <style:map style:condition="is-true-formula(OR(MIN([.$X20];[.$Y20];[.$Z20])&lt;0;MAX([.$U20];[.$V20];[.$AB20])&gt;0))" style:apply-style-name="OutsideRoom" style:base-cell-address="Coordinates.A20"/>
    </style:style>
    <style:style style:name="ce19" style:family="table-cell" style:parent-style-name="Default" style:data-style-name="N111">
      <style:table-cell-properties style:text-align-source="fix" style:repeat-content="false"/>
      <style:paragraph-properties fo:text-align="end" fo:margin-left="0in"/>
      <style:map style:condition="is-true-formula(OR(MIN([.$X20];[.$Y20];[.$Z20])&lt;0;MAX([.$U20];[.$V20];[.$AB20])&gt;0))" style:apply-style-name="OutsideRoom" style:base-cell-address="Coordinates.A20"/>
    </style:style>
    <style:style style:name="ce20" style:family="table-cell" style:parent-style-name="Default" style:data-style-name="N111">
      <style:table-cell-properties fo:border-bottom="none" style:text-align-source="fix" style:repeat-content="false" fo:border-left="none" fo:border-right="0.0008in solid #999999" fo:border-top="none"/>
      <style:paragraph-properties fo:text-align="end" fo:margin-left="0in"/>
      <style:map style:condition="is-true-formula(OR(MIN([.$X20];[.$Y20];[.$Z20])&lt;0;MAX([.$U20];[.$V20];[.$AB20])&gt;0))" style:apply-style-name="OutsideRoom" style:base-cell-address="Coordinates.A20"/>
    </style:style>
    <style:style style:name="ce21" style:family="table-cell" style:parent-style-name="Default" style:data-style-name="N111">
      <style:table-cell-properties fo:border-bottom="none" style:text-align-source="fix" style:repeat-content="false" fo:border-left="none" fo:border-right="0.0008in solid #999999" fo:border-top="none"/>
      <style:paragraph-properties fo:text-align="end" fo:margin-left="0in"/>
      <style:text-properties fo:font-weight="normal"/>
      <style:map style:condition="is-true-formula(OR(MIN([.$X20];[.$Y20];[.$Z20])&lt;0;MAX([.$U20];[.$V20];[.$AB20])&gt;0))" style:apply-style-name="OutsideRoom" style:base-cell-address="Coordinates.A20"/>
    </style:style>
    <style:style style:name="ce22" style:family="table-cell" style:parent-style-name="Default">
      <style:table-cell-properties style:text-align-source="fix" style:repeat-content="false" fo:background-color="transparent" fo:border="none"/>
      <style:paragraph-properties fo:text-align="end" fo:margin-left="0in"/>
      <style:text-properties fo:font-weight="bold"/>
    </style:style>
    <style:style style:name="ce23" style:family="table-cell" style:parent-style-name="Default" style:data-style-name="N110">
      <style:table-cell-properties fo:border-bottom="none" style:text-align-source="fix" style:repeat-content="false" fo:border-left="none" fo:border-right="0.0008in solid #000000" fo:border-top="none"/>
      <style:paragraph-properties fo:text-align="end" fo:margin-left="0in"/>
      <style:text-properties fo:font-weight="normal"/>
      <style:map style:condition="is-true-formula(OR(MIN([.$X20];[.$Y20];[.$Z20])&lt;0;MAX([.$U20];[.$V20];[.$AB20])&gt;0))" style:apply-style-name="OutsideRoom" style:base-cell-address="Coordinates.A20"/>
    </style:style>
    <style:style style:name="ce24" style:family="table-cell" style:parent-style-name="Default">
      <style:table-cell-properties fo:background-color="#a3cca3" style:text-align-source="fix" style:repeat-content="false" fo:border="none"/>
      <style:paragraph-properties fo:text-align="center" fo:margin-left="0in"/>
      <style:text-properties fo:font-weight="bold"/>
    </style:style>
    <style:style style:name="ce25" style:family="table-cell" style:parent-style-name="Default">
      <style:table-cell-properties fo:background-color="#a3cca3" style:text-align-source="fix" style:repeat-content="false" fo:border="none"/>
      <style:paragraph-properties fo:text-align="end" fo:margin-left="0in"/>
      <style:text-properties fo:font-weight="bold"/>
    </style:style>
    <style:style style:name="ce26" style:family="table-cell" style:parent-style-name="Default">
      <style:table-cell-properties fo:background-color="#a3ccb8" style:text-align-source="fix" style:repeat-content="false" fo:border="none"/>
      <style:paragraph-properties fo:text-align="center" fo:margin-left="0in"/>
      <style:text-properties fo:font-weight="bold"/>
    </style:style>
    <style:style style:name="ce27" style:family="table-cell" style:parent-style-name="Default">
      <style:table-cell-properties fo:background-color="#a3ccb8" style:text-align-source="fix" style:repeat-content="false" fo:border="none"/>
      <style:paragraph-properties fo:text-align="end" fo:margin-left="0in"/>
      <style:text-properties fo:font-weight="bold"/>
    </style:style>
    <style:style style:name="ce28" style:family="table-cell" style:parent-style-name="Default" style:data-style-name="N2">
      <style:table-cell-properties fo:border-bottom="none" fo:border-left="none" fo:border-right="0.0008in solid #999999" fo:border-top="none"/>
      <style:text-properties fo:font-weight="normal"/>
      <style:map style:condition="is-true-formula(OR(MIN([.$X20];[.$Y20];[.$Z20])&lt;0;MAX([.$U20];[.$V20];[.$AB20])&gt;0))" style:apply-style-name="OutsideRoom" style:base-cell-address="Coordinates.A20"/>
    </style:style>
    <style:style style:name="ce29" style:family="table-cell" style:parent-style-name="Default" style:data-style-name="N2">
      <style:table-cell-properties fo:border-bottom="none" fo:border-left="none" fo:border-right="0.0008in solid #999999" fo:border-top="none"/>
      <style:map style:condition="is-true-formula(OR(MIN([.$X20];[.$Y20];[.$Z20])&lt;0;MAX([.$U20];[.$V20];[.$AB20])&gt;0))" style:apply-style-name="OutsideRoom" style:base-cell-address="Coordinates.A20"/>
    </style:style>
    <style:style style:name="ce30" style:family="table-cell" style:parent-style-name="Default" style:data-style-name="N2">
      <style:table-cell-properties fo:border-bottom="none" fo:border-left="none" fo:border-right="0.0008in solid #000000" fo:border-top="none"/>
      <style:map style:condition="is-true-formula(OR(MIN([.$X20];[.$Y20];[.$Z20])&lt;0;MAX([.$U20];[.$V20];[.$AB20])&gt;0))" style:apply-style-name="OutsideRoom" style:base-cell-address="Coordinates.A20"/>
    </style:style>
    <style:style style:name="ce31" style:family="table-cell" style:parent-style-name="Default">
      <style:table-cell-properties fo:background-color="#a3cccc" style:text-align-source="fix" style:repeat-content="false" fo:border="none"/>
      <style:paragraph-properties fo:text-align="center" fo:margin-left="0in"/>
      <style:text-properties fo:font-weight="bold"/>
    </style:style>
    <style:style style:name="ce32" style:family="table-cell" style:parent-style-name="Default">
      <style:table-cell-properties fo:background-color="#a3cccc" style:text-align-source="fix" style:repeat-content="false" fo:border="none"/>
      <style:paragraph-properties fo:text-align="end" fo:margin-left="0in"/>
      <style:text-properties fo:font-weight="bold"/>
    </style:style>
    <style:style style:name="ce33" style:family="table-cell" style:parent-style-name="Default" style:data-style-name="N2">
      <style:table-cell-properties fo:border="none"/>
      <style:map style:condition="is-true-formula(OR(MIN([.$X20];[.$Y20];[.$Z20])&lt;0;MAX([.$U20];[.$V20];[.$AB20])&gt;0))" style:apply-style-name="OutsideRoom" style:base-cell-address="Coordinates.A20"/>
    </style:style>
    <style:style style:name="ce34" style:family="table-cell" style:parent-style-name="Default" style:data-style-name="N2">
      <style:map style:condition="is-true-formula(OR(MIN([.$X20];[.$Y20];[.$Z20])&lt;0;MAX([.$U20];[.$V20];[.$AB20])&gt;0))" style:apply-style-name="OutsideRoom" style:base-cell-address="Coordinates.A20"/>
    </style:style>
    <style:style style:name="ce35" style:family="table-cell" style:parent-style-name="Default" style:data-style-name="N2">
      <style:table-cell-properties fo:border-bottom="none" fo:border-left="none" fo:border-right="0.0071in solid #000000" fo:border-top="none"/>
      <style:map style:condition="is-true-formula(OR(MIN([.$X20];[.$Y20];[.$Z20])&lt;0;MAX([.$U20];[.$V20];[.$AB20])&gt;0))" style:apply-style-name="OutsideRoom" style:base-cell-address="Coordinates.A20"/>
    </style:style>
    <style:style style:name="ce36" style:family="table-cell" style:parent-style-name="Default">
      <style:table-cell-properties fo:background-color="#a3adcc" style:text-align-source="fix" style:repeat-content="false" fo:border="none" style:vertical-align="top"/>
      <style:paragraph-properties fo:text-align="center" fo:margin-left="0in"/>
      <style:text-properties fo:font-weight="bold"/>
    </style:style>
    <style:style style:name="ce37" style:family="table-cell" style:parent-style-name="Default">
      <style:table-cell-properties fo:background-color="#a3b8cc" style:text-align-source="fix" style:repeat-content="false" fo:border="none"/>
      <style:paragraph-properties fo:text-align="end" fo:margin-left="0in"/>
      <style:text-properties fo:font-weight="bold"/>
    </style:style>
    <style:style style:name="ce38" style:family="table-cell" style:parent-style-name="Default">
      <style:table-cell-properties fo:background-color="#a3a3cc" style:text-align-source="fix" style:repeat-content="false" fo:border="none"/>
      <style:paragraph-properties fo:text-align="end" fo:margin-left="0in"/>
      <style:text-properties fo:font-weight="bold"/>
    </style:style>
    <style:style style:name="ce39" style:family="table-cell" style:parent-style-name="Default" style:data-style-name="N2">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0"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1" style:family="table-cell" style:parent-style-name="Default" style:data-style-name="N2">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2" style:family="table-cell" style:parent-style-name="Default">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3" style:family="table-cell" style:parent-style-name="Default" style:data-style-name="N2">
      <style:table-cell-properties fo:border-bottom="none" fo:border-left="none" fo:border-right="0.0138in solid #000000" fo:border-top="none"/>
      <style:map style:condition="is-true-formula(OR(MIN([.$X20];[.$Y20];[.$Z20])&lt;0;MAX([.$U20];[.$V20];[.$AB20])&gt;0))" style:apply-style-name="OutsideRoom" style:base-cell-address="Coordinates.A20"/>
    </style:style>
    <style:style style:name="ce44" style:family="table-cell" style:parent-style-name="Default" style:data-style-name="N2">
      <style:table-cell-properties fo:border-bottom="none" fo:border-left="none" fo:border-right="0.0138in solid #000000" fo:border-top="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map style:condition="is-true-formula(OR(MIN([.$X20];[.$Y20];[.$Z20])&lt;0;MAX([.$U20];[.$V20];[.$AB20])&gt;0))" style:apply-style-name="OutsideRoom" style:base-cell-address="Coordinates.A20"/>
    </style:style>
    <style:style style:name="ce45" style:family="table-cell" style:parent-style-name="Default">
      <style:table-cell-properties fo:background-color="#cccccc" style:text-align-source="fix" style:repeat-content="false" fo:border="none" style:vertical-align="top"/>
      <style:paragraph-properties fo:text-align="center" fo:margin-left="0in"/>
      <style:text-properties fo:font-weight="bold"/>
    </style:style>
    <style:style style:name="ce46" style:family="table-cell" style:parent-style-name="Default">
      <style:table-cell-properties fo:background-color="#cccccc" fo:border="none"/>
      <style:text-properties fo:font-weight="bold"/>
    </style:style>
    <style:style style:name="ce47" style:family="table-cell" style:parent-style-name="Default">
      <style:table-cell-properties fo:background-color="#cccccc" style:text-align-source="fix" style:repeat-content="false" fo:border="none"/>
      <style:paragraph-properties fo:text-align="end" fo:margin-left="0in"/>
      <style:text-properties fo:font-weight="bold"/>
    </style:style>
    <style:style style:name="ce48" style:family="table-cell" style:parent-style-name="Default" style:data-style-name="N2">
      <style:table-cell-properties fo:border="none"/>
      <style:text-properties fo:font-weight="normal"/>
      <style:map style:condition="is-true-formula(OR(MIN([.$X20];[.$Y20];[.$Z20])&lt;0;MAX([.$U20];[.$V20];[.$AB20])&gt;0))" style:apply-style-name="OutsideRoom" style:base-cell-address="Coordinates.A20"/>
    </style:style>
    <style:style style:name="ce49" style:family="table-cell" style:parent-style-name="Default">
      <style:table-cell-properties fo:background-color="#b3b3b3" style:text-align-source="fix" style:repeat-content="false" style:vertical-align="top"/>
      <style:paragraph-properties fo:text-align="center" fo:margin-left="0in"/>
      <style:text-properties fo:font-weight="bold"/>
    </style:style>
    <style:style style:name="ce50" style:family="table-cell" style:parent-style-name="Default">
      <style:table-cell-properties fo:background-color="#b3b3b3"/>
      <style:text-properties fo:font-weight="bold"/>
    </style:style>
    <style:style style:name="ce51" style:family="table-cell" style:parent-style-name="Default">
      <style:table-cell-properties fo:background-color="#b3b3b3" style:text-align-source="fix" style:repeat-content="false"/>
      <style:paragraph-properties fo:text-align="end" fo:margin-left="0in"/>
      <style:text-properties fo:font-weight="bold"/>
    </style:style>
    <style:style style:name="ce52" style:family="table-cell" style:parent-style-name="Default">
      <style:table-cell-properties fo:background-color="#b3b3b3"/>
    </style:style>
    <style:style style:name="ce53" style:family="table-cell" style:parent-style-name="Default" style:data-style-name="N2">
      <style:text-properties fo:font-weight="normal"/>
      <style:map style:condition="is-true-formula(OR(MIN([.$X20];[.$Y20];[.$Z20])&lt;0;MAX([.$U20];[.$V20];[.$AB20])&gt;0))" style:apply-style-name="OutsideRoom" style:base-cell-address="Coordinates.A20"/>
    </style:style>
    <style:style style:name="ce54" style:family="table-cell" style:parent-style-name="Default" style:data-style-name="N2">
      <style:table-cell-properties fo:border-bottom="none" fo:border-left="none" fo:border-right="0.0008in solid #000000" fo:border-top="none"/>
      <style:text-properties fo:font-weight="normal"/>
      <style:map style:condition="is-true-formula(OR(MIN([.$X20];[.$Y20];[.$Z20])&lt;0;MAX([.$U20];[.$V20];[.$AB20])&gt;0))" style:apply-style-name="OutsideRoom" style:base-cell-address="Coordinates.A20"/>
    </style:style>
    <style:style style:name="ce55" style:family="table-cell" style:parent-style-name="Default">
      <style:table-cell-properties fo:background-color="#999999" style:text-align-source="fix" style:repeat-content="false" fo:wrap-option="wrap" fo:border="none" style:vertical-align="top"/>
      <style:paragraph-properties fo:text-align="center" fo:margin-left="0in"/>
      <style:text-properties fo:font-weight="bold"/>
    </style:style>
    <style:style style:name="ce56" style:family="table-cell" style:parent-style-name="Default">
      <style:table-cell-properties fo:background-color="#999999" fo:border="none"/>
      <style:text-properties fo:font-weight="bold"/>
    </style:style>
    <style:style style:name="ce57" style:family="table-cell" style:parent-style-name="Default">
      <style:table-cell-properties fo:background-color="#999999" style:text-align-source="fix" style:repeat-content="false" fo:border="none"/>
      <style:paragraph-properties fo:text-align="end" fo:margin-left="0in"/>
      <style:text-properties fo:font-weight="bold"/>
    </style:style>
    <style:style style:name="ce58" style:family="table-cell" style:parent-style-name="Default">
      <style:table-cell-properties fo:background-color="#808080" style:text-align-source="fix" style:repeat-content="false" fo:wrap-option="wrap" fo:border="none" style:vertical-align="top"/>
      <style:paragraph-properties fo:text-align="center" fo:margin-left="0in"/>
      <style:text-properties fo:font-weight="bold"/>
    </style:style>
    <style:style style:name="ce59" style:family="table-cell" style:parent-style-name="Default">
      <style:table-cell-properties fo:background-color="#808080" fo:border="none"/>
      <style:text-properties fo:font-weight="bold"/>
    </style:style>
    <style:style style:name="ce60" style:family="table-cell" style:parent-style-name="Default">
      <style:table-cell-properties fo:background-color="#808080" style:text-align-source="fix" style:repeat-content="false" fo:border="none"/>
      <style:paragraph-properties fo:text-align="end" fo:margin-left="0in"/>
      <style:text-properties fo:font-weight="bold"/>
    </style:style>
    <style:style style:name="ce61" style:family="table-cell" style:parent-style-name="Default">
      <style:text-properties fo:font-weight="normal"/>
    </style:style>
    <style:style style:name="ce62" style:family="table-cell" style:parent-style-name="Default" style:data-style-name="N2">
      <style:text-properties fo:font-weight="normal"/>
    </style:style>
    <style:style style:name="ce63" style:family="table-cell" style:parent-style-name="Default" style:data-style-name="N2">
      <style:text-properties style:font-name="Arial" fo:font-weight="normal" style:font-name-asian="Arial1" style:font-name-complex="Tahoma"/>
    </style:style>
    <style:style style:name="ce64" style:family="table-cell" style:parent-style-name="Default">
      <style:table-cell-properties style:text-align-source="fix" style:repeat-content="false"/>
      <style:paragraph-properties fo:text-align="end" fo:margin-left="0in"/>
      <style:text-properties fo:font-weight="bold"/>
    </style:style>
    <style:style style:name="ce65" style:family="table-cell" style:parent-style-name="Default" style:data-style-name="N2"/>
    <style:style style:name="ce66" style:family="table-cell" style:parent-style-name="Default">
      <style:table-cell-properties style:text-align-source="fix" style:repeat-content="false"/>
      <style:paragraph-properties fo:text-align="center" fo:margin-left="0in"/>
      <style:text-properties fo:font-weight="bold"/>
    </style:style>
    <style:style style:name="ce67" style:family="table-cell" style:parent-style-name="Default">
      <style:table-cell-properties style:text-align-source="fix" style:repeat-content="false"/>
      <style:paragraph-properties fo:text-align="end" fo:margin-left="0in"/>
    </style:style>
    <style:style style:name="ce68" style:family="table-cell" style:parent-style-name="Default" style:data-style-name="N111">
      <style:table-cell-properties style:text-align-source="fix" style:repeat-content="false"/>
      <style:paragraph-properties fo:text-align="end" fo:margin-left="0in"/>
    </style:style>
    <style:style style:name="ce69" style:family="table-cell" style:parent-style-name="Default" style:data-style-name="N110">
      <style:table-cell-properties style:text-align-source="fix" style:repeat-content="false"/>
      <style:paragraph-properties fo:text-align="end" fo:margin-left="0in"/>
      <style:text-properties fo:font-weight="normal"/>
    </style:style>
    <style:style style:name="ce70" style:family="table-cell" style:parent-style-name="Default">
      <style:table-cell-properties style:text-align-source="value-type" style:repeat-content="false"/>
      <style:paragraph-properties fo:margin-left="0in"/>
      <style:text-properties fo:font-weight="bold"/>
    </style:style>
    <style:style style:name="ce71" style:family="table-cell" style:parent-style-name="Default">
      <style:text-properties style:font-name="Arial" style:font-name-asian="Arial" style:font-name-complex="Arial"/>
    </style:style>
    <style:style style:name="gr1" style:family="graphic">
      <style:graphic-properties draw:ole-draw-aspect="1"/>
    </style:style>
  </office:automatic-styles>
  <office:body>
    <office:spreadsheet>
      <table:table table:name="Info" table:style-name="ta1" table:print="false">
        <office:forms form:automatic-focus="false" form:apply-design-mode="false"/>
        <table:table-column table:style-name="co1" table:default-cell-style-name="ce3"/>
        <table:table-row table:style-name="ro1">
          <table:table-cell table:style-name="ce1" office:value-type="string">
            <text:p>Star Position Calculations</text:p>
          </table:table-cell>
        </table:table-row>
        <table:table-row table:style-name="ro2">
          <table:table-cell table:style-name="ce2" office:value-type="string">
            <text:p>The Big Dipper</text:p>
          </table:table-cell>
        </table:table-row>
        <table:table-row table:style-name="ro3">
          <table:table-cell office:value-type="string">
            <text:p>Version 0.11</text:p>
          </table:table-cell>
        </table:table-row>
        <table:table-row table:style-name="ro3">
          <table:table-cell table:style-name="ce4" office:value-type="date" office:date-value="2007-02-27">
            <text:p>2007-02-27</text:p>
          </table:table-cell>
        </table:table-row>
        <table:table-row table:style-name="ro4">
          <table:table-cell/>
        </table:table-row>
        <table:table-row table:style-name="ro3">
          <table:table-cell office:value-type="string">
            <text:p><text:a xlink:href="http://hethrael.com/big-dipper/">http://hethrael.com/big-dipper/</text:a></text:p>
          </table:table-cell>
        </table:table-row>
        <table:table-row table:style-name="ro4">
          <table:table-cell/>
        </table:table-row>
        <table:table-row table:style-name="ro3">
          <table:table-cell office:value-type="string">
            <text:p>This spreadsheet calculates the position of stars on a scale to fit them inside a room.</text:p>
          </table:table-cell>
        </table:table-row>
        <table:table-row table:style-name="ro4">
          <table:table-cell/>
        </table:table-row>
        <table:table-row table:style-name="ro3">
          <table:table-cell office:value-type="string">
            <text:p>Notes:</text:p>
          </table:table-cell>
        </table:table-row>
        <table:table-row table:style-name="ro3">
          <table:table-cell office:value-type="string">
            <text:p>In OpenOffice.org, choose View | Value Highlighting (or press Ctrl+F8) to turn user-entered numbers blue.</text:p>
          </table:table-cell>
        </table:table-row>
        <table:table-row table:style-name="ro5">
          <table:table-cell office:value-type="string">
            <text:p>Although the units are labeled as inches, there is nothing intrinsically tied to inches (except for the conversion to feet at the bottom of the distances page). If all numbers are entered as another unit such as centimeters, the output will be in that unit. (The same goes for light years; they could be replaced by parsecs.)</text:p>
          </table:table-cell>
        </table:table-row>
        <table:table-row table:style-name="ro6">
          <table:table-cell office:value-type="string">
            <text:p>The two ceiling columns are because my ceiling was not a plane. If your ceiling is flat, you can set the all the cells in the ceiling height column to “=roomZ”.</text:p>
          </table:table-cell>
        </table:table-row>
        <table:table-row table:style-name="ro6">
          <table:table-cell office:value-type="string">
            <text:p>An orange background means the star falls outside of the room, i.e. it has a negative in a “From Corner” column or a positive in a “From Far Corner” or “From Ceiling” column.</text:p>
          </table:table-cell>
        </table:table-row>
        <table:table-row table:style-name="ro6">
          <table:table-cell office:value-type="string">
            <text:p>The graph is a top-down view of the star positions, with the x and y axes being two walls of the room and the origin being the corner.</text:p>
          </table:table-cell>
        </table:table-row>
        <table:table-row table:style-name="ro3">
          <table:table-cell office:value-type="string">
            <text:p>On the Room sheet, Room x, y, and z are the dimensions of the room.</text:p>
          </table:table-cell>
        </table:table-row>
        <table:table-row table:style-name="ro6">
          <table:table-cell office:value-type="string">
            <text:p>The corner object on the Coordinates sheet is used to specify where the earth is located in the room and how large, in scale light years, the room is.</text:p>
          </table:table-cell>
        </table:table-row>
        <table:table-row table:style-name="ro5">
          <table:table-cell office:value-type="string">
            <text:p>The time input on the Room sheet is local sidereal time minus the local time zone offset. For example, the LST for 3:43:00 (AM) on July 28, 2007 is 22:57:08. The time zone offset is -6:00. The time entry is 4:57:08 (22:57:08 - -6:00 = 22:57:08 + 6:00 = 28:57:08 = 4:57:08).</text:p>
          </table:table-cell>
        </table:table-row>
        <table:table-row table:style-name="ro3">
          <table:table-cell office:value-type="string">
            <text:p>The direction input on the Room sheet is what direction you are facing, eg. N, E, or WSW, in degrees.</text:p>
          </table:table-cell>
        </table:table-row>
        <table:table-row table:style-name="ro4">
          <table:table-cell/>
        </table:table-row>
        <table:table-row table:style-name="ro3">
          <table:table-cell office:value-type="string">
            <text:p>Email me with any questions or comments at <text:a xlink:href="mailto:lithis@hethrael.com">lithis@hethrael.com</text:a>.</text:p>
          </table:table-cell>
        </table:table-row>
        <table:table-row table:style-name="ro4" table:number-rows-repeated="65514">
          <table:table-cell/>
        </table:table-row>
        <table:table-row table:style-name="ro4">
          <table:table-cell/>
        </table:table-row>
      </table:table>
      <table:table table:name="Coordinates" table:style-name="ta1" table:print="false">
        <office:forms form:automatic-focus="false" form:apply-design-mode="false"/>
        <table:table-column table:style-name="co3" table:default-cell-style-name="ce7"/>
        <table:table-column table:style-name="co4" table:default-cell-style-name="ce12"/>
        <table:table-column table:style-name="co4" table:default-cell-style-name="ce19"/>
        <table:table-column table:style-name="co4" table:default-cell-style-name="ce20"/>
        <table:table-column table:style-name="co5" table:default-cell-style-name="ce23"/>
        <table:table-column table:style-name="co6" table:default-cell-style-name="ce12"/>
        <table:table-column table:style-name="co4" table:default-cell-style-name="ce19"/>
        <table:table-column table:style-name="co4" table:default-cell-style-name="ce20"/>
        <table:table-column table:style-name="co7" table:default-cell-style-name="ce23"/>
        <table:table-column table:style-name="co5" table:default-cell-style-name="ce29"/>
        <table:table-column table:style-name="co5" table:default-cell-style-name="ce30"/>
        <table:table-column table:style-name="co8" table:default-cell-style-name="ce33"/>
        <table:table-column table:style-name="co8" table:default-cell-style-name="ce34"/>
        <table:table-column table:style-name="co5" table:default-cell-style-name="ce35"/>
        <table:table-column table:style-name="co8" table:default-cell-style-name="ce33"/>
        <table:table-column table:style-name="co5" table:default-cell-style-name="ce34"/>
        <table:table-column table:style-name="co8" table:default-cell-style-name="ce30"/>
        <table:table-column table:style-name="co5" table:default-cell-style-name="ce33"/>
        <table:table-column table:style-name="co5" table:default-cell-style-name="ce34"/>
        <table:table-column table:style-name="co8" table:default-cell-style-name="ce43"/>
        <table:table-column table:style-name="co7" table:number-columns-repeated="2" table:default-cell-style-name="ce48"/>
        <table:table-column table:style-name="co8" table:default-cell-style-name="ce48"/>
        <table:table-column table:style-name="co5" table:number-columns-repeated="2" table:default-cell-style-name="ce53"/>
        <table:table-column table:style-name="co5" table:default-cell-style-name="ce54"/>
        <table:table-column table:style-name="co5" table:default-cell-style-name="ce30"/>
        <table:table-column table:style-name="co7" table:default-cell-style-name="ce33"/>
        <table:table-column table:style-name="co9" table:number-columns-repeated="228" table:default-cell-style-name="Default"/>
        <table:table-row table:style-name="ro4">
          <table:table-cell table:style-name="ce5" office:value-type="string" table:number-columns-spanned="1" table:number-rows-spanned="4">
            <text:p>Object</text:p>
          </table:table-cell>
          <table:table-cell table:style-name="ce8" office:value-type="string" table:number-columns-spanned="19" table:number-rows-spanned="1">
            <text:p>From Earth</text:p>
          </table:table-cell>
          <table:covered-table-cell table:number-columns-repeated="18" table:style-name="ce15"/>
          <table:table-cell table:style-name="ce45" office:value-type="string" table:number-columns-spanned="3" table:number-rows-spanned="2">
            <text:p>From Far Corner</text:p>
          </table:table-cell>
          <table:covered-table-cell table:number-columns-repeated="2" table:style-name="ce46"/>
          <table:table-cell table:style-name="ce49" office:value-type="string" table:number-columns-spanned="3" table:number-rows-spanned="2">
            <text:p>From Corner</text:p>
          </table:table-cell>
          <table:covered-table-cell table:number-columns-repeated="2" table:style-name="ce50"/>
          <table:table-cell table:style-name="ce55" office:value-type="string" table:number-columns-spanned="1" table:number-rows-spanned="2">
            <text:p>Ceiling Height</text:p>
          </table:table-cell>
          <table:table-cell table:style-name="ce58" office:value-type="string" table:number-columns-spanned="1" table:number-rows-spanned="2">
            <text:p>From Ceiling</text:p>
          </table:table-cell>
          <table:table-cell table:style-name="ce5" table:number-columns-repeated="220"/>
          <table:table-cell table:number-columns-repeated="8"/>
        </table:table-row>
        <table:table-row table:style-name="ro4">
          <table:covered-table-cell table:style-name="ce5"/>
          <table:table-cell table:style-name="ce9" office:value-type="string" table:number-columns-spanned="13" table:number-rows-spanned="1">
            <text:p>Equatorial</text:p>
          </table:table-cell>
          <table:covered-table-cell table:number-columns-repeated="12" table:style-name="ce15"/>
          <table:table-cell table:style-name="ce36" office:value-type="string" table:number-columns-spanned="6" table:number-rows-spanned="1">
            <text:p>Azimuthal</text:p>
          </table:table-cell>
          <table:covered-table-cell table:number-columns-repeated="5" table:style-name="ce15"/>
          <table:covered-table-cell table:number-columns-repeated="3" table:style-name="ce46"/>
          <table:covered-table-cell table:number-columns-repeated="3" table:style-name="ce50"/>
          <table:covered-table-cell table:style-name="ce56"/>
          <table:covered-table-cell table:style-name="ce59"/>
          <table:table-cell table:style-name="ce5" table:number-columns-repeated="220"/>
          <table:table-cell table:number-columns-repeated="8"/>
        </table:table-row>
        <table:table-row table:style-name="ro4">
          <table:covered-table-cell table:style-name="Default"/>
          <table:table-cell table:style-name="ce10" office:value-type="string" table:number-columns-spanned="4" table:number-rows-spanned="1">
            <text:p>RA</text:p>
          </table:table-cell>
          <table:covered-table-cell table:number-columns-repeated="2" table:style-name="ce16"/>
          <table:covered-table-cell table:style-name="ce22"/>
          <table:table-cell table:style-name="ce24" office:value-type="string" table:number-columns-spanned="4" table:number-rows-spanned="1">
            <text:p>Dec</text:p>
          </table:table-cell>
          <table:covered-table-cell table:number-columns-repeated="2" table:style-name="ce16"/>
          <table:covered-table-cell table:style-name="ce22"/>
          <table:table-cell table:style-name="ce26" office:value-type="string" table:number-columns-spanned="2" table:number-rows-spanned="1">
            <text:p>Distance</text:p>
          </table:table-cell>
          <table:covered-table-cell table:style-name="ce22"/>
          <table:table-cell table:style-name="ce31" office:value-type="string" table:number-columns-spanned="3" table:number-rows-spanned="1">
            <text:p>Cartesian</text:p>
          </table:table-cell>
          <table:covered-table-cell table:number-columns-repeated="2" table:style-name="ce32"/>
          <table:table-cell table:style-name="ce37" office:value-type="string" table:number-columns-spanned="1" table:number-rows-spanned="2">
            <text:p>x ly</text:p>
          </table:table-cell>
          <table:table-cell table:style-name="ce37" office:value-type="string" table:number-columns-spanned="1" table:number-rows-spanned="2">
            <text:p>y ly</text:p>
          </table:table-cell>
          <table:table-cell table:style-name="ce37" office:value-type="string" table:number-columns-spanned="1" table:number-rows-spanned="2">
            <text:p>z ly</text:p>
          </table:table-cell>
          <table:table-cell table:style-name="ce38" office:value-type="string" table:number-columns-spanned="1" table:number-rows-spanned="2">
            <text:p>x in</text:p>
          </table:table-cell>
          <table:table-cell table:style-name="ce38" office:value-type="string" table:number-columns-spanned="1" table:number-rows-spanned="2">
            <text:p>y in</text:p>
          </table:table-cell>
          <table:table-cell table:style-name="ce38" office:value-type="string" table:number-columns-spanned="1" table:number-rows-spanned="2">
            <text:p>z in</text:p>
          </table:table-cell>
          <table:table-cell table:style-name="ce47" office:value-type="string" table:number-columns-spanned="1" table:number-rows-spanned="2">
            <text:p>x in</text:p>
          </table:table-cell>
          <table:table-cell table:style-name="ce47" office:value-type="string" table:number-columns-spanned="1" table:number-rows-spanned="2">
            <text:p>y in</text:p>
          </table:table-cell>
          <table:table-cell table:style-name="ce47" office:value-type="string" table:number-columns-spanned="1" table:number-rows-spanned="2">
            <text:p>z in</text:p>
          </table:table-cell>
          <table:table-cell table:style-name="ce51" office:value-type="string" table:number-columns-spanned="1" table:number-rows-spanned="2">
            <text:p>x in</text:p>
          </table:table-cell>
          <table:table-cell table:style-name="ce51" office:value-type="string" table:number-columns-spanned="1" table:number-rows-spanned="2">
            <text:p>y in</text:p>
          </table:table-cell>
          <table:table-cell table:style-name="ce51" office:value-type="string" table:number-columns-spanned="1" table:number-rows-spanned="2">
            <text:p>z in</text:p>
          </table:table-cell>
          <table:table-cell table:style-name="ce57" office:value-type="string" table:number-columns-spanned="1" table:number-rows-spanned="2">
            <text:p>in</text:p>
          </table:table-cell>
          <table:table-cell table:style-name="ce60" office:value-type="string" table:number-columns-spanned="1" table:number-rows-spanned="2">
            <text:p>z in</text:p>
          </table:table-cell>
          <table:table-cell table:style-name="ce5" table:number-columns-repeated="220"/>
          <table:table-cell table:number-columns-repeated="8"/>
        </table:table-row>
        <table:table-row table:style-name="ro4">
          <table:covered-table-cell table:style-name="ce5"/>
          <table:table-cell table:style-name="ce11" office:value-type="string">
            <text:p>h</text:p>
          </table:table-cell>
          <table:table-cell table:style-name="ce11" office:value-type="string">
            <text:p>m</text:p>
          </table:table-cell>
          <table:table-cell table:style-name="ce11" office:value-type="string">
            <text:p>s</text:p>
          </table:table-cell>
          <table:table-cell table:style-name="ce11" office:value-type="string">
            <text:p>rad</text:p>
          </table:table-cell>
          <table:table-cell table:style-name="ce25" office:value-type="string">
            <text:p>°</text:p>
          </table:table-cell>
          <table:table-cell table:style-name="ce25" office:value-type="string">
            <text:p>′</text:p>
          </table:table-cell>
          <table:table-cell table:style-name="ce25" office:value-type="string">
            <text:p>″</text:p>
          </table:table-cell>
          <table:table-cell table:style-name="ce25" office:value-type="string">
            <text:p>rad</text:p>
          </table:table-cell>
          <table:table-cell table:style-name="ce27" office:value-type="string">
            <text:p>ly</text:p>
          </table:table-cell>
          <table:table-cell table:style-name="ce27" office:value-type="string">
            <text:p>in</text:p>
          </table:table-cell>
          <table:table-cell table:style-name="ce32" office:value-type="string">
            <text:p>x ly</text:p>
          </table:table-cell>
          <table:table-cell table:style-name="ce32" office:value-type="string">
            <text:p>y ly</text:p>
          </table:table-cell>
          <table:table-cell table:style-name="ce32" office:value-type="string">
            <text:p>z ly</text:p>
          </table:table-cell>
          <table:covered-table-cell table:number-columns-repeated="3" table:style-name="ce37"/>
          <table:covered-table-cell table:number-columns-repeated="3" table:style-name="ce38"/>
          <table:covered-table-cell table:number-columns-repeated="3" table:style-name="ce47"/>
          <table:covered-table-cell table:number-columns-repeated="3" table:style-name="ce52"/>
          <table:covered-table-cell table:style-name="ce57"/>
          <table:covered-table-cell table:style-name="ce60"/>
          <table:table-cell table:style-name="ce5" table:number-columns-repeated="220"/>
          <table:table-cell table:number-columns-repeated="8"/>
        </table:table-row>
        <table:table-row table:style-name="ro3">
          <table:table-cell table:style-name="ce6" office:value-type="string">
            <text:p>Earth</text:p>
          </table:table-cell>
          <table:table-cell office:value-type="float" office:value="0">
            <text:p>0</text:p>
          </table:table-cell>
          <table:table-cell table:style-name="ce17" office:value-type="float" office:value="0">
            <text:p>00</text:p>
          </table:table-cell>
          <table:table-cell office:value-type="float" office:value="0">
            <text:p>00</text:p>
          </table:table-cell>
          <table:table-cell table:formula="oooc:=([.B5]/12+[.C5]/720+[.D5]/43200)*PI()" office:value-type="float" office:value="0">
            <text:p>0.0000</text:p>
          </table:table-cell>
          <table:table-cell office:value-type="float" office:value="0">
            <text:p>0</text:p>
          </table:table-cell>
          <table:table-cell table:style-name="ce17" office:value-type="float" office:value="0">
            <text:p>00</text:p>
          </table:table-cell>
          <table:table-cell office:value-type="float" office:value="0">
            <text:p>00</text:p>
          </table:table-cell>
          <table:table-cell table:formula="oooc:=([.F5]/180+[.G5]/10800+[.H5]/648000)*PI()" office:value-type="float" office:value="0">
            <text:p>0.0000</text:p>
          </table:table-cell>
          <table:table-cell table:style-name="ce28" office:value-type="float" office:value="0">
            <text:p>0.00</text:p>
          </table:table-cell>
          <table:table-cell table:formula="oooc:=[.J5]*cornerIn/cornerLy" office:value-type="float" office:value="0">
            <text:p>0.00</text:p>
          </table:table-cell>
          <table:table-cell table:formula="oooc:=[.J5]*SIN(PI()/2-[.I5])*COS([.E5])" office:value-type="float" office:value="0">
            <text:p>0.00</text:p>
          </table:table-cell>
          <table:table-cell table:style-name="ce33" table:formula="oooc:=[.J5]*SIN(PI()/2-[.I5])*SIN([.E5])" office:value-type="float" office:value="0">
            <text:p>0.00</text:p>
          </table:table-cell>
          <table:table-cell table:formula="oooc:=[.J5]*COS(PI()/2-[.I5])" office:value-type="float" office:value="0">
            <text:p>0.00</text:p>
          </table:table-cell>
          <table:table-cell table:formula="oooc:=euler11*[.L5]+euler12*[.M5]+euler13*[.N5]" office:value-type="float" office:value="0">
            <text:p>0.00</text:p>
          </table:table-cell>
          <table:table-cell table:style-name="ce33" table:formula="oooc:=euler21*[.L5]+euler22*[.M5]+euler23*[.N5]" office:value-type="float" office:value="0">
            <text:p>0.00</text:p>
          </table:table-cell>
          <table:table-cell table:formula="oooc:=euler31*[.L5]+euler32*[.M5]+euler33*[.N5]" office:value-type="float" office:value="0">
            <text:p>0.00</text:p>
          </table:table-cell>
          <table:table-cell table:formula="oooc:=[.O5]*cornerIn/cornerLy" office:value-type="float" office:value="0">
            <text:p>0.00</text:p>
          </table:table-cell>
          <table:table-cell table:style-name="ce33" table:formula="oooc:=[.P5]*cornerIn/cornerLy" office:value-type="float" office:value="0">
            <text:p>0.00</text:p>
          </table:table-cell>
          <table:table-cell table:formula="oooc:=[.Q5]*cornerIn/cornerLy" office:value-type="float" office:value="0">
            <text:p>0.00</text:p>
          </table:table-cell>
          <table:table-cell table:formula="oooc:=[.R5]-[.R$13]" office:value-type="float" office:value="-106">
            <text:p>-106.00</text:p>
          </table:table-cell>
          <table:table-cell table:formula="oooc:=[.S5]-[.S$13]" office:value-type="float" office:value="-160">
            <text:p>-160.00</text:p>
          </table:table-cell>
          <table:table-cell table:formula="oooc:=[.T5]-[.T$13]" office:value-type="float" office:value="-45">
            <text:p>-45.00</text:p>
          </table:table-cell>
          <table:table-cell table:formula="oooc:=roomX+[.U5]" office:value-type="float" office:value="10">
            <text:p>10.00</text:p>
          </table:table-cell>
          <table:table-cell table:formula="oooc:=roomY+[.V5]" office:value-type="float" office:value="74">
            <text:p>74.00</text:p>
          </table:table-cell>
          <table:table-cell table:formula="oooc:=roomZ+[.W5]" office:value-type="float" office:value="60">
            <text:p>60.00</text:p>
          </table:table-cell>
          <table:table-cell table:formula="oooc:=56/113*[.U5]+16214/113" office:value-type="float" office:value="90.9557522123894">
            <text:p>90.96</text:p>
          </table:table-cell>
          <table:table-cell table:formula="oooc:=-[.AA5]+[.W5]+105" office:value-type="float" office:value="-30.9557522123894">
            <text:p>-30.96</text:p>
          </table:table-cell>
          <table:table-cell table:style-name="ce61" table:number-columns-repeated="220"/>
          <table:table-cell table:number-columns-repeated="8"/>
        </table:table-row>
        <table:table-row table:style-name="ro3">
          <table:table-cell office:value-type="string">
            <text:p>Alkaid</text:p>
          </table:table-cell>
          <table:table-cell table:style-name="ce13" office:value-type="float" office:value="13">
            <text:p>13</text:p>
          </table:table-cell>
          <table:table-cell table:style-name="ce18" office:value-type="float" office:value="47">
            <text:p>47</text:p>
          </table:table-cell>
          <table:table-cell table:style-name="ce21" office:value-type="float" office:value="50">
            <text:p>50</text:p>
          </table:table-cell>
          <table:table-cell table:formula="oooc:=([.B6]/12+[.C6]/720+[.D6]/43200)*PI()" office:value-type="float" office:value="3.6121043311066">
            <text:p>3.6121</text:p>
          </table:table-cell>
          <table:table-cell office:value-type="float" office:value="49">
            <text:p>49</text:p>
          </table:table-cell>
          <table:table-cell office:value-type="float" office:value="16">
            <text:p>16</text:p>
          </table:table-cell>
          <table:table-cell office:value-type="float" office:value="43">
            <text:p>43</text:p>
          </table:table-cell>
          <table:table-cell table:formula="oooc:=([.F6]/180+[.G6]/10800+[.H6]/648000)*PI()" office:value-type="float" office:value="0.86007401469875">
            <text:p>0.8601</text:p>
          </table:table-cell>
          <table:table-cell office:value-type="float" office:value="100.7">
            <text:p>100.70</text:p>
          </table:table-cell>
          <table:table-cell table:formula="oooc:=[.J6]*cornerIn/cornerLy" office:value-type="float" office:value="124.069911914929">
            <text:p>124.07</text:p>
          </table:table-cell>
          <table:table-cell table:formula="oooc:=[.J6]*SIN(PI()/2-[.I6])*COS([.E6])" office:value-type="float" office:value="-58.5561731104853">
            <text:p>-58.56</text:p>
          </table:table-cell>
          <table:table-cell table:formula="oooc:=[.J6]*SIN(PI()/2-[.I6])*SIN([.E6])" office:value-type="float" office:value="-29.7822417312647">
            <text:p>-29.78</text:p>
          </table:table-cell>
          <table:table-cell table:formula="oooc:=[.J6]*COS(PI()/2-[.I6])" office:value-type="float" office:value="76.319608673757">
            <text:p>76.32</text:p>
          </table:table-cell>
          <table:table-cell table:formula="oooc:=euler11*[.L6]+euler12*[.M6]+euler13*[.N6]" office:value-type="float" office:value="13.6879198740025">
            <text:p>13.69</text:p>
          </table:table-cell>
          <table:table-cell table:formula="oooc:=euler21*[.L6]+euler22*[.M6]+euler23*[.N6]" office:value-type="float" office:value="97.1849269209103">
            <text:p>97.18</text:p>
          </table:table-cell>
          <table:table-cell table:formula="oooc:=euler31*[.L6]+euler32*[.M6]+euler33*[.N6]" office:value-type="float" office:value="22.5437536559514">
            <text:p>22.54</text:p>
          </table:table-cell>
          <table:table-cell table:formula="oooc:=[.O6]*cornerIn/cornerLy" office:value-type="float" office:value="16.864538362126">
            <text:p>16.86</text:p>
          </table:table-cell>
          <table:table-cell table:formula="oooc:=[.P6]*cornerIn/cornerLy" office:value-type="float" office:value="119.739079667687">
            <text:p>119.74</text:p>
          </table:table-cell>
          <table:table-cell table:formula="oooc:=[.Q6]*cornerIn/cornerLy" office:value-type="float" office:value="27.7755861998583">
            <text:p>27.78</text:p>
          </table:table-cell>
          <table:table-cell table:formula="oooc:=[.R6]-[.R$13]" office:value-type="float" office:value="-89.1354616378741">
            <text:p>-89.14</text:p>
          </table:table-cell>
          <table:table-cell table:formula="oooc:=[.S6]-[.S$13]" office:value-type="float" office:value="-40.2609203323128">
            <text:p>-40.26</text:p>
          </table:table-cell>
          <table:table-cell table:formula="oooc:=[.T6]-[.T$13]" office:value-type="float" office:value="-17.2244138001417">
            <text:p>-17.22</text:p>
          </table:table-cell>
          <table:table-cell table:formula="oooc:=roomX+[.U6]" office:value-type="float" office:value="26.864538362126">
            <text:p>26.86</text:p>
          </table:table-cell>
          <table:table-cell table:formula="oooc:=roomY+[.V6]" office:value-type="float" office:value="193.739079667687">
            <text:p>193.74</text:p>
          </table:table-cell>
          <table:table-cell table:formula="oooc:=roomZ+[.W6]" office:value-type="float" office:value="87.7755861998583">
            <text:p>87.78</text:p>
          </table:table-cell>
          <table:table-cell table:formula="oooc:=56/113*[.U6]+16214/113" office:value-type="float" office:value="99.3133995422925">
            <text:p>99.31</text:p>
          </table:table-cell>
          <table:table-cell table:formula="oooc:=-[.AA6]+[.W6]+105" office:value-type="float" office:value="-11.5378133424342">
            <text:p>-11.54</text:p>
          </table:table-cell>
          <table:table-cell table:number-columns-repeated="228"/>
        </table:table-row>
        <table:table-row table:style-name="ro3">
          <table:table-cell office:value-type="string">
            <text:p>Mizar</text:p>
          </table:table-cell>
          <table:table-cell office:value-type="float" office:value="13">
            <text:p>13</text:p>
          </table:table-cell>
          <table:table-cell office:value-type="float" office:value="24">
            <text:p>24</text:p>
          </table:table-cell>
          <table:table-cell office:value-type="float" office:value="13">
            <text:p>13</text:p>
          </table:table-cell>
          <table:table-cell table:formula="oooc:=([.B7]/12+[.C7]/720+[.D7]/43200)*PI()" office:value-type="float" office:value="3.50905718318677">
            <text:p>3.5091</text:p>
          </table:table-cell>
          <table:table-cell office:value-type="float" office:value="54">
            <text:p>54</text:p>
          </table:table-cell>
          <table:table-cell office:value-type="float" office:value="53">
            <text:p>53</text:p>
          </table:table-cell>
          <table:table-cell office:value-type="float" office:value="22">
            <text:p>22</text:p>
          </table:table-cell>
          <table:table-cell table:formula="oooc:=([.F7]/180+[.G7]/10800+[.H7]/648000)*PI()" office:value-type="float" office:value="0.958001530146065">
            <text:p>0.9580</text:p>
          </table:table-cell>
          <table:table-cell office:value-type="float" office:value="78.163">
            <text:p>78.16</text:p>
          </table:table-cell>
          <table:table-cell table:formula="oooc:=[.J7]*cornerIn/cornerLy" office:value-type="float" office:value="96.3026467230046">
            <text:p>96.30</text:p>
          </table:table-cell>
          <table:table-cell table:formula="oooc:=[.J7]*SIN(PI()/2-[.I7])*COS([.E7])" office:value-type="float" office:value="-41.954713612575">
            <text:p>-41.95</text:p>
          </table:table-cell>
          <table:table-cell table:formula="oooc:=[.J7]*SIN(PI()/2-[.I7])*SIN([.E7])" office:value-type="float" office:value="-16.1504300871659">
            <text:p>-16.15</text:p>
          </table:table-cell>
          <table:table-cell table:formula="oooc:=[.J7]*COS(PI()/2-[.I7])" office:value-type="float" office:value="63.9407552558333">
            <text:p>63.94</text:p>
          </table:table-cell>
          <table:table-cell table:formula="oooc:=euler11*[.L7]+euler12*[.M7]+euler13*[.N7]" office:value-type="float" office:value="18.1222267738943">
            <text:p>18.12</text:p>
          </table:table-cell>
          <table:table-cell table:formula="oooc:=euler21*[.L7]+euler22*[.M7]+euler23*[.N7]" office:value-type="float" office:value="72.799687763935">
            <text:p>72.80</text:p>
          </table:table-cell>
          <table:table-cell table:formula="oooc:=euler31*[.L7]+euler32*[.M7]+euler33*[.N7]" office:value-type="float" office:value="21.9372953489968">
            <text:p>21.94</text:p>
          </table:table-cell>
          <table:table-cell table:formula="oooc:=[.O7]*cornerIn/cornerLy" office:value-type="float" office:value="22.3279352486536">
            <text:p>22.33</text:p>
          </table:table-cell>
          <table:table-cell table:formula="oooc:=[.P7]*cornerIn/cornerLy" office:value-type="float" office:value="89.6946459613279">
            <text:p>89.69</text:p>
          </table:table-cell>
          <table:table-cell table:formula="oooc:=[.Q7]*cornerIn/cornerLy" office:value-type="float" office:value="27.0283843257379">
            <text:p>27.03</text:p>
          </table:table-cell>
          <table:table-cell table:formula="oooc:=[.R7]-[.R$13]" office:value-type="float" office:value="-83.6720647513464">
            <text:p>-83.67</text:p>
          </table:table-cell>
          <table:table-cell table:formula="oooc:=[.S7]-[.S$13]" office:value-type="float" office:value="-70.3053540386721">
            <text:p>-70.31</text:p>
          </table:table-cell>
          <table:table-cell table:formula="oooc:=[.T7]-[.T$13]" office:value-type="float" office:value="-17.9716156742621">
            <text:p>-17.97</text:p>
          </table:table-cell>
          <table:table-cell table:formula="oooc:=roomX+[.U7]" office:value-type="float" office:value="32.3279352486536">
            <text:p>32.33</text:p>
          </table:table-cell>
          <table:table-cell table:formula="oooc:=roomY+[.V7]" office:value-type="float" office:value="163.694645961328">
            <text:p>163.69</text:p>
          </table:table-cell>
          <table:table-cell table:formula="oooc:=roomZ+[.W7]" office:value-type="float" office:value="87.0283843257379">
            <text:p>87.03</text:p>
          </table:table-cell>
          <table:table-cell table:formula="oooc:=56/113*[.U7]+16214/113" office:value-type="float" office:value="102.02092366305">
            <text:p>102.02</text:p>
          </table:table-cell>
          <table:table-cell table:formula="oooc:=-[.AA7]+[.W7]+105" office:value-type="float" office:value="-14.9925393373117">
            <text:p>-14.99</text:p>
          </table:table-cell>
          <table:table-cell table:number-columns-repeated="228"/>
        </table:table-row>
        <table:table-row table:style-name="ro3">
          <table:table-cell office:value-type="string">
            <text:p>Alioth</text:p>
          </table:table-cell>
          <table:table-cell office:value-type="float" office:value="12">
            <text:p>12</text:p>
          </table:table-cell>
          <table:table-cell office:value-type="float" office:value="54">
            <text:p>54</text:p>
          </table:table-cell>
          <table:table-cell office:value-type="float" office:value="21">
            <text:p>21</text:p>
          </table:table-cell>
          <table:table-cell table:formula="oooc:=([.B8]/12+[.C8]/720+[.D8]/43200)*PI()" office:value-type="float" office:value="3.37873926570452">
            <text:p>3.3787</text:p>
          </table:table-cell>
          <table:table-cell table:number-columns-repeated="2" office:value-type="float" office:value="55">
            <text:p>55</text:p>
          </table:table-cell>
          <table:table-cell office:value-type="float" office:value="21">
            <text:p>21</text:p>
          </table:table-cell>
          <table:table-cell table:formula="oooc:=([.F8]/180+[.G8]/10800+[.H8]/648000)*PI()" office:value-type="float" office:value="0.976031750946529">
            <text:p>0.9760</text:p>
          </table:table-cell>
          <table:table-cell office:value-type="float" office:value="80.937">
            <text:p>80.94</text:p>
          </table:table-cell>
          <table:table-cell table:formula="oooc:=[.J8]*cornerIn/cornerLy" office:value-type="float" office:value="99.7204216550007">
            <text:p>99.72</text:p>
          </table:table-cell>
          <table:table-cell table:formula="oooc:=[.J8]*SIN(PI()/2-[.I8])*COS([.E8])" office:value-type="float" office:value="-44.0808693726372">
            <text:p>-44.08</text:p>
          </table:table-cell>
          <table:table-cell table:formula="oooc:=[.J8]*SIN(PI()/2-[.I8])*SIN([.E8])" office:value-type="float" office:value="-10.6541053654708">
            <text:p>-10.65</text:p>
          </table:table-cell>
          <table:table-cell table:formula="oooc:=[.J8]*COS(PI()/2-[.I8])" office:value-type="float" office:value="67.0385334208166">
            <text:p>67.04</text:p>
          </table:table-cell>
          <table:table-cell table:formula="oooc:=euler11*[.L8]+euler12*[.M8]+euler13*[.N8]" office:value-type="float" office:value="24.6789944405518">
            <text:p>24.68</text:p>
          </table:table-cell>
          <table:table-cell table:formula="oooc:=euler21*[.L8]+euler22*[.M8]+euler23*[.N8]" office:value-type="float" office:value="73.9435459970039">
            <text:p>73.94</text:p>
          </table:table-cell>
          <table:table-cell table:formula="oooc:=euler31*[.L8]+euler32*[.M8]+euler33*[.N8]" office:value-type="float" office:value="21.7737733935159">
            <text:p>21.77</text:p>
          </table:table-cell>
          <table:table-cell table:formula="oooc:=[.O8]*cornerIn/cornerLy" office:value-type="float" office:value="30.4063621289799">
            <text:p>30.41</text:p>
          </table:table-cell>
          <table:table-cell table:formula="oooc:=[.P8]*cornerIn/cornerLy" office:value-type="float" office:value="91.1039646328276">
            <text:p>91.10</text:p>
          </table:table-cell>
          <table:table-cell table:formula="oooc:=[.Q8]*cornerIn/cornerLy" office:value-type="float" office:value="26.8269130783429">
            <text:p>26.83</text:p>
          </table:table-cell>
          <table:table-cell table:formula="oooc:=[.R8]-[.R$13]" office:value-type="float" office:value="-75.5936378710201">
            <text:p>-75.59</text:p>
          </table:table-cell>
          <table:table-cell table:formula="oooc:=[.S8]-[.S$13]" office:value-type="float" office:value="-68.8960353671724">
            <text:p>-68.90</text:p>
          </table:table-cell>
          <table:table-cell table:formula="oooc:=[.T8]-[.T$13]" office:value-type="float" office:value="-18.1730869216571">
            <text:p>-18.17</text:p>
          </table:table-cell>
          <table:table-cell table:formula="oooc:=roomX+[.U8]" office:value-type="float" office:value="40.4063621289799">
            <text:p>40.41</text:p>
          </table:table-cell>
          <table:table-cell table:formula="oooc:=roomY+[.V8]" office:value-type="float" office:value="165.103964632828">
            <text:p>165.10</text:p>
          </table:table-cell>
          <table:table-cell table:formula="oooc:=roomZ+[.W8]" office:value-type="float" office:value="86.8269130783429">
            <text:p>86.83</text:p>
          </table:table-cell>
          <table:table-cell table:formula="oooc:=56/113*[.U8]+16214/113" office:value-type="float" office:value="106.02439185153">
            <text:p>106.02</text:p>
          </table:table-cell>
          <table:table-cell table:formula="oooc:=-[.AA8]+[.W8]+105" office:value-type="float" office:value="-19.197478773187">
            <text:p>-19.20</text:p>
          </table:table-cell>
          <table:table-cell table:number-columns-repeated="228"/>
        </table:table-row>
        <table:table-row table:style-name="ro3">
          <table:table-cell office:value-type="string">
            <text:p>Megrez</text:p>
          </table:table-cell>
          <table:table-cell office:value-type="float" office:value="12">
            <text:p>12</text:p>
          </table:table-cell>
          <table:table-cell office:value-type="float" office:value="15">
            <text:p>15</text:p>
          </table:table-cell>
          <table:table-cell office:value-type="float" office:value="47">
            <text:p>47</text:p>
          </table:table-cell>
          <table:table-cell table:formula="oooc:=([.B9]/12+[.C9]/720+[.D9]/43200)*PI()" office:value-type="float" office:value="3.2104604369914">
            <text:p>3.2105</text:p>
          </table:table-cell>
          <table:table-cell office:value-type="float" office:value="56">
            <text:p>56</text:p>
          </table:table-cell>
          <table:table-cell office:value-type="float" office:value="59">
            <text:p>59</text:p>
          </table:table-cell>
          <table:table-cell office:value-type="float" office:value="39">
            <text:p>39</text:p>
          </table:table-cell>
          <table:table-cell table:formula="oooc:=([.F9]/180+[.G9]/10800+[.H9]/648000)*PI()" office:value-type="float" office:value="0.994735862763735">
            <text:p>0.9947</text:p>
          </table:table-cell>
          <table:table-cell office:value-type="float" office:value="81.442">
            <text:p>81.44</text:p>
          </table:table-cell>
          <table:table-cell table:formula="oooc:=[.J9]*cornerIn/cornerLy" office:value-type="float" office:value="100.342619326471">
            <text:p>100.34</text:p>
          </table:table-cell>
          <table:table-cell table:formula="oooc:=[.J9]*SIN(PI()/2-[.I9])*COS([.E9])" office:value-type="float" office:value="-44.2582847757676">
            <text:p>-44.26</text:p>
          </table:table-cell>
          <table:table-cell table:formula="oooc:=[.J9]*SIN(PI()/2-[.I9])*SIN([.E9])" office:value-type="float" office:value="-3.05279773713098">
            <text:p>-3.05</text:p>
          </table:table-cell>
          <table:table-cell table:formula="oooc:=[.J9]*COS(PI()/2-[.I9])" office:value-type="float" office:value="68.2984920674185">
            <text:p>68.30</text:p>
          </table:table-cell>
          <table:table-cell table:formula="oooc:=euler11*[.L9]+euler12*[.M9]+euler13*[.N9]" office:value-type="float" office:value="32.0603934104381">
            <text:p>32.06</text:p>
          </table:table-cell>
          <table:table-cell table:formula="oooc:=euler21*[.L9]+euler22*[.M9]+euler23*[.N9]" office:value-type="float" office:value="71.8120584182006">
            <text:p>71.81</text:p>
          </table:table-cell>
          <table:table-cell table:formula="oooc:=euler31*[.L9]+euler32*[.M9]+euler33*[.N9]" office:value-type="float" office:value="21.1650373046891">
            <text:p>21.17</text:p>
          </table:table-cell>
          <table:table-cell table:formula="oooc:=[.O9]*cornerIn/cornerLy" office:value-type="float" office:value="39.500796289881">
            <text:p>39.50</text:p>
          </table:table-cell>
          <table:table-cell table:formula="oooc:=[.P9]*cornerIn/cornerLy" office:value-type="float" office:value="88.4778129332259">
            <text:p>88.48</text:p>
          </table:table-cell>
          <table:table-cell table:formula="oooc:=[.Q9]*cornerIn/cornerLy" office:value-type="float" office:value="26.0769048070402">
            <text:p>26.08</text:p>
          </table:table-cell>
          <table:table-cell table:formula="oooc:=[.R9]-[.R$13]" office:value-type="float" office:value="-66.499203710119">
            <text:p>-66.50</text:p>
          </table:table-cell>
          <table:table-cell table:formula="oooc:=[.S9]-[.S$13]" office:value-type="float" office:value="-71.5221870667741">
            <text:p>-71.52</text:p>
          </table:table-cell>
          <table:table-cell table:formula="oooc:=[.T9]-[.T$13]" office:value-type="float" office:value="-18.9230951929598">
            <text:p>-18.92</text:p>
          </table:table-cell>
          <table:table-cell table:formula="oooc:=roomX+[.U9]" office:value-type="float" office:value="49.500796289881">
            <text:p>49.50</text:p>
          </table:table-cell>
          <table:table-cell table:formula="oooc:=roomY+[.V9]" office:value-type="float" office:value="162.477812933226">
            <text:p>162.48</text:p>
          </table:table-cell>
          <table:table-cell table:formula="oooc:=roomZ+[.W9]" office:value-type="float" office:value="86.0769048070402">
            <text:p>86.08</text:p>
          </table:table-cell>
          <table:table-cell table:formula="oooc:=56/113*[.U9]+16214/113" office:value-type="float" office:value="110.531368072861">
            <text:p>110.53</text:p>
          </table:table-cell>
          <table:table-cell table:formula="oooc:=-[.AA9]+[.W9]+105" office:value-type="float" office:value="-24.4544632658212">
            <text:p>-24.45</text:p>
          </table:table-cell>
          <table:table-cell table:number-columns-repeated="228"/>
        </table:table-row>
        <table:table-row table:style-name="ro3">
          <table:table-cell office:value-type="string">
            <text:p>Phecda</text:p>
          </table:table-cell>
          <table:table-cell office:value-type="float" office:value="11">
            <text:p>11</text:p>
          </table:table-cell>
          <table:table-cell office:value-type="float" office:value="54">
            <text:p>54</text:p>
          </table:table-cell>
          <table:table-cell office:value-type="float" office:value="12">
            <text:p>12</text:p>
          </table:table-cell>
          <table:table-cell table:formula="oooc:=([.B10]/12+[.C10]/720+[.D10]/43200)*PI()" office:value-type="float" office:value="3.11628537943588">
            <text:p>3.1163</text:p>
          </table:table-cell>
          <table:table-cell office:value-type="float" office:value="53">
            <text:p>53</text:p>
          </table:table-cell>
          <table:table-cell office:value-type="float" office:value="39">
            <text:p>39</text:p>
          </table:table-cell>
          <table:table-cell office:value-type="float" office:value="22">
            <text:p>22</text:p>
          </table:table-cell>
          <table:table-cell table:formula="oooc:=([.F10]/180+[.G10]/10800+[.H10]/648000)*PI()" office:value-type="float" office:value="0.936475802704802">
            <text:p>0.9365</text:p>
          </table:table-cell>
          <table:table-cell office:value-type="float" office:value="83.686">
            <text:p>83.69</text:p>
          </table:table-cell>
          <table:table-cell table:formula="oooc:=[.J10]*cornerIn/cornerLy" office:value-type="float" office:value="103.107394722073">
            <text:p>103.11</text:p>
          </table:table-cell>
          <table:table-cell table:formula="oooc:=[.J10]*SIN(PI()/2-[.I10])*COS([.E10])" office:value-type="float" office:value="-49.5789826548767">
            <text:p>-49.58</text:p>
          </table:table-cell>
          <table:table-cell table:formula="oooc:=[.J10]*SIN(PI()/2-[.I10])*SIN([.E10])" office:value-type="float" office:value="1.25497683779698">
            <text:p>1.25</text:p>
          </table:table-cell>
          <table:table-cell table:formula="oooc:=[.J10]*COS(PI()/2-[.I10])" office:value-type="float" office:value="67.4069440639763">
            <text:p>67.41</text:p>
          </table:table-cell>
          <table:table-cell table:formula="oooc:=euler11*[.L10]+euler12*[.M10]+euler13*[.N10]" office:value-type="float" office:value="36.5550240728631">
            <text:p>36.56</text:p>
          </table:table-cell>
          <table:table-cell table:formula="oooc:=euler21*[.L10]+euler22*[.M10]+euler23*[.N10]" office:value-type="float" office:value="73.5142539893476">
            <text:p>73.51</text:p>
          </table:table-cell>
          <table:table-cell table:formula="oooc:=euler31*[.L10]+euler32*[.M10]+euler33*[.N10]" office:value-type="float" office:value="16.2089873657205">
            <text:p>16.21</text:p>
          </table:table-cell>
          <table:table-cell table:formula="oooc:=[.O10]*cornerIn/cornerLy" office:value-type="float" office:value="45.0385165518195">
            <text:p>45.04</text:p>
          </table:table-cell>
          <table:table-cell table:formula="oooc:=[.P10]*cornerIn/cornerLy" office:value-type="float" office:value="90.5750448555118">
            <text:p>90.58</text:p>
          </table:table-cell>
          <table:table-cell table:formula="oooc:=[.Q10]*cornerIn/cornerLy" office:value-type="float" office:value="19.9706815759199">
            <text:p>19.97</text:p>
          </table:table-cell>
          <table:table-cell table:formula="oooc:=[.R10]-[.R$13]" office:value-type="float" office:value="-60.9614834481805">
            <text:p>-60.96</text:p>
          </table:table-cell>
          <table:table-cell table:formula="oooc:=[.S10]-[.S$13]" office:value-type="float" office:value="-69.4249551444882">
            <text:p>-69.42</text:p>
          </table:table-cell>
          <table:table-cell table:formula="oooc:=[.T10]-[.T$13]" office:value-type="float" office:value="-25.0293184240801">
            <text:p>-25.03</text:p>
          </table:table-cell>
          <table:table-cell table:formula="oooc:=roomX+[.U10]" office:value-type="float" office:value="55.0385165518195">
            <text:p>55.04</text:p>
          </table:table-cell>
          <table:table-cell table:formula="oooc:=roomY+[.V10]" office:value-type="float" office:value="164.575044855512">
            <text:p>164.58</text:p>
          </table:table-cell>
          <table:table-cell table:formula="oooc:=roomZ+[.W10]" office:value-type="float" office:value="79.9706815759199">
            <text:p>79.97</text:p>
          </table:table-cell>
          <table:table-cell table:formula="oooc:=56/113*[.U10]+16214/113" office:value-type="float" office:value="113.275725016831">
            <text:p>113.28</text:p>
          </table:table-cell>
          <table:table-cell table:formula="oooc:=-[.AA10]+[.W10]+105" office:value-type="float" office:value="-33.305043440911">
            <text:p>-33.31</text:p>
          </table:table-cell>
          <table:table-cell table:number-columns-repeated="228"/>
        </table:table-row>
        <table:table-row table:style-name="ro3">
          <table:table-cell office:value-type="string">
            <text:p>Merak</text:p>
          </table:table-cell>
          <table:table-cell office:value-type="float" office:value="11">
            <text:p>11</text:p>
          </table:table-cell>
          <table:table-cell office:value-type="float" office:value="2">
            <text:p>02</text:p>
          </table:table-cell>
          <table:table-cell office:value-type="float" office:value="16">
            <text:p>16</text:p>
          </table:table-cell>
          <table:table-cell table:formula="oooc:=([.B11]/12+[.C11]/720+[.D11]/43200)*PI()" office:value-type="float" office:value="2.88968346488528">
            <text:p>2.8897</text:p>
          </table:table-cell>
          <table:table-cell office:value-type="float" office:value="56">
            <text:p>56</text:p>
          </table:table-cell>
          <table:table-cell office:value-type="float" office:value="20">
            <text:p>20</text:p>
          </table:table-cell>
          <table:table-cell office:value-type="float" office:value="42">
            <text:p>42</text:p>
          </table:table-cell>
          <table:table-cell table:formula="oooc:=([.F11]/180+[.G11]/10800+[.H11]/648000)*PI()" office:value-type="float" office:value="0.983405767036205">
            <text:p>0.9834</text:p>
          </table:table-cell>
          <table:table-cell office:value-type="float" office:value="79.419">
            <text:p>79.42</text:p>
          </table:table-cell>
          <table:table-cell table:formula="oooc:=[.J11]*cornerIn/cornerLy" office:value-type="float" office:value="97.8501324167995">
            <text:p>97.85</text:p>
          </table:table-cell>
          <table:table-cell table:formula="oooc:=[.J11]*SIN(PI()/2-[.I11])*COS([.E11])" office:value-type="float" office:value="-42.624149071414">
            <text:p>-42.62</text:p>
          </table:table-cell>
          <table:table-cell table:formula="oooc:=[.J11]*SIN(PI()/2-[.I11])*SIN([.E11])" office:value-type="float" office:value="10.9704578169614">
            <text:p>10.97</text:p>
          </table:table-cell>
          <table:table-cell table:formula="oooc:=[.J11]*COS(PI()/2-[.I11])" office:value-type="float" office:value="66.1075527623293">
            <text:p>66.11</text:p>
          </table:table-cell>
          <table:table-cell table:formula="oooc:=euler11*[.L11]+euler12*[.M11]+euler13*[.N11]" office:value-type="float" office:value="43.5504482874992">
            <text:p>43.55</text:p>
          </table:table-cell>
          <table:table-cell table:formula="oooc:=euler21*[.L11]+euler22*[.M11]+euler23*[.N11]" office:value-type="float" office:value="63.9150787047381">
            <text:p>63.92</text:p>
          </table:table-cell>
          <table:table-cell table:formula="oooc:=euler31*[.L11]+euler32*[.M11]+euler33*[.N11]" office:value-type="float" office:value="18.04435449455">
            <text:p>18.04</text:p>
          </table:table-cell>
          <table:table-cell table:formula="oooc:=[.O11]*cornerIn/cornerLy" office:value-type="float" office:value="53.6574010217049">
            <text:p>53.66</text:p>
          </table:table-cell>
          <table:table-cell table:formula="oooc:=[.P11]*cornerIn/cornerLy" office:value-type="float" office:value="78.7481448354775">
            <text:p>78.75</text:p>
          </table:table-cell>
          <table:table-cell table:formula="oooc:=[.Q11]*cornerIn/cornerLy" office:value-type="float" office:value="22.2319907914654">
            <text:p>22.23</text:p>
          </table:table-cell>
          <table:table-cell table:formula="oooc:=[.R11]-[.R$13]" office:value-type="float" office:value="-52.3425989782951">
            <text:p>-52.34</text:p>
          </table:table-cell>
          <table:table-cell table:formula="oooc:=[.S11]-[.S$13]" office:value-type="float" office:value="-81.2518551645225">
            <text:p>-81.25</text:p>
          </table:table-cell>
          <table:table-cell table:formula="oooc:=[.T11]-[.T$13]" office:value-type="float" office:value="-22.7680092085346">
            <text:p>-22.77</text:p>
          </table:table-cell>
          <table:table-cell table:formula="oooc:=roomX+[.U11]" office:value-type="float" office:value="63.6574010217049">
            <text:p>63.66</text:p>
          </table:table-cell>
          <table:table-cell table:formula="oooc:=roomY+[.V11]" office:value-type="float" office:value="152.748144835478">
            <text:p>152.75</text:p>
          </table:table-cell>
          <table:table-cell table:formula="oooc:=roomZ+[.W11]" office:value-type="float" office:value="82.2319907914654">
            <text:p>82.23</text:p>
          </table:table-cell>
          <table:table-cell office:value-type="float" office:value="120">
            <text:p>120.00</text:p>
          </table:table-cell>
          <table:table-cell table:formula="oooc:=-[.AA11]+[.W11]+105" office:value-type="float" office:value="-37.7680092085346">
            <text:p>-37.77</text:p>
          </table:table-cell>
          <table:table-cell table:number-columns-repeated="228"/>
        </table:table-row>
        <table:table-row table:style-name="ro3">
          <table:table-cell office:value-type="string">
            <text:p>Dubhe</text:p>
          </table:table-cell>
          <table:table-cell office:value-type="float" office:value="11">
            <text:p>11</text:p>
          </table:table-cell>
          <table:table-cell office:value-type="float" office:value="4">
            <text:p>04</text:p>
          </table:table-cell>
          <table:table-cell office:value-type="float" office:value="10">
            <text:p>10</text:p>
          </table:table-cell>
          <table:table-cell table:formula="oooc:=([.B12]/12+[.C12]/720+[.D12]/43200)*PI()" office:value-type="float" office:value="2.89797377883225">
            <text:p>2.8980</text:p>
          </table:table-cell>
          <table:table-cell office:value-type="float" office:value="61">
            <text:p>61</text:p>
          </table:table-cell>
          <table:table-cell office:value-type="float" office:value="42">
            <text:p>42</text:p>
          </table:table-cell>
          <table:table-cell office:value-type="float" office:value="49">
            <text:p>49</text:p>
          </table:table-cell>
          <table:table-cell table:formula="oooc:=([.F12]/180+[.G12]/10800+[.H12]/648000)*PI()" office:value-type="float" office:value="1.07710570718425">
            <text:p>1.0771</text:p>
          </table:table-cell>
          <table:table-cell office:value-type="float" office:value="123.64">
            <text:p>123.64</text:p>
          </table:table-cell>
          <table:table-cell table:formula="oooc:=[.J12]*cornerIn/cornerLy" office:value-type="float" office:value="152.333703169432">
            <text:p>152.33</text:p>
          </table:table-cell>
          <table:table-cell table:formula="oooc:=[.J12]*SIN(PI()/2-[.I12])*COS([.E12])" office:value-type="float" office:value="-56.8603107758467">
            <text:p>-56.86</text:p>
          </table:table-cell>
          <table:table-cell table:formula="oooc:=[.J12]*SIN(PI()/2-[.I12])*SIN([.E12])" office:value-type="float" office:value="14.1329551970519">
            <text:p>14.13</text:p>
          </table:table-cell>
          <table:table-cell table:formula="oooc:=[.J12]*COS(PI()/2-[.I12])" office:value-type="float" office:value="108.876141720178">
            <text:p>108.88</text:p>
          </table:table-cell>
          <table:table-cell table:formula="oooc:=euler11*[.L12]+euler12*[.M12]+euler13*[.N12]" office:value-type="float" office:value="65.7698170527086">
            <text:p>65.77</text:p>
          </table:table-cell>
          <table:table-cell table:formula="oooc:=euler21*[.L12]+euler22*[.M12]+euler23*[.N12]" office:value-type="float" office:value="97.0633694214406">
            <text:p>97.06</text:p>
          </table:table-cell>
          <table:table-cell table:formula="oooc:=euler31*[.L12]+euler32*[.M12]+euler33*[.N12]" office:value-type="float" office:value="39.2413440316484">
            <text:p>39.24</text:p>
          </table:table-cell>
          <table:table-cell table:formula="oooc:=[.O12]*cornerIn/cornerLy" office:value-type="float" office:value="81.0333208380389">
            <text:p>81.03</text:p>
          </table:table-cell>
          <table:table-cell table:formula="oooc:=[.P12]*cornerIn/cornerLy" office:value-type="float" office:value="119.589311760519">
            <text:p>119.59</text:p>
          </table:table-cell>
          <table:table-cell table:formula="oooc:=[.Q12]*cornerIn/cornerLy" office:value-type="float" office:value="48.3482631323737">
            <text:p>48.35</text:p>
          </table:table-cell>
          <table:table-cell table:formula="oooc:=[.R12]-[.R$13]" office:value-type="float" office:value="-24.9666791619611">
            <text:p>-24.97</text:p>
          </table:table-cell>
          <table:table-cell table:formula="oooc:=[.S12]-[.S$13]" office:value-type="float" office:value="-40.4106882394806">
            <text:p>-40.41</text:p>
          </table:table-cell>
          <table:table-cell table:formula="oooc:=[.T12]-[.T$13]" office:value-type="float" office:value="3.34826313237369">
            <text:p>3.35</text:p>
          </table:table-cell>
          <table:table-cell table:formula="oooc:=roomX+[.U12]" office:value-type="float" office:value="91.0333208380389">
            <text:p>91.03</text:p>
          </table:table-cell>
          <table:table-cell table:formula="oooc:=roomY+[.V12]" office:value-type="float" office:value="193.589311760519">
            <text:p>193.59</text:p>
          </table:table-cell>
          <table:table-cell table:formula="oooc:=roomZ+[.W12]" office:value-type="float" office:value="108.348263132374">
            <text:p>108.35</text:p>
          </table:table-cell>
          <table:table-cell office:value-type="float" office:value="120">
            <text:p>120.00</text:p>
          </table:table-cell>
          <table:table-cell table:formula="oooc:=-[.AA12]+[.W12]+105" office:value-type="float" office:value="-11.6517368676263">
            <text:p>-11.65</text:p>
          </table:table-cell>
          <table:table-cell table:number-columns-repeated="228"/>
        </table:table-row>
        <table:table-row table:style-name="ro3">
          <table:table-cell office:value-type="string">
            <text:p>Corner</text:p>
          </table:table-cell>
          <table:table-cell table:number-columns-repeated="8"/>
          <table:table-cell office:value-type="float" office:value="160">
            <text:p>160.00</text:p>
          </table:table-cell>
          <table:table-cell table:formula="oooc:=SQRT([.R13]*[.R13]+[.S13]*[.S13]+[.T13]*[.T13])" office:value-type="float" office:value="197.131935515279">
            <text:p>197.13</text:p>
          </table:table-cell>
          <table:table-cell table:number-columns-repeated="3"/>
          <table:table-cell table:formula="oooc:=[.R13]*cornerLy/cornerIn" office:value-type="float" office:value="86.0337517392534">
            <text:p>86.03</text:p>
          </table:table-cell>
          <table:table-cell table:formula="oooc:=[.S13]*cornerLy/cornerIn" office:value-type="float" office:value="129.862266776232">
            <text:p>129.86</text:p>
          </table:table-cell>
          <table:table-cell table:formula="oooc:=[.T13]*cornerLy/cornerIn" office:value-type="float" office:value="36.5237625308151">
            <text:p>36.52</text:p>
          </table:table-cell>
          <table:table-cell table:style-name="ce39" office:value-type="float" office:value="106">
            <text:p>106.00</text:p>
          </table:table-cell>
          <table:table-cell table:style-name="ce41" office:value-type="float" office:value="160">
            <text:p>160.00</text:p>
          </table:table-cell>
          <table:table-cell table:style-name="ce44" office:value-type="float" office:value="45">
            <text:p>45.00</text:p>
          </table:table-cell>
          <table:table-cell table:formula="oooc:=[.R13]-[.R$13]" office:value-type="float" office:value="0">
            <text:p>0.00</text:p>
          </table:table-cell>
          <table:table-cell table:formula="oooc:=[.S13]-[.S$13]" office:value-type="float" office:value="0">
            <text:p>0.00</text:p>
          </table:table-cell>
          <table:table-cell table:formula="oooc:=[.T13]-[.T$13]" office:value-type="float" office:value="0">
            <text:p>0.00</text:p>
          </table:table-cell>
          <table:table-cell table:formula="oooc:=roomX+[.U13]" office:value-type="float" office:value="116">
            <text:p>116.00</text:p>
          </table:table-cell>
          <table:table-cell table:formula="oooc:=roomY+[.V13]" office:value-type="float" office:value="234">
            <text:p>234.00</text:p>
          </table:table-cell>
          <table:table-cell table:formula="oooc:=roomZ+[.W13]" office:value-type="float" office:value="105">
            <text:p>105.00</text:p>
          </table:table-cell>
          <table:table-cell office:value-type="float" office:value="120">
            <text:p>120.00</text:p>
          </table:table-cell>
          <table:table-cell table:formula="oooc:=-[.AA13]+[.W13]+105" office:value-type="float" office:value="-15">
            <text:p>-15.00</text:p>
          </table:table-cell>
          <table:table-cell table:number-columns-repeated="228"/>
        </table:table-row>
        <table:table-row table:style-name="ro4">
          <table:table-cell/>
          <table:table-cell table:style-name="ce14"/>
          <table:table-cell table:style-name="ce7"/>
          <table:table-cell table:style-name="ce14" table:number-columns-repeated="3"/>
          <table:table-cell table:style-name="ce7"/>
          <table:table-cell table:style-name="ce14" table:number-columns-repeated="5"/>
          <table:table-cell table:style-name="ce7"/>
          <table:table-cell table:style-name="ce14" table:number-columns-repeated="2"/>
          <table:table-cell table:style-name="ce7"/>
          <table:table-cell table:style-name="ce14"/>
          <table:table-cell table:style-name="ce40"/>
          <table:table-cell table:style-name="ce42"/>
          <table:table-cell table:style-name="ce40"/>
          <table:table-cell table:style-name="ce14"/>
          <table:table-cell table:style-name="ce7"/>
          <table:table-cell table:style-name="ce14"/>
          <table:table-cell table:style-name="ce7" table:number-columns-repeated="2"/>
          <table:table-cell table:style-name="ce14" table:number-columns-repeated="3"/>
          <table:table-cell table:number-columns-repeated="228"/>
        </table:table-row>
        <table:table-row table:style-name="ro3">
          <table:table-cell office:value-type="string">
            <text:p>Castor</text:p>
          </table:table-cell>
          <table:table-cell office:value-type="float" office:value="7">
            <text:p>7</text:p>
          </table:table-cell>
          <table:table-cell office:value-type="float" office:value="35">
            <text:p>35</text:p>
          </table:table-cell>
          <table:table-cell office:value-type="float" office:value="2">
            <text:p>02</text:p>
          </table:table-cell>
          <table:table-cell table:formula="oooc:=([.B15]/12+[.C15]/720+[.D15]/43200)*PI()" office:value-type="float" office:value="1.98545746824788">
            <text:p>1.9855</text:p>
          </table:table-cell>
          <table:table-cell office:value-type="float" office:value="31">
            <text:p>31</text:p>
          </table:table-cell>
          <table:table-cell office:value-type="float" office:value="52">
            <text:p>52</text:p>
          </table:table-cell>
          <table:table-cell office:value-type="float" office:value="25">
            <text:p>25</text:p>
          </table:table-cell>
          <table:table-cell table:formula="oooc:=([.F15]/180+[.G15]/10800+[.H15]/648000)*PI()" office:value-type="float" office:value="0.556299458389137">
            <text:p>0.5563</text:p>
          </table:table-cell>
          <table:table-cell office:value-type="float" office:value="51.55">
            <text:p>51.55</text:p>
          </table:table-cell>
          <table:table-cell table:formula="oooc:=[.J15]*cornerIn/cornerLy" office:value-type="float" office:value="63.5134454738289">
            <text:p>63.51</text:p>
          </table:table-cell>
          <table:table-cell table:formula="oooc:=[.J15]*SIN(PI()/2-[.I15])*COS([.E15])" office:value-type="float" office:value="-17.6368825631449">
            <text:p>-17.64</text:p>
          </table:table-cell>
          <table:table-cell table:formula="oooc:=[.J15]*SIN(PI()/2-[.I15])*SIN([.E15])" office:value-type="float" office:value="40.0670554495534">
            <text:p>40.07</text:p>
          </table:table-cell>
          <table:table-cell table:formula="oooc:=[.J15]*COS(PI()/2-[.I15])" office:value-type="float" office:value="27.2208365238148">
            <text:p>27.22</text:p>
          </table:table-cell>
          <table:table-cell table:formula="oooc:=euler11*[.L15]+euler12*[.M15]+euler13*[.N15]" office:value-type="float" office:value="50.0052003601006">
            <text:p>50.01</text:p>
          </table:table-cell>
          <table:table-cell table:formula="oooc:=euler21*[.L15]+euler22*[.M15]+euler23*[.N15]" office:value-type="float" office:value="12.501003513363">
            <text:p>12.50</text:p>
          </table:table-cell>
          <table:table-cell table:formula="oooc:=euler31*[.L15]+euler32*[.M15]+euler33*[.N15]" office:value-type="float" office:value="0.779325416675565">
            <text:p>0.78</text:p>
          </table:table-cell>
          <table:table-cell table:formula="oooc:=[.O15]*cornerIn/cornerLy" office:value-type="float" office:value="61.6101370800997">
            <text:p>61.61</text:p>
          </table:table-cell>
          <table:table-cell table:formula="oooc:=[.P15]*cornerIn/cornerLy" office:value-type="float" office:value="15.4021688654535">
            <text:p>15.40</text:p>
          </table:table-cell>
          <table:table-cell table:formula="oooc:=[.Q15]*cornerIn/cornerLy" office:value-type="float" office:value="0.960187048659408">
            <text:p>0.96</text:p>
          </table:table-cell>
          <table:table-cell table:formula="oooc:=[.R15]-[.R$13]" office:value-type="float" office:value="-44.3898629199003">
            <text:p>-44.39</text:p>
          </table:table-cell>
          <table:table-cell table:formula="oooc:=[.S15]-[.S$13]" office:value-type="float" office:value="-144.597831134547">
            <text:p>-144.60</text:p>
          </table:table-cell>
          <table:table-cell table:formula="oooc:=[.T15]-[.T$13]" office:value-type="float" office:value="-44.0398129513406">
            <text:p>-44.04</text:p>
          </table:table-cell>
          <table:table-cell table:formula="oooc:=roomX+[.U15]" office:value-type="float" office:value="71.6101370800997">
            <text:p>71.61</text:p>
          </table:table-cell>
          <table:table-cell table:formula="oooc:=roomY+[.V15]" office:value-type="float" office:value="89.4021688654535">
            <text:p>89.40</text:p>
          </table:table-cell>
          <table:table-cell table:formula="oooc:=roomZ+[.W15]" office:value-type="float" office:value="60.9601870486594">
            <text:p>60.96</text:p>
          </table:table-cell>
          <table:table-cell office:value-type="float" office:value="120">
            <text:p>120.00</text:p>
          </table:table-cell>
          <table:table-cell table:formula="oooc:=-[.AA15]+[.W15]+105" office:value-type="float" office:value="-59.0398129513406">
            <text:p>-59.04</text:p>
          </table:table-cell>
          <table:table-cell table:number-columns-repeated="228"/>
        </table:table-row>
        <table:table-row table:style-name="ro3">
          <table:table-cell office:value-type="string">
            <text:p>Pollux</text:p>
          </table:table-cell>
          <table:table-cell office:value-type="float" office:value="7">
            <text:p>7</text:p>
          </table:table-cell>
          <table:table-cell office:value-type="float" office:value="45">
            <text:p>45</text:p>
          </table:table-cell>
          <table:table-cell office:value-type="float" office:value="44">
            <text:p>44</text:p>
          </table:table-cell>
          <table:table-cell table:formula="oooc:=([.B16]/12+[.C16]/720+[.D16]/43200)*PI()" office:value-type="float" office:value="2.03214502573873">
            <text:p>2.0321</text:p>
          </table:table-cell>
          <table:table-cell office:value-type="float" office:value="28">
            <text:p>28</text:p>
          </table:table-cell>
          <table:table-cell office:value-type="float" office:value="0">
            <text:p>00</text:p>
          </table:table-cell>
          <table:table-cell office:value-type="float" office:value="35">
            <text:p>35</text:p>
          </table:table-cell>
          <table:table-cell table:formula="oooc:=([.F16]/180+[.G16]/10800+[.H16]/648000)*PI()" office:value-type="float" office:value="0.488861875346801">
            <text:p>0.4889</text:p>
          </table:table-cell>
          <table:table-cell office:value-type="float" office:value="33.72">
            <text:p>33.72</text:p>
          </table:table-cell>
          <table:table-cell table:formula="oooc:=[.J16]*cornerIn/cornerLy" office:value-type="float" office:value="41.545555409845">
            <text:p>41.55</text:p>
          </table:table-cell>
          <table:table-cell table:formula="oooc:=[.J16]*SIN(PI()/2-[.I16])*COS([.E16])" office:value-type="float" office:value="-13.252436612888">
            <text:p>-13.25</text:p>
          </table:table-cell>
          <table:table-cell table:formula="oooc:=[.J16]*SIN(PI()/2-[.I16])*SIN([.E16])" office:value-type="float" office:value="26.6579079204125">
            <text:p>26.66</text:p>
          </table:table-cell>
          <table:table-cell table:formula="oooc:=[.J16]*COS(PI()/2-[.I16])" office:value-type="float" office:value="15.8356328931999">
            <text:p>15.84</text:p>
          </table:table-cell>
          <table:table-cell table:formula="oooc:=euler11*[.L16]+euler12*[.M16]+euler13*[.N16]" office:value-type="float" office:value="32.6503858069145">
            <text:p>32.65</text:p>
          </table:table-cell>
          <table:table-cell table:formula="oooc:=euler21*[.L16]+euler22*[.M16]+euler23*[.N16]" office:value-type="float" office:value="8.14923306192924">
            <text:p>8.15</text:p>
          </table:table-cell>
          <table:table-cell table:formula="oooc:=euler31*[.L16]+euler32*[.M16]+euler33*[.N16]" office:value-type="float" office:value="-2.14025866707704">
            <text:p>-2.14</text:p>
          </table:table-cell>
          <table:table-cell table:formula="oooc:=[.O16]*cornerIn/cornerLy" office:value-type="float" office:value="40.2277109339852">
            <text:p>40.23</text:p>
          </table:table-cell>
          <table:table-cell table:formula="oooc:=[.P16]*cornerIn/cornerLy" office:value-type="float" office:value="10.0404630403951">
            <text:p>10.04</text:p>
          </table:table-cell>
          <table:table-cell table:formula="oooc:=[.Q16]*cornerIn/cornerLy" office:value-type="float" office:value="-2.63695833465155">
            <text:p>-2.64</text:p>
          </table:table-cell>
          <table:table-cell table:formula="oooc:=[.R16]-[.R$13]" office:value-type="float" office:value="-65.7722890660148">
            <text:p>-65.77</text:p>
          </table:table-cell>
          <table:table-cell table:formula="oooc:=[.S16]-[.S$13]" office:value-type="float" office:value="-149.959536959605">
            <text:p>-149.96</text:p>
          </table:table-cell>
          <table:table-cell table:formula="oooc:=[.T16]-[.T$13]" office:value-type="float" office:value="-47.6369583346516">
            <text:p>-47.64</text:p>
          </table:table-cell>
          <table:table-cell table:formula="oooc:=roomX+[.U16]" office:value-type="float" office:value="50.2277109339852">
            <text:p>50.23</text:p>
          </table:table-cell>
          <table:table-cell table:formula="oooc:=roomY+[.V16]" office:value-type="float" office:value="84.0404630403951">
            <text:p>84.04</text:p>
          </table:table-cell>
          <table:table-cell table:formula="oooc:=roomZ+[.W16]" office:value-type="float" office:value="57.3630416653485">
            <text:p>57.36</text:p>
          </table:table-cell>
          <table:table-cell table:formula="oooc:=56/113*[.U16]+16214/113" office:value-type="float" office:value="110.891608958435">
            <text:p>110.89</text:p>
          </table:table-cell>
          <table:table-cell table:formula="oooc:=-[.AA16]+[.W16]+105" office:value-type="float" office:value="-53.5285672930867">
            <text:p>-53.53</text:p>
          </table:table-cell>
          <table:table-cell table:number-columns-repeated="228"/>
        </table:table-row>
        <table:table-row table:style-name="ro3">
          <table:table-cell office:value-type="string">
            <text:p>Regulus</text:p>
          </table:table-cell>
          <table:table-cell office:value-type="float" office:value="10">
            <text:p>10</text:p>
          </table:table-cell>
          <table:table-cell office:value-type="float" office:value="8">
            <text:p>08</text:p>
          </table:table-cell>
          <table:table-cell office:value-type="float" office:value="44">
            <text:p>44</text:p>
          </table:table-cell>
          <table:table-cell table:formula="oooc:=([.B17]/12+[.C17]/720+[.D17]/43200)*PI()" office:value-type="float" office:value="2.6561002333267">
            <text:p>2.6561</text:p>
          </table:table-cell>
          <table:table-cell office:value-type="float" office:value="11">
            <text:p>11</text:p>
          </table:table-cell>
          <table:table-cell office:value-type="float" office:value="56">
            <text:p>56</text:p>
          </table:table-cell>
          <table:table-cell office:value-type="float" office:value="4">
            <text:p>04</text:p>
          </table:table-cell>
          <table:table-cell table:formula="oooc:=([.F17]/180+[.G17]/10800+[.H17]/648000)*PI()" office:value-type="float" office:value="0.208295349951901">
            <text:p>0.2083</text:p>
          </table:table-cell>
          <table:table-cell office:value-type="float" office:value="77.49">
            <text:p>77.49</text:p>
          </table:table-cell>
          <table:table-cell table:formula="oooc:=[.J17]*cornerIn/cornerLy" office:value-type="float" office:value="95.4734605192434">
            <text:p>95.47</text:p>
          </table:table-cell>
          <table:table-cell table:formula="oooc:=[.J17]*SIN(PI()/2-[.I17])*COS([.E17])" office:value-type="float" office:value="-67.0542550617742">
            <text:p>-67.05</text:p>
          </table:table-cell>
          <table:table-cell table:formula="oooc:=[.J17]*SIN(PI()/2-[.I17])*SIN([.E17])" office:value-type="float" office:value="35.3786293363148">
            <text:p>35.38</text:p>
          </table:table-cell>
          <table:table-cell table:formula="oooc:=[.J17]*COS(PI()/2-[.I17])" office:value-type="float" office:value="16.0243428693403">
            <text:p>16.02</text:p>
          </table:table-cell>
          <table:table-cell table:formula="oooc:=euler11*[.L17]+euler12*[.M17]+euler13*[.N17]" office:value-type="float" office:value="50.2983588609438">
            <text:p>50.30</text:p>
          </table:table-cell>
          <table:table-cell table:formula="oooc:=euler21*[.L17]+euler22*[.M17]+euler23*[.N17]" office:value-type="float" office:value="44.1262259234133">
            <text:p>44.13</text:p>
          </table:table-cell>
          <table:table-cell table:formula="oooc:=euler31*[.L17]+euler32*[.M17]+euler33*[.N17]" office:value-type="float" office:value="-39.0851811004069">
            <text:p>-39.09</text:p>
          </table:table-cell>
          <table:table-cell table:formula="oooc:=[.O17]*cornerIn/cornerLy" office:value-type="float" office:value="61.9713302218745">
            <text:p>61.97</text:p>
          </table:table-cell>
          <table:table-cell table:formula="oooc:=[.P17]*cornerIn/cornerLy" office:value-type="float" office:value="54.3668020204183">
            <text:p>54.37</text:p>
          </table:table-cell>
          <table:table-cell table:formula="oooc:=[.Q17]*cornerIn/cornerLy" office:value-type="float" office:value="-48.1558587518025">
            <text:p>-48.16</text:p>
          </table:table-cell>
          <table:table-cell table:formula="oooc:=[.R17]-[.R$13]" office:value-type="float" office:value="-44.0286697781255">
            <text:p>-44.03</text:p>
          </table:table-cell>
          <table:table-cell table:formula="oooc:=[.S17]-[.S$13]" office:value-type="float" office:value="-105.633197979582">
            <text:p>-105.63</text:p>
          </table:table-cell>
          <table:table-cell table:formula="oooc:=[.T17]-[.T$13]" office:value-type="float" office:value="-93.1558587518025">
            <text:p>-93.16</text:p>
          </table:table-cell>
          <table:table-cell table:formula="oooc:=roomX+[.U17]" office:value-type="float" office:value="71.9713302218745">
            <text:p>71.97</text:p>
          </table:table-cell>
          <table:table-cell table:formula="oooc:=roomY+[.V17]" office:value-type="float" office:value="128.366802020418">
            <text:p>128.37</text:p>
          </table:table-cell>
          <table:table-cell table:formula="oooc:=roomZ+[.W17]" office:value-type="float" office:value="11.8441412481975">
            <text:p>11.84</text:p>
          </table:table-cell>
          <table:table-cell office:value-type="float" office:value="120">
            <text:p>120.00</text:p>
          </table:table-cell>
          <table:table-cell table:formula="oooc:=-[.AA17]+[.W17]+105" office:value-type="float" office:value="-108.155858751803">
            <text:p>-108.16</text:p>
          </table:table-cell>
          <table:table-cell table:number-columns-repeated="228"/>
        </table:table-row>
        <table:table-row table:style-name="ro3">
          <table:table-cell office:value-type="string">
            <text:p>Vega</text:p>
          </table:table-cell>
          <table:table-cell office:value-type="float" office:value="18">
            <text:p>18</text:p>
          </table:table-cell>
          <table:table-cell office:value-type="float" office:value="37">
            <text:p>37</text:p>
          </table:table-cell>
          <table:table-cell office:value-type="float" office:value="10">
            <text:p>10</text:p>
          </table:table-cell>
          <table:table-cell table:formula="oooc:=([.B18]/12+[.C18]/720+[.D18]/43200)*PI()" office:value-type="float" office:value="4.87455915671583">
            <text:p>4.8746</text:p>
          </table:table-cell>
          <table:table-cell office:value-type="float" office:value="38">
            <text:p>38</text:p>
          </table:table-cell>
          <table:table-cell office:value-type="float" office:value="47">
            <text:p>47</text:p>
          </table:table-cell>
          <table:table-cell office:value-type="float" office:value="20">
            <text:p>20</text:p>
          </table:table-cell>
          <table:table-cell table:formula="oooc:=([.F18]/180+[.G18]/10800+[.H18]/648000)*PI()" office:value-type="float" office:value="0.676993824301356">
            <text:p>0.6770</text:p>
          </table:table-cell>
          <table:table-cell office:value-type="float" office:value="25.3">
            <text:p>25.30</text:p>
          </table:table-cell>
          <table:table-cell table:formula="oooc:=[.J18]*cornerIn/cornerLy" office:value-type="float" office:value="31.1714873033534">
            <text:p>31.17</text:p>
          </table:table-cell>
          <table:table-cell table:formula="oooc:=[.J18]*SIN(PI()/2-[.I18])*COS([.E18])" office:value-type="float" office:value="3.18404924757588">
            <text:p>3.18</text:p>
          </table:table-cell>
          <table:table-cell table:formula="oooc:=[.J18]*SIN(PI()/2-[.I18])*SIN([.E18])" office:value-type="float" office:value="-19.4615782271461">
            <text:p>-19.46</text:p>
          </table:table-cell>
          <table:table-cell table:formula="oooc:=[.J18]*COS(PI()/2-[.I18])" office:value-type="float" office:value="15.8492524523298">
            <text:p>15.85</text:p>
          </table:table-cell>
          <table:table-cell table:formula="oooc:=euler11*[.L18]+euler12*[.M18]+euler13*[.N18]" office:value-type="float" office:value="-11.8990438751461">
            <text:p>-11.90</text:p>
          </table:table-cell>
          <table:table-cell table:formula="oooc:=euler21*[.L18]+euler22*[.M18]+euler23*[.N18]" office:value-type="float" office:value="14.1643635328279">
            <text:p>14.16</text:p>
          </table:table-cell>
          <table:table-cell table:formula="oooc:=euler31*[.L18]+euler32*[.M18]+euler33*[.N18]" office:value-type="float" office:value="17.2590138932456">
            <text:p>17.26</text:p>
          </table:table-cell>
          <table:table-cell table:formula="oooc:=[.O18]*cornerIn/cornerLy" office:value-type="float" office:value="-14.6605096868048">
            <text:p>-14.66</text:p>
          </table:table-cell>
          <table:table-cell table:formula="oooc:=[.P18]*cornerIn/cornerLy" office:value-type="float" office:value="17.4515524910524">
            <text:p>17.45</text:p>
          </table:table-cell>
          <table:table-cell table:formula="oooc:=[.Q18]*cornerIn/cornerLy" office:value-type="float" office:value="21.2643925866287">
            <text:p>21.26</text:p>
          </table:table-cell>
          <table:table-cell table:formula="oooc:=[.R18]-[.R$13]" office:value-type="float" office:value="-120.660509686805">
            <text:p>-120.66</text:p>
          </table:table-cell>
          <table:table-cell table:formula="oooc:=[.S18]-[.S$13]" office:value-type="float" office:value="-142.548447508948">
            <text:p>-142.55</text:p>
          </table:table-cell>
          <table:table-cell table:formula="oooc:=[.T18]-[.T$13]" office:value-type="float" office:value="-23.7356074133713">
            <text:p>-23.74</text:p>
          </table:table-cell>
          <table:table-cell table:formula="oooc:=roomX+[.U18]" office:value-type="float" office:value="-4.66050968680477">
            <text:p>-4.66</text:p>
          </table:table-cell>
          <table:table-cell table:formula="oooc:=roomY+[.V18]" office:value-type="float" office:value="91.4515524910524">
            <text:p>91.45</text:p>
          </table:table-cell>
          <table:table-cell table:formula="oooc:=roomZ+[.W18]" office:value-type="float" office:value="81.2643925866287">
            <text:p>81.26</text:p>
          </table:table-cell>
          <table:table-cell table:formula="oooc:=56/113*[.U18]+16214/113" office:value-type="float" office:value="83.6903668808755">
            <text:p>83.69</text:p>
          </table:table-cell>
          <table:table-cell table:formula="oooc:=-[.AA18]+[.W18]+105" office:value-type="float" office:value="-2.42597429424677">
            <text:p>-2.43</text:p>
          </table:table-cell>
          <table:table-cell table:number-columns-repeated="228"/>
        </table:table-row>
        <table:table-row table:style-name="ro3">
          <table:table-cell office:value-type="string">
            <text:p>Aldebaran</text:p>
          </table:table-cell>
          <table:table-cell office:value-type="float" office:value="4">
            <text:p>4</text:p>
          </table:table-cell>
          <table:table-cell office:value-type="float" office:value="36">
            <text:p>36</text:p>
          </table:table-cell>
          <table:table-cell office:value-type="float" office:value="18">
            <text:p>18</text:p>
          </table:table-cell>
          <table:table-cell table:formula="oooc:=([.B19]/12+[.C19]/720+[.D19]/43200)*PI()" office:value-type="float" office:value="1.20558618081508">
            <text:p>1.2056</text:p>
          </table:table-cell>
          <table:table-cell office:value-type="float" office:value="16">
            <text:p>16</text:p>
          </table:table-cell>
          <table:table-cell office:value-type="float" office:value="31">
            <text:p>31</text:p>
          </table:table-cell>
          <table:table-cell office:value-type="float" office:value="23">
            <text:p>23</text:p>
          </table:table-cell>
          <table:table-cell table:formula="oooc:=([.F19]/180+[.G19]/10800+[.H19]/648000)*PI()" office:value-type="float" office:value="0.288381721934385">
            <text:p>0.2884</text:p>
          </table:table-cell>
          <table:table-cell office:value-type="float" office:value="65.11">
            <text:p>65.11</text:p>
          </table:table-cell>
          <table:table-cell table:formula="oooc:=[.J19]*cornerIn/cornerLy" office:value-type="float" office:value="80.2203770087487">
            <text:p>80.22</text:p>
          </table:table-cell>
          <table:table-cell table:formula="oooc:=[.J19]*SIN(PI()/2-[.I19])*COS([.E19])" office:value-type="float" office:value="22.293494341365">
            <text:p>22.29</text:p>
          </table:table-cell>
          <table:table-cell table:formula="oooc:=[.J19]*SIN(PI()/2-[.I19])*SIN([.E19])" office:value-type="float" office:value="58.3045421832201">
            <text:p>58.30</text:p>
          </table:table-cell>
          <table:table-cell table:formula="oooc:=[.J19]*COS(PI()/2-[.I19])" office:value-type="float" office:value="18.5173586360646">
            <text:p>18.52</text:p>
          </table:table-cell>
          <table:table-cell table:formula="oooc:=euler11*[.L19]+euler12*[.M19]+euler13*[.N19]" office:value-type="float" office:value="55.8259735631739">
            <text:p>55.83</text:p>
          </table:table-cell>
          <table:table-cell table:formula="oooc:=euler21*[.L19]+euler22*[.M19]+euler23*[.N19]" office:value-type="float" office:value="-28.6511449426139">
            <text:p>-28.65</text:p>
          </table:table-cell>
          <table:table-cell table:formula="oooc:=euler31*[.L19]+euler32*[.M19]+euler33*[.N19]" office:value-type="float" office:value="17.3748286092595">
            <text:p>17.37</text:p>
          </table:table-cell>
          <table:table-cell table:formula="oooc:=[.O19]*cornerIn/cornerLy" office:value-type="float" office:value="68.7817638783328">
            <text:p>68.78</text:p>
          </table:table-cell>
          <table:table-cell table:formula="oooc:=[.P19]*cornerIn/cornerLy" office:value-type="float" office:value="-35.3003478579141">
            <text:p>-35.30</text:p>
          </table:table-cell>
          <table:table-cell table:formula="oooc:=[.Q19]*cornerIn/cornerLy" office:value-type="float" office:value="21.4070849561848">
            <text:p>21.41</text:p>
          </table:table-cell>
          <table:table-cell table:formula="oooc:=[.R19]-[.R$13]" office:value-type="float" office:value="-37.2182361216672">
            <text:p>-37.22</text:p>
          </table:table-cell>
          <table:table-cell table:formula="oooc:=[.S19]-[.S$13]" office:value-type="float" office:value="-195.300347857914">
            <text:p>-195.30</text:p>
          </table:table-cell>
          <table:table-cell table:formula="oooc:=[.T19]-[.T$13]" office:value-type="float" office:value="-23.5929150438152">
            <text:p>-23.59</text:p>
          </table:table-cell>
          <table:table-cell table:formula="oooc:=roomX+[.U19]" office:value-type="float" office:value="78.7817638783328">
            <text:p>78.78</text:p>
          </table:table-cell>
          <table:table-cell table:formula="oooc:=roomY+[.V19]" office:value-type="float" office:value="38.6996521420859">
            <text:p>38.70</text:p>
          </table:table-cell>
          <table:table-cell table:formula="oooc:=roomZ+[.W19]" office:value-type="float" office:value="81.4070849561848">
            <text:p>81.41</text:p>
          </table:table-cell>
          <table:table-cell office:value-type="float" office:value="120">
            <text:p>120.00</text:p>
          </table:table-cell>
          <table:table-cell table:formula="oooc:=-[.AA19]+[.W19]+105" office:value-type="float" office:value="-38.5929150438152">
            <text:p>-38.59</text:p>
          </table:table-cell>
          <table:table-cell table:number-columns-repeated="228"/>
        </table:table-row>
        <table:table-row table:style-name="ro3">
          <table:table-cell office:value-type="string">
            <text:p>Fomalhaut</text:p>
          </table:table-cell>
          <table:table-cell office:value-type="float" office:value="22">
            <text:p>22</text:p>
          </table:table-cell>
          <table:table-cell table:style-name="ce17" office:value-type="float" office:value="58">
            <text:p>58</text:p>
          </table:table-cell>
          <table:table-cell office:value-type="float" office:value="1">
            <text:p>01</text:p>
          </table:table-cell>
          <table:table-cell table:formula="oooc:=([.B20]/12+[.C20]/720+[.D20]/43200)*PI()" office:value-type="float" office:value="6.01273199517263">
            <text:p>6.0127</text:p>
          </table:table-cell>
          <table:table-cell office:value-type="float" office:value="-29">
            <text:p>-29</text:p>
          </table:table-cell>
          <table:table-cell table:style-name="ce17" office:value-type="float" office:value="35">
            <text:p>35</text:p>
          </table:table-cell>
          <table:table-cell office:value-type="float" office:value="10">
            <text:p>10</text:p>
          </table:table-cell>
          <table:table-cell table:formula="oooc:=([.F20]/180+[.G20]/10800+[.H20]/648000)*PI()" office:value-type="float" office:value="-0.495915914406944">
            <text:p>-0.4959</text:p>
          </table:table-cell>
          <table:table-cell office:value-type="float" office:value="25.07">
            <text:p>25.07</text:p>
          </table:table-cell>
          <table:table-cell table:formula="oooc:=[.J20]*cornerIn/cornerLy" office:value-type="float" office:value="30.8881101460502">
            <text:p>30.89</text:p>
          </table:table-cell>
          <table:table-cell table:formula="oooc:=[.J20]*SIN(PI()/2-[.I20])*COS([.E20])" office:value-type="float" office:value="21.248382283163">
            <text:p>21.25</text:p>
          </table:table-cell>
          <table:table-cell table:style-name="ce33" table:formula="oooc:=[.J20]*SIN(PI()/2-[.I20])*SIN([.E20])" office:value-type="float" office:value="-5.89103389464571">
            <text:p>-5.89</text:p>
          </table:table-cell>
          <table:table-cell table:formula="oooc:=[.J20]*COS(PI()/2-[.I20])" office:value-type="float" office:value="-11.9292443180908">
            <text:p>-11.93</text:p>
          </table:table-cell>
          <table:table-cell table:formula="oooc:=euler11*[.L20]+euler12*[.M20]+euler13*[.N20]" office:value-type="float" office:value="-13.8325440487">
            <text:p>-13.83</text:p>
          </table:table-cell>
          <table:table-cell table:style-name="ce33" table:formula="oooc:=euler21*[.L20]+euler22*[.M20]+euler23*[.N20]" office:value-type="float" office:value="-19.9030888245882">
            <text:p>-19.90</text:p>
          </table:table-cell>
          <table:table-cell table:formula="oooc:=euler31*[.L20]+euler32*[.M20]+euler33*[.N20]" office:value-type="float" office:value="6.40567563816088">
            <text:p>6.41</text:p>
          </table:table-cell>
          <table:table-cell table:formula="oooc:=[.O20]*cornerIn/cornerLy" office:value-type="float" office:value="-17.0427261338787">
            <text:p>-17.04</text:p>
          </table:table-cell>
          <table:table-cell table:style-name="ce33" table:formula="oooc:=[.P20]*cornerIn/cornerLy" office:value-type="float" office:value="-24.5220901420224">
            <text:p>-24.52</text:p>
          </table:table-cell>
          <table:table-cell table:formula="oooc:=[.Q20]*cornerIn/cornerLy" office:value-type="float" office:value="7.89227023021076">
            <text:p>7.89</text:p>
          </table:table-cell>
          <table:table-cell table:formula="oooc:=[.R20]-[.R$13]" office:value-type="float" office:value="-123.042726133879">
            <text:p>-123.04</text:p>
          </table:table-cell>
          <table:table-cell table:formula="oooc:=[.S20]-[.S$13]" office:value-type="float" office:value="-184.522090142022">
            <text:p>-184.52</text:p>
          </table:table-cell>
          <table:table-cell table:formula="oooc:=[.T20]-[.T$13]" office:value-type="float" office:value="-37.1077297697892">
            <text:p>-37.11</text:p>
          </table:table-cell>
          <table:table-cell table:formula="oooc:=roomX+[.U20]" office:value-type="float" office:value="-7.04272613387866">
            <text:p>-7.04</text:p>
          </table:table-cell>
          <table:table-cell table:formula="oooc:=roomY+[.V20]" office:value-type="float" office:value="49.4779098579776">
            <text:p>49.48</text:p>
          </table:table-cell>
          <table:table-cell table:formula="oooc:=roomZ+[.W20]" office:value-type="float" office:value="67.8922702302108">
            <text:p>67.89</text:p>
          </table:table-cell>
          <table:table-cell table:formula="oooc:=56/113*[.U20]+16214/113" office:value-type="float" office:value="82.5097994380778">
            <text:p>82.51</text:p>
          </table:table-cell>
          <table:table-cell table:formula="oooc:=-[.AA20]+[.W20]+105" office:value-type="float" office:value="-14.6175292078671">
            <text:p>-14.62</text:p>
          </table:table-cell>
          <table:table-cell table:number-columns-repeated="228"/>
        </table:table-row>
        <table:table-row table:style-name="ro4">
          <table:table-cell table:style-name="Default" table:number-columns-repeated="28"/>
          <table:table-cell table:number-columns-repeated="228"/>
        </table:table-row>
        <table:table-row table:style-name="ro4">
          <table:table-cell table:style-name="Default"/>
          <table:table-cell table:style-name="Default">
            <draw:frame table:end-cell-address="Coordinates.O60" table:end-x="0.3843in" table:end-y="0.0248in" draw:z-index="0" draw:style-name="gr1" svg:width="6.1154in" svg:height="6.7579in" svg:x="0.0343in" svg:y="0.0228in">
              <draw:object draw:notify-on-update-of-ranges="Coordinates.A5:Coordinates.A20 Coordinates.X5:Coordinates.Y20" xlink:href="./Object 1" xlink:type="simple" xlink:show="embed" xlink:actuate="onLoad"/>
              <draw:image xlink:href="./ObjectReplacements/Object 1" xlink:type="simple" xlink:show="embed" xlink:actuate="onLoad"/>
            </draw:frame>
          </table:table-cell>
          <table:table-cell table:style-name="Default" table:number-columns-repeated="26"/>
          <table:table-cell table:number-columns-repeated="228"/>
        </table:table-row>
      </table:table>
      <table:table table:name="Distances" table:style-name="ta1" table:print="false">
        <office:forms form:automatic-focus="false" form:apply-design-mode="false"/>
        <table:table-column table:style-name="co10" table:default-cell-style-name="ce5"/>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2" table:default-cell-style-name="Default"/>
        <table:table-row table:style-name="ro4">
          <table:table-cell office:value-type="string">
            <text:p>ly</text:p>
          </table:table-cell>
          <table:table-cell table:style-name="ce5" table:formula="oooc:=[Coordinates.A6]" office:value-type="string" office:string-value="Alkaid">
            <text:p>Alkaid</text:p>
          </table:table-cell>
          <table:table-cell table:style-name="ce5" table:formula="oooc:=[Coordinates.A7]" office:value-type="string" office:string-value="Mizar">
            <text:p>Mizar</text:p>
          </table:table-cell>
          <table:table-cell table:style-name="ce5" table:formula="oooc:=[Coordinates.A8]" office:value-type="string" office:string-value="Alioth">
            <text:p>Alioth</text:p>
          </table:table-cell>
          <table:table-cell table:style-name="ce5" table:formula="oooc:=[Coordinates.A9]" office:value-type="string" office:string-value="Megrez">
            <text:p>Megrez</text:p>
          </table:table-cell>
          <table:table-cell table:style-name="ce5" table:formula="oooc:=[Coordinates.A10]" office:value-type="string" office:string-value="Phecda">
            <text:p>Phecda</text:p>
          </table:table-cell>
          <table:table-cell table:style-name="ce5" table:formula="oooc:=[Coordinates.A11]" office:value-type="string" office:string-value="Merak">
            <text:p>Merak</text:p>
          </table:table-cell>
          <table:table-cell table:style-name="ce5" table:formula="oooc:=[Coordinates.A11]" office:value-type="string" office:string-value="Merak">
            <text:p>Merak</text:p>
          </table:table-cell>
          <table:table-cell table:number-columns-repeated="6"/>
        </table:table-row>
        <table:table-row table:style-name="ro4">
          <table:table-cell table:formula="oooc:=[Coordinates.A6]" office:value-type="string" office:string-value="Alkaid">
            <text:p>Alkaid</text:p>
          </table:table-cell>
          <table:table-cell table:style-name="ce62" table:formula="oooc:=SQRT(POWER(ABS([Coordinates.L6]-[Coordinates.L6]);2)+POWER(ABS([Coordinates.M6]-[Coordinates.M6]);2)+POWER(ABS([Coordinates.N6]-[Coordinates.N6]);2))" office:value-type="float" office:value="0">
            <text:p>0.00</text:p>
          </table:table-cell>
          <table:table-cell table:style-name="ce63" table:formula="oooc:=SQRT(POWER(ABS([Coordinates.L6]-[Coordinates.L7]);2)+POWER(ABS([Coordinates.M6]-[Coordinates.M7]);2)+POWER(ABS([Coordinates.N6]-[Coordinates.N7]);2))" office:value-type="float" office:value="24.7925544892691">
            <text:p>24.79</text:p>
          </table:table-cell>
          <table:table-cell table:style-name="ce63" table:formula="oooc:=SQRT(POWER(ABS([Coordinates.L6]-[Coordinates.L8]);2)+POWER(ABS([Coordinates.M6]-[Coordinates.M8]);2)+POWER(ABS([Coordinates.N6]-[Coordinates.N8]);2))" office:value-type="float" office:value="25.720777145765">
            <text:p>25.72</text:p>
          </table:table-cell>
          <table:table-cell table:style-name="ce63" table:formula="oooc:=SQRT(POWER(ABS([Coordinates.L6]-[Coordinates.L9]);2)+POWER(ABS([Coordinates.M6]-[Coordinates.M9]);2)+POWER(ABS([Coordinates.N6]-[Coordinates.N9]);2))" office:value-type="float" office:value="31.3565160481847">
            <text:p>31.36</text:p>
          </table:table-cell>
          <table:table-cell table:style-name="ce63" table:formula="oooc:=SQRT(POWER(ABS([Coordinates.L6]-[Coordinates.L10]);2)+POWER(ABS([Coordinates.M6]-[Coordinates.M10]);2)+POWER(ABS([Coordinates.N6]-[Coordinates.N10]);2))" office:value-type="float" office:value="33.5161822919379">
            <text:p>33.52</text:p>
          </table:table-cell>
          <table:table-cell table:style-name="ce63" table:formula="oooc:=SQRT(POWER(ABS([Coordinates.L6]-[Coordinates.L11]);2)+POWER(ABS([Coordinates.M6]-[Coordinates.M11]);2)+POWER(ABS([Coordinates.N6]-[Coordinates.N11]);2))" office:value-type="float" office:value="44.9321488067025">
            <text:p>44.93</text:p>
          </table:table-cell>
          <table:table-cell table:style-name="ce63" table:formula="oooc:=SQRT(POWER(ABS([Coordinates.L6]-[Coordinates.L12]);2)+POWER(ABS([Coordinates.M6]-[Coordinates.M12]);2)+POWER(ABS([Coordinates.N6]-[Coordinates.N12]);2))" office:value-type="float" office:value="54.6932200031555">
            <text:p>54.69</text:p>
          </table:table-cell>
          <table:table-cell table:style-name="ce61"/>
          <table:table-cell table:number-columns-repeated="5"/>
        </table:table-row>
        <table:table-row table:style-name="ro4">
          <table:table-cell table:formula="oooc:=[Coordinates.A7]" office:value-type="string" office:string-value="Mizar">
            <text:p>Mizar</text:p>
          </table:table-cell>
          <table:table-cell table:style-name="ce62" table:formula="oooc:=SQRT(POWER(ABS([Coordinates.L7]-[Coordinates.L6]);2)+POWER(ABS([Coordinates.M7]-[Coordinates.M6]);2)+POWER(ABS([Coordinates.N7]-[Coordinates.N6]);2))" office:value-type="float" office:value="24.7925544892691">
            <text:p>24.79</text:p>
          </table:table-cell>
          <table:table-cell table:style-name="ce63" table:formula="oooc:=SQRT(POWER(ABS([Coordinates.L7]-[Coordinates.L7]);2)+POWER(ABS([Coordinates.M7]-[Coordinates.M7]);2)+POWER(ABS([Coordinates.N7]-[Coordinates.N7]);2))" office:value-type="float" office:value="0">
            <text:p>0.00</text:p>
          </table:table-cell>
          <table:table-cell table:style-name="ce63" table:formula="oooc:=SQRT(POWER(ABS([Coordinates.L7]-[Coordinates.L8]);2)+POWER(ABS([Coordinates.M7]-[Coordinates.M8]);2)+POWER(ABS([Coordinates.N7]-[Coordinates.N8]);2))" office:value-type="float" office:value="6.65780394137662">
            <text:p>6.66</text:p>
          </table:table-cell>
          <table:table-cell table:style-name="ce63" table:formula="oooc:=SQRT(POWER(ABS([Coordinates.L7]-[Coordinates.L9]);2)+POWER(ABS([Coordinates.M7]-[Coordinates.M9]);2)+POWER(ABS([Coordinates.N7]-[Coordinates.N9]);2))" office:value-type="float" office:value="13.9944375878282">
            <text:p>13.99</text:p>
          </table:table-cell>
          <table:table-cell table:style-name="ce63" table:formula="oooc:=SQRT(POWER(ABS([Coordinates.L7]-[Coordinates.L10]);2)+POWER(ABS([Coordinates.M7]-[Coordinates.M10]);2)+POWER(ABS([Coordinates.N7]-[Coordinates.N10]);2))" office:value-type="float" office:value="19.3155930146253">
            <text:p>19.32</text:p>
          </table:table-cell>
          <table:table-cell table:style-name="ce63" table:formula="oooc:=SQRT(POWER(ABS([Coordinates.L7]-[Coordinates.L11]);2)+POWER(ABS([Coordinates.M7]-[Coordinates.M11]);2)+POWER(ABS([Coordinates.N7]-[Coordinates.N11]);2))" office:value-type="float" office:value="27.2155418093403">
            <text:p>27.22</text:p>
          </table:table-cell>
          <table:table-cell table:style-name="ce63" table:formula="oooc:=SQRT(POWER(ABS([Coordinates.L7]-[Coordinates.L12]);2)+POWER(ABS([Coordinates.M7]-[Coordinates.M12]);2)+POWER(ABS([Coordinates.N7]-[Coordinates.N12]);2))" office:value-type="float" office:value="56.2000819195676">
            <text:p>56.20</text:p>
          </table:table-cell>
          <table:table-cell table:style-name="ce61"/>
          <table:table-cell table:number-columns-repeated="5"/>
        </table:table-row>
        <table:table-row table:style-name="ro4">
          <table:table-cell table:formula="oooc:=[Coordinates.A8]" office:value-type="string" office:string-value="Alioth">
            <text:p>Alioth</text:p>
          </table:table-cell>
          <table:table-cell table:style-name="ce62" table:formula="oooc:=SQRT(POWER(ABS([Coordinates.L8]-[Coordinates.L6]);2)+POWER(ABS([Coordinates.M8]-[Coordinates.M6]);2)+POWER(ABS([Coordinates.N8]-[Coordinates.N6]);2))" office:value-type="float" office:value="25.720777145765">
            <text:p>25.72</text:p>
          </table:table-cell>
          <table:table-cell table:style-name="ce63" table:formula="oooc:=SQRT(POWER(ABS([Coordinates.L8]-[Coordinates.L7]);2)+POWER(ABS([Coordinates.M8]-[Coordinates.M7]);2)+POWER(ABS([Coordinates.N8]-[Coordinates.N7]);2))" office:value-type="float" office:value="6.65780394137662">
            <text:p>6.66</text:p>
          </table:table-cell>
          <table:table-cell table:style-name="ce63" table:formula="oooc:=SQRT(POWER(ABS([Coordinates.L8]-[Coordinates.L8]);2)+POWER(ABS([Coordinates.M8]-[Coordinates.M8]);2)+POWER(ABS([Coordinates.N8]-[Coordinates.N8]);2))" office:value-type="float" office:value="0">
            <text:p>0.00</text:p>
          </table:table-cell>
          <table:table-cell table:style-name="ce63" table:formula="oooc:=SQRT(POWER(ABS([Coordinates.L8]-[Coordinates.L9]);2)+POWER(ABS([Coordinates.M8]-[Coordinates.M9]);2)+POWER(ABS([Coordinates.N8]-[Coordinates.N9]);2))" office:value-type="float" office:value="7.707064919739">
            <text:p>7.71</text:p>
          </table:table-cell>
          <table:table-cell table:style-name="ce63" table:formula="oooc:=SQRT(POWER(ABS([Coordinates.L8]-[Coordinates.L10]);2)+POWER(ABS([Coordinates.M8]-[Coordinates.M10]);2)+POWER(ABS([Coordinates.N8]-[Coordinates.N10]);2))" office:value-type="float" office:value="13.122165026798">
            <text:p>13.12</text:p>
          </table:table-cell>
          <table:table-cell table:style-name="ce63" table:formula="oooc:=SQRT(POWER(ABS([Coordinates.L8]-[Coordinates.L11]);2)+POWER(ABS([Coordinates.M8]-[Coordinates.M11]);2)+POWER(ABS([Coordinates.N8]-[Coordinates.N11]);2))" office:value-type="float" office:value="21.6935587641464">
            <text:p>21.69</text:p>
          </table:table-cell>
          <table:table-cell table:style-name="ce63" table:formula="oooc:=SQRT(POWER(ABS([Coordinates.L8]-[Coordinates.L12]);2)+POWER(ABS([Coordinates.M8]-[Coordinates.M12]);2)+POWER(ABS([Coordinates.N8]-[Coordinates.N12]);2))" office:value-type="float" office:value="50.2801945314357">
            <text:p>50.28</text:p>
          </table:table-cell>
          <table:table-cell table:style-name="ce61"/>
          <table:table-cell table:number-columns-repeated="5"/>
        </table:table-row>
        <table:table-row table:style-name="ro4">
          <table:table-cell table:formula="oooc:=[Coordinates.A9]" office:value-type="string" office:string-value="Megrez">
            <text:p>Megrez</text:p>
          </table:table-cell>
          <table:table-cell table:style-name="ce62" table:formula="oooc:=SQRT(POWER(ABS([Coordinates.L9]-[Coordinates.L6]);2)+POWER(ABS([Coordinates.M9]-[Coordinates.M6]);2)+POWER(ABS([Coordinates.N9]-[Coordinates.N6]);2))" office:value-type="float" office:value="31.3565160481847">
            <text:p>31.36</text:p>
          </table:table-cell>
          <table:table-cell table:style-name="ce63" table:formula="oooc:=SQRT(POWER(ABS([Coordinates.L9]-[Coordinates.L7]);2)+POWER(ABS([Coordinates.M9]-[Coordinates.M7]);2)+POWER(ABS([Coordinates.N9]-[Coordinates.N7]);2))" office:value-type="float" office:value="13.9944375878282">
            <text:p>13.99</text:p>
          </table:table-cell>
          <table:table-cell table:style-name="ce63" table:formula="oooc:=SQRT(POWER(ABS([Coordinates.L9]-[Coordinates.L8]);2)+POWER(ABS([Coordinates.M9]-[Coordinates.M8]);2)+POWER(ABS([Coordinates.N9]-[Coordinates.N8]);2))" office:value-type="float" office:value="7.707064919739">
            <text:p>7.71</text:p>
          </table:table-cell>
          <table:table-cell table:style-name="ce63" table:formula="oooc:=SQRT(POWER(ABS([Coordinates.L9]-[Coordinates.L9]);2)+POWER(ABS([Coordinates.M9]-[Coordinates.M9]);2)+POWER(ABS([Coordinates.N9]-[Coordinates.N9]);2))" office:value-type="float" office:value="0">
            <text:p>0.00</text:p>
          </table:table-cell>
          <table:table-cell table:style-name="ce63" table:formula="oooc:=SQRT(POWER(ABS([Coordinates.L9]-[Coordinates.L10]);2)+POWER(ABS([Coordinates.M9]-[Coordinates.M10]);2)+POWER(ABS([Coordinates.N9]-[Coordinates.N10]);2))" office:value-type="float" office:value="6.90373851993208">
            <text:p>6.90</text:p>
          </table:table-cell>
          <table:table-cell table:style-name="ce63" table:formula="oooc:=SQRT(POWER(ABS([Coordinates.L9]-[Coordinates.L11]);2)+POWER(ABS([Coordinates.M9]-[Coordinates.M11]);2)+POWER(ABS([Coordinates.N9]-[Coordinates.N11]);2))" office:value-type="float" office:value="14.2871379525156">
            <text:p>14.29</text:p>
          </table:table-cell>
          <table:table-cell table:style-name="ce63" table:formula="oooc:=SQRT(POWER(ABS([Coordinates.L9]-[Coordinates.L12]);2)+POWER(ABS([Coordinates.M9]-[Coordinates.M12]);2)+POWER(ABS([Coordinates.N9]-[Coordinates.N12]);2))" office:value-type="float" office:value="45.8334682798883">
            <text:p>45.83</text:p>
          </table:table-cell>
          <table:table-cell table:style-name="ce61"/>
          <table:table-cell table:number-columns-repeated="5"/>
        </table:table-row>
        <table:table-row table:style-name="ro4">
          <table:table-cell table:formula="oooc:=[Coordinates.A10]" office:value-type="string" office:string-value="Phecda">
            <text:p>Phecda</text:p>
          </table:table-cell>
          <table:table-cell table:style-name="ce62" table:formula="oooc:=SQRT(POWER(ABS([Coordinates.L10]-[Coordinates.L6]);2)+POWER(ABS([Coordinates.M10]-[Coordinates.M6]);2)+POWER(ABS([Coordinates.N10]-[Coordinates.N6]);2))" office:value-type="float" office:value="33.5161822919379">
            <text:p>33.52</text:p>
          </table:table-cell>
          <table:table-cell table:style-name="ce63" table:formula="oooc:=SQRT(POWER(ABS([Coordinates.L10]-[Coordinates.L7]);2)+POWER(ABS([Coordinates.M10]-[Coordinates.M7]);2)+POWER(ABS([Coordinates.N10]-[Coordinates.N7]);2))" office:value-type="float" office:value="19.3155930146253">
            <text:p>19.32</text:p>
          </table:table-cell>
          <table:table-cell table:style-name="ce63" table:formula="oooc:=SQRT(POWER(ABS([Coordinates.L10]-[Coordinates.L8]);2)+POWER(ABS([Coordinates.M10]-[Coordinates.M8]);2)+POWER(ABS([Coordinates.N10]-[Coordinates.N8]);2))" office:value-type="float" office:value="13.122165026798">
            <text:p>13.12</text:p>
          </table:table-cell>
          <table:table-cell table:style-name="ce63" table:formula="oooc:=SQRT(POWER(ABS([Coordinates.L10]-[Coordinates.L9]);2)+POWER(ABS([Coordinates.M10]-[Coordinates.M9]);2)+POWER(ABS([Coordinates.N10]-[Coordinates.N9]);2))" office:value-type="float" office:value="6.90373851993208">
            <text:p>6.90</text:p>
          </table:table-cell>
          <table:table-cell table:style-name="ce63" table:formula="oooc:=SQRT(POWER(ABS([Coordinates.L10]-[Coordinates.L10]);2)+POWER(ABS([Coordinates.M10]-[Coordinates.M10]);2)+POWER(ABS([Coordinates.N10]-[Coordinates.N10]);2))" office:value-type="float" office:value="0">
            <text:p>0.00</text:p>
          </table:table-cell>
          <table:table-cell table:style-name="ce63" table:formula="oooc:=SQRT(POWER(ABS([Coordinates.L10]-[Coordinates.L11]);2)+POWER(ABS([Coordinates.M10]-[Coordinates.M11]);2)+POWER(ABS([Coordinates.N10]-[Coordinates.N11]);2))" office:value-type="float" office:value="12.018681233187">
            <text:p>12.02</text:p>
          </table:table-cell>
          <table:table-cell table:style-name="ce63" table:formula="oooc:=SQRT(POWER(ABS([Coordinates.L10]-[Coordinates.L12]);2)+POWER(ABS([Coordinates.M10]-[Coordinates.M12]);2)+POWER(ABS([Coordinates.N10]-[Coordinates.N12]);2))" office:value-type="float" office:value="44.0290179322204">
            <text:p>44.03</text:p>
          </table:table-cell>
          <table:table-cell table:style-name="ce61"/>
          <table:table-cell table:number-columns-repeated="5"/>
        </table:table-row>
        <table:table-row table:style-name="ro4">
          <table:table-cell table:formula="oooc:=[Coordinates.A11]" office:value-type="string" office:string-value="Merak">
            <text:p>Merak</text:p>
          </table:table-cell>
          <table:table-cell table:style-name="ce62" table:formula="oooc:=SQRT(POWER(ABS([Coordinates.L11]-[Coordinates.L6]);2)+POWER(ABS([Coordinates.M11]-[Coordinates.M6]);2)+POWER(ABS([Coordinates.N11]-[Coordinates.N6]);2))" office:value-type="float" office:value="44.9321488067025">
            <text:p>44.93</text:p>
          </table:table-cell>
          <table:table-cell table:style-name="ce63" table:formula="oooc:=SQRT(POWER(ABS([Coordinates.L11]-[Coordinates.L7]);2)+POWER(ABS([Coordinates.M11]-[Coordinates.M7]);2)+POWER(ABS([Coordinates.N11]-[Coordinates.N7]);2))" office:value-type="float" office:value="27.2155418093403">
            <text:p>27.22</text:p>
          </table:table-cell>
          <table:table-cell table:style-name="ce63" table:formula="oooc:=SQRT(POWER(ABS([Coordinates.L11]-[Coordinates.L8]);2)+POWER(ABS([Coordinates.M11]-[Coordinates.M8]);2)+POWER(ABS([Coordinates.N11]-[Coordinates.N8]);2))" office:value-type="float" office:value="21.6935587641464">
            <text:p>21.69</text:p>
          </table:table-cell>
          <table:table-cell table:style-name="ce63" table:formula="oooc:=SQRT(POWER(ABS([Coordinates.L11]-[Coordinates.L9]);2)+POWER(ABS([Coordinates.M11]-[Coordinates.M9]);2)+POWER(ABS([Coordinates.N11]-[Coordinates.N9]);2))" office:value-type="float" office:value="14.2871379525156">
            <text:p>14.29</text:p>
          </table:table-cell>
          <table:table-cell table:style-name="ce63" table:formula="oooc:=SQRT(POWER(ABS([Coordinates.L11]-[Coordinates.L10]);2)+POWER(ABS([Coordinates.M11]-[Coordinates.M10]);2)+POWER(ABS([Coordinates.N11]-[Coordinates.N10]);2))" office:value-type="float" office:value="12.018681233187">
            <text:p>12.02</text:p>
          </table:table-cell>
          <table:table-cell table:style-name="ce63" table:formula="oooc:=SQRT(POWER(ABS([Coordinates.L11]-[Coordinates.L11]);2)+POWER(ABS([Coordinates.M11]-[Coordinates.M11]);2)+POWER(ABS([Coordinates.N11]-[Coordinates.N11]);2))" office:value-type="float" office:value="0">
            <text:p>0.00</text:p>
          </table:table-cell>
          <table:table-cell table:style-name="ce63" table:formula="oooc:=SQRT(POWER(ABS([Coordinates.L11]-[Coordinates.L12]);2)+POWER(ABS([Coordinates.M11]-[Coordinates.M12]);2)+POWER(ABS([Coordinates.N11]-[Coordinates.N12]);2))" office:value-type="float" office:value="45.1865233360484">
            <text:p>45.19</text:p>
          </table:table-cell>
          <table:table-cell table:style-name="ce61"/>
          <table:table-cell table:number-columns-repeated="5"/>
        </table:table-row>
        <table:table-row table:style-name="ro4">
          <table:table-cell table:formula="oooc:=[Coordinates.A12]" office:value-type="string" office:string-value="Dubhe">
            <text:p>Dubhe</text:p>
          </table:table-cell>
          <table:table-cell table:style-name="ce62" table:formula="oooc:=SQRT(POWER(ABS([Coordinates.L12]-[Coordinates.L$6]);2)+POWER(ABS([Coordinates.M12]-[Coordinates.M$6]);2)+POWER(ABS([Coordinates.N12]-[Coordinates.N$6]);2))" office:value-type="float" office:value="54.6932200031555">
            <text:p>54.69</text:p>
          </table:table-cell>
          <table:table-cell table:style-name="ce63" table:formula="oooc:=SQRT(POWER(ABS([Coordinates.L12]-[Coordinates.L$7]);2)+POWER(ABS([Coordinates.M12]-[Coordinates.M$7]);2)+POWER(ABS([Coordinates.N12]-[Coordinates.N$7]);2))" office:value-type="float" office:value="56.2000819195676">
            <text:p>56.20</text:p>
          </table:table-cell>
          <table:table-cell table:style-name="ce63" table:formula="oooc:=SQRT(POWER(ABS([Coordinates.L12]-[Coordinates.L$8]);2)+POWER(ABS([Coordinates.M12]-[Coordinates.M$8]);2)+POWER(ABS([Coordinates.N12]-[Coordinates.N$8]);2))" office:value-type="float" office:value="50.2801945314357">
            <text:p>50.28</text:p>
          </table:table-cell>
          <table:table-cell table:style-name="ce63" table:formula="oooc:=SQRT(POWER(ABS([Coordinates.L12]-[Coordinates.L$9]);2)+POWER(ABS([Coordinates.M12]-[Coordinates.M$9]);2)+POWER(ABS([Coordinates.N12]-[Coordinates.N$9]);2))" office:value-type="float" office:value="45.8334682798883">
            <text:p>45.83</text:p>
          </table:table-cell>
          <table:table-cell table:style-name="ce63" table:formula="oooc:=SQRT(POWER(ABS([Coordinates.L12]-[Coordinates.L$10]);2)+POWER(ABS([Coordinates.M12]-[Coordinates.M$10]);2)+POWER(ABS([Coordinates.N12]-[Coordinates.N$10]);2))" office:value-type="float" office:value="44.0290179322204">
            <text:p>44.03</text:p>
          </table:table-cell>
          <table:table-cell table:style-name="ce63" table:formula="oooc:=SQRT(POWER(ABS([Coordinates.L12]-[Coordinates.L$11]);2)+POWER(ABS([Coordinates.M12]-[Coordinates.M$11]);2)+POWER(ABS([Coordinates.N12]-[Coordinates.N$11]);2))" office:value-type="float" office:value="45.1865233360484">
            <text:p>45.19</text:p>
          </table:table-cell>
          <table:table-cell table:style-name="ce63" table:formula="oooc:=SQRT(POWER(ABS([Coordinates.L12]-[Coordinates.L$12]);2)+POWER(ABS([Coordinates.M12]-[Coordinates.M$12]);2)+POWER(ABS([Coordinates.N12]-[Coordinates.N$12]);2))" office:value-type="float" office:value="0">
            <text:p>0.00</text:p>
          </table:table-cell>
          <table:table-cell table:number-columns-repeated="6"/>
        </table:table-row>
        <table:table-row table:style-name="ro4">
          <table:table-cell table:formula="oooc:=[Coordinates.A15]" office:value-type="string" office:string-value="Castor">
            <text:p>Castor</text:p>
          </table:table-cell>
          <table:table-cell table:style-name="ce62" table:formula="oooc:=SQRT(POWER(ABS([Coordinates.L15]-[Coordinates.L$6]);2)+POWER(ABS([Coordinates.M15]-[Coordinates.M$6]);2)+POWER(ABS([Coordinates.N15]-[Coordinates.N$6]);2))" office:value-type="float" office:value="94.678414024443">
            <text:p>94.68</text:p>
          </table:table-cell>
          <table:table-cell table:style-name="ce63" table:formula="oooc:=SQRT(POWER(ABS([Coordinates.L15]-[Coordinates.L$7]);2)+POWER(ABS([Coordinates.M15]-[Coordinates.M$7]);2)+POWER(ABS([Coordinates.N15]-[Coordinates.N$7]);2))" office:value-type="float" office:value="71.4150895729041">
            <text:p>71.42</text:p>
          </table:table-cell>
          <table:table-cell table:style-name="ce63" table:formula="oooc:=SQRT(POWER(ABS([Coordinates.L15]-[Coordinates.L$8]);2)+POWER(ABS([Coordinates.M15]-[Coordinates.M$8]);2)+POWER(ABS([Coordinates.N15]-[Coordinates.N$8]);2))" office:value-type="float" office:value="69.6948317953753">
            <text:p>69.69</text:p>
          </table:table-cell>
          <table:table-cell table:style-name="ce63" table:formula="oooc:=SQRT(POWER(ABS([Coordinates.L15]-[Coordinates.L$9]);2)+POWER(ABS([Coordinates.M15]-[Coordinates.M$9]);2)+POWER(ABS([Coordinates.N15]-[Coordinates.N$9]);2))" office:value-type="float" office:value="65.2333854676147">
            <text:p>65.23</text:p>
          </table:table-cell>
          <table:table-cell table:style-name="ce63" table:formula="oooc:=SQRT(POWER(ABS([Coordinates.L15]-[Coordinates.L$10]);2)+POWER(ABS([Coordinates.M15]-[Coordinates.M$10]);2)+POWER(ABS([Coordinates.N15]-[Coordinates.N$10]);2))" office:value-type="float" office:value="64.3552518732139">
            <text:p>64.36</text:p>
          </table:table-cell>
          <table:table-cell table:style-name="ce63" table:formula="oooc:=SQRT(POWER(ABS([Coordinates.L15]-[Coordinates.L$11]);2)+POWER(ABS([Coordinates.M15]-[Coordinates.M$11]);2)+POWER(ABS([Coordinates.N15]-[Coordinates.N$11]);2))" office:value-type="float" office:value="54.6182403704383">
            <text:p>54.62</text:p>
          </table:table-cell>
          <table:table-cell table:style-name="ce63" table:formula="oooc:=SQRT(POWER(ABS([Coordinates.L15]-[Coordinates.L$12]);2)+POWER(ABS([Coordinates.M15]-[Coordinates.M$12]);2)+POWER(ABS([Coordinates.N15]-[Coordinates.N$12]);2))" office:value-type="float" office:value="94.2265554043815">
            <text:p>94.23</text:p>
          </table:table-cell>
          <table:table-cell table:number-columns-repeated="6"/>
        </table:table-row>
        <table:table-row table:style-name="ro4">
          <table:table-cell table:formula="oooc:=[Coordinates.A16]" office:value-type="string" office:string-value="Pollux">
            <text:p>Pollux</text:p>
          </table:table-cell>
          <table:table-cell table:style-name="ce62" table:formula="oooc:=SQRT(POWER(ABS([Coordinates.L16]-[Coordinates.L$6]);2)+POWER(ABS([Coordinates.M16]-[Coordinates.M$6]);2)+POWER(ABS([Coordinates.N16]-[Coordinates.N$6]);2))" office:value-type="float" office:value="94.3198301502418">
            <text:p>94.32</text:p>
          </table:table-cell>
          <table:table-cell table:style-name="ce63" table:formula="oooc:=SQRT(POWER(ABS([Coordinates.L16]-[Coordinates.L$7]);2)+POWER(ABS([Coordinates.M16]-[Coordinates.M$7]);2)+POWER(ABS([Coordinates.N16]-[Coordinates.N$7]);2))" office:value-type="float" office:value="70.5016120770425">
            <text:p>70.50</text:p>
          </table:table-cell>
          <table:table-cell table:style-name="ce63" table:formula="oooc:=SQRT(POWER(ABS([Coordinates.L16]-[Coordinates.L$8]);2)+POWER(ABS([Coordinates.M16]-[Coordinates.M$8]);2)+POWER(ABS([Coordinates.N16]-[Coordinates.N$8]);2))" office:value-type="float" office:value="70.4578996586566">
            <text:p>70.46</text:p>
          </table:table-cell>
          <table:table-cell table:style-name="ce63" table:formula="oooc:=SQRT(POWER(ABS([Coordinates.L16]-[Coordinates.L$9]);2)+POWER(ABS([Coordinates.M16]-[Coordinates.M$9]);2)+POWER(ABS([Coordinates.N16]-[Coordinates.N$9]);2))" office:value-type="float" office:value="67.7970518806137">
            <text:p>67.80</text:p>
          </table:table-cell>
          <table:table-cell table:style-name="ce63" table:formula="oooc:=SQRT(POWER(ABS([Coordinates.L16]-[Coordinates.L$10]);2)+POWER(ABS([Coordinates.M16]-[Coordinates.M$10]);2)+POWER(ABS([Coordinates.N16]-[Coordinates.N$10]);2))" office:value-type="float" office:value="68.003874821968">
            <text:p>68.00</text:p>
          </table:table-cell>
          <table:table-cell table:style-name="ce63" table:formula="oooc:=SQRT(POWER(ABS([Coordinates.L16]-[Coordinates.L$11]);2)+POWER(ABS([Coordinates.M16]-[Coordinates.M$11]);2)+POWER(ABS([Coordinates.N16]-[Coordinates.N$11]);2))" office:value-type="float" office:value="60.2997471870552">
            <text:p>60.30</text:p>
          </table:table-cell>
          <table:table-cell table:style-name="ce63" table:formula="oooc:=SQRT(POWER(ABS([Coordinates.L16]-[Coordinates.L$12]);2)+POWER(ABS([Coordinates.M16]-[Coordinates.M$12]);2)+POWER(ABS([Coordinates.N16]-[Coordinates.N$12]);2))" office:value-type="float" office:value="103.51356149084">
            <text:p>103.51</text:p>
          </table:table-cell>
          <table:table-cell table:number-columns-repeated="6"/>
        </table:table-row>
        <table:table-row table:style-name="ro4">
          <table:table-cell table:formula="oooc:=[Coordinates.A17]" office:value-type="string" office:string-value="Regulus">
            <text:p>Regulus</text:p>
          </table:table-cell>
          <table:table-cell table:style-name="ce62" table:formula="oooc:=SQRT(POWER(ABS([Coordinates.L17]-[Coordinates.L$6]);2)+POWER(ABS([Coordinates.M17]-[Coordinates.M$6]);2)+POWER(ABS([Coordinates.N17]-[Coordinates.N$6]);2))" office:value-type="float" office:value="89.1833818239799">
            <text:p>89.18</text:p>
          </table:table-cell>
          <table:table-cell table:style-name="ce63" table:formula="oooc:=SQRT(POWER(ABS([Coordinates.L17]-[Coordinates.L$7]);2)+POWER(ABS([Coordinates.M17]-[Coordinates.M$7]);2)+POWER(ABS([Coordinates.N17]-[Coordinates.N$7]);2))" office:value-type="float" office:value="74.707519849217">
            <text:p>74.71</text:p>
          </table:table-cell>
          <table:table-cell table:style-name="ce63" table:formula="oooc:=SQRT(POWER(ABS([Coordinates.L17]-[Coordinates.L$8]);2)+POWER(ABS([Coordinates.M17]-[Coordinates.M$8]);2)+POWER(ABS([Coordinates.N17]-[Coordinates.N$8]);2))" office:value-type="float" office:value="72.4516166263332">
            <text:p>72.45</text:p>
          </table:table-cell>
          <table:table-cell table:style-name="ce63" table:formula="oooc:=SQRT(POWER(ABS([Coordinates.L17]-[Coordinates.L$9]);2)+POWER(ABS([Coordinates.M17]-[Coordinates.M$9]);2)+POWER(ABS([Coordinates.N17]-[Coordinates.N$9]);2))" office:value-type="float" office:value="68.7693065441627">
            <text:p>68.77</text:p>
          </table:table-cell>
          <table:table-cell table:style-name="ce63" table:formula="oooc:=SQRT(POWER(ABS([Coordinates.L17]-[Coordinates.L$10]);2)+POWER(ABS([Coordinates.M17]-[Coordinates.M$10]);2)+POWER(ABS([Coordinates.N17]-[Coordinates.N$10]);2))" office:value-type="float" office:value="64.1091297013295">
            <text:p>64.11</text:p>
          </table:table-cell>
          <table:table-cell table:style-name="ce63" table:formula="oooc:=SQRT(POWER(ABS([Coordinates.L17]-[Coordinates.L$11]);2)+POWER(ABS([Coordinates.M17]-[Coordinates.M$11]);2)+POWER(ABS([Coordinates.N17]-[Coordinates.N$11]);2))" office:value-type="float" office:value="60.8351611225252">
            <text:p>60.84</text:p>
          </table:table-cell>
          <table:table-cell table:style-name="ce63" table:formula="oooc:=SQRT(POWER(ABS([Coordinates.L17]-[Coordinates.L$12]);2)+POWER(ABS([Coordinates.M17]-[Coordinates.M$12]);2)+POWER(ABS([Coordinates.N17]-[Coordinates.N$12]);2))" office:value-type="float" office:value="95.7953637686749">
            <text:p>95.80</text:p>
          </table:table-cell>
          <table:table-cell table:number-columns-repeated="6"/>
        </table:table-row>
        <table:table-row table:style-name="ro4">
          <table:table-cell table:formula="oooc:=[Coordinates.A18]" office:value-type="string" office:string-value="Vega">
            <text:p>Vega</text:p>
          </table:table-cell>
          <table:table-cell table:style-name="ce62" table:formula="oooc:=SQRT(POWER(ABS([Coordinates.L18]-[Coordinates.L$6]);2)+POWER(ABS([Coordinates.M18]-[Coordinates.M$6]);2)+POWER(ABS([Coordinates.N18]-[Coordinates.N$6]);2))" office:value-type="float" office:value="87.0346777642933">
            <text:p>87.03</text:p>
          </table:table-cell>
          <table:table-cell table:style-name="ce63" table:formula="oooc:=SQRT(POWER(ABS([Coordinates.L18]-[Coordinates.L$7]);2)+POWER(ABS([Coordinates.M18]-[Coordinates.M$7]);2)+POWER(ABS([Coordinates.N18]-[Coordinates.N$7]);2))" office:value-type="float" office:value="66.0398686889156">
            <text:p>66.04</text:p>
          </table:table-cell>
          <table:table-cell table:style-name="ce63" table:formula="oooc:=SQRT(POWER(ABS([Coordinates.L18]-[Coordinates.L$8]);2)+POWER(ABS([Coordinates.M18]-[Coordinates.M$8]);2)+POWER(ABS([Coordinates.N18]-[Coordinates.N$8]);2))" office:value-type="float" office:value="70.2273920664522">
            <text:p>70.23</text:p>
          </table:table-cell>
          <table:table-cell table:style-name="ce63" table:formula="oooc:=SQRT(POWER(ABS([Coordinates.L18]-[Coordinates.L$9]);2)+POWER(ABS([Coordinates.M18]-[Coordinates.M$9]);2)+POWER(ABS([Coordinates.N18]-[Coordinates.N$9]);2))" office:value-type="float" office:value="72.6012800916966">
            <text:p>72.60</text:p>
          </table:table-cell>
          <table:table-cell table:style-name="ce63" table:formula="oooc:=SQRT(POWER(ABS([Coordinates.L18]-[Coordinates.L$10]);2)+POWER(ABS([Coordinates.M18]-[Coordinates.M$10]);2)+POWER(ABS([Coordinates.N18]-[Coordinates.N$10]);2))" office:value-type="float" office:value="76.6244657640084">
            <text:p>76.62</text:p>
          </table:table-cell>
          <table:table-cell table:style-name="ce63" table:formula="oooc:=SQRT(POWER(ABS([Coordinates.L18]-[Coordinates.L$11]);2)+POWER(ABS([Coordinates.M18]-[Coordinates.M$11]);2)+POWER(ABS([Coordinates.N18]-[Coordinates.N$11]);2))" office:value-type="float" office:value="74.5009838933142">
            <text:p>74.50</text:p>
          </table:table-cell>
          <table:table-cell table:style-name="ce63" table:formula="oooc:=SQRT(POWER(ABS([Coordinates.L18]-[Coordinates.L$12]);2)+POWER(ABS([Coordinates.M18]-[Coordinates.M$12]);2)+POWER(ABS([Coordinates.N18]-[Coordinates.N$12]);2))" office:value-type="float" office:value="115.706179495584">
            <text:p>115.71</text:p>
          </table:table-cell>
          <table:table-cell table:number-columns-repeated="6"/>
        </table:table-row>
        <table:table-row table:style-name="ro4">
          <table:table-cell table:formula="oooc:=[Coordinates.A19]" office:value-type="string" office:string-value="Aldebaran">
            <text:p>Aldebaran</text:p>
          </table:table-cell>
          <table:table-cell table:style-name="ce62" table:formula="oooc:=SQRT(POWER(ABS([Coordinates.L19]-[Coordinates.L$6]);2)+POWER(ABS([Coordinates.M19]-[Coordinates.M$6]);2)+POWER(ABS([Coordinates.N19]-[Coordinates.N$6]);2))" office:value-type="float" office:value="132.804556913126">
            <text:p>132.80</text:p>
          </table:table-cell>
          <table:table-cell table:style-name="ce63" table:formula="oooc:=SQRT(POWER(ABS([Coordinates.L19]-[Coordinates.L$7]);2)+POWER(ABS([Coordinates.M19]-[Coordinates.M$7]);2)+POWER(ABS([Coordinates.N19]-[Coordinates.N$7]);2))" office:value-type="float" office:value="108.326636066821">
            <text:p>108.33</text:p>
          </table:table-cell>
          <table:table-cell table:style-name="ce63" table:formula="oooc:=SQRT(POWER(ABS([Coordinates.L19]-[Coordinates.L$8]);2)+POWER(ABS([Coordinates.M19]-[Coordinates.M$8]);2)+POWER(ABS([Coordinates.N19]-[Coordinates.N$8]);2))" office:value-type="float" office:value="107.308693183151">
            <text:p>107.31</text:p>
          </table:table-cell>
          <table:table-cell table:style-name="ce63" table:formula="oooc:=SQRT(POWER(ABS([Coordinates.L19]-[Coordinates.L$9]);2)+POWER(ABS([Coordinates.M19]-[Coordinates.M$9]);2)+POWER(ABS([Coordinates.N19]-[Coordinates.N$9]);2))" office:value-type="float" office:value="103.305487325056">
            <text:p>103.31</text:p>
          </table:table-cell>
          <table:table-cell table:style-name="ce63" table:formula="oooc:=SQRT(POWER(ABS([Coordinates.L19]-[Coordinates.L$10]);2)+POWER(ABS([Coordinates.M19]-[Coordinates.M$10]);2)+POWER(ABS([Coordinates.N19]-[Coordinates.N$10]);2))" office:value-type="float" office:value="103.973541918077">
            <text:p>103.97</text:p>
          </table:table-cell>
          <table:table-cell table:style-name="ce63" table:formula="oooc:=SQRT(POWER(ABS([Coordinates.L19]-[Coordinates.L$11]);2)+POWER(ABS([Coordinates.M19]-[Coordinates.M$11]);2)+POWER(ABS([Coordinates.N19]-[Coordinates.N$11]);2))" office:value-type="float" office:value="93.3790262641263">
            <text:p>93.38</text:p>
          </table:table-cell>
          <table:table-cell table:style-name="ce63" table:formula="oooc:=SQRT(POWER(ABS([Coordinates.L19]-[Coordinates.L$12]);2)+POWER(ABS([Coordinates.M19]-[Coordinates.M$12]);2)+POWER(ABS([Coordinates.N19]-[Coordinates.N$12]);2))" office:value-type="float" office:value="127.988919996428">
            <text:p>127.99</text:p>
          </table:table-cell>
          <table:table-cell table:number-columns-repeated="6"/>
        </table:table-row>
        <table:table-row table:style-name="ro4">
          <table:table-cell table:formula="oooc:=[Coordinates.A20]" office:value-type="string" office:string-value="Fomalhaut">
            <text:p>Fomalhaut</text:p>
          </table:table-cell>
          <table:table-cell table:style-name="ce62" table:formula="oooc:=SQRT(POWER(ABS([Coordinates.L20]-[Coordinates.L$6]);2)+POWER(ABS([Coordinates.M20]-[Coordinates.M$6]);2)+POWER(ABS([Coordinates.N20]-[Coordinates.N$6]);2))" office:value-type="float" office:value="121.356569364197">
            <text:p>121.36</text:p>
          </table:table-cell>
          <table:table-cell table:style-name="ce63" table:formula="oooc:=SQRT(POWER(ABS([Coordinates.L20]-[Coordinates.L$7]);2)+POWER(ABS([Coordinates.M20]-[Coordinates.M$7]);2)+POWER(ABS([Coordinates.N20]-[Coordinates.N$7]);2))" office:value-type="float" office:value="99.2781112652139">
            <text:p>99.28</text:p>
          </table:table-cell>
          <table:table-cell table:style-name="ce63" table:formula="oooc:=SQRT(POWER(ABS([Coordinates.L20]-[Coordinates.L$8]);2)+POWER(ABS([Coordinates.M20]-[Coordinates.M$8]);2)+POWER(ABS([Coordinates.N20]-[Coordinates.N$8]);2))" office:value-type="float" office:value="102.598771399879">
            <text:p>102.60</text:p>
          </table:table-cell>
          <table:table-cell table:style-name="ce63" table:formula="oooc:=SQRT(POWER(ABS([Coordinates.L20]-[Coordinates.L$9]);2)+POWER(ABS([Coordinates.M20]-[Coordinates.M$9]);2)+POWER(ABS([Coordinates.N20]-[Coordinates.N$9]);2))" office:value-type="float" office:value="103.613072047875">
            <text:p>103.61</text:p>
          </table:table-cell>
          <table:table-cell table:style-name="ce63" table:formula="oooc:=SQRT(POWER(ABS([Coordinates.L20]-[Coordinates.L$10]);2)+POWER(ABS([Coordinates.M20]-[Coordinates.M$10]);2)+POWER(ABS([Coordinates.N20]-[Coordinates.N$10]);2))" office:value-type="float" office:value="106.591800249594">
            <text:p>106.59</text:p>
          </table:table-cell>
          <table:table-cell table:style-name="ce63" table:formula="oooc:=SQRT(POWER(ABS([Coordinates.L20]-[Coordinates.L$11]);2)+POWER(ABS([Coordinates.M20]-[Coordinates.M$11]);2)+POWER(ABS([Coordinates.N20]-[Coordinates.N$11]);2))" office:value-type="float" office:value="102.243590816015">
            <text:p>102.24</text:p>
          </table:table-cell>
          <table:table-cell table:style-name="ce63" table:formula="oooc:=SQRT(POWER(ABS([Coordinates.L20]-[Coordinates.L$12]);2)+POWER(ABS([Coordinates.M20]-[Coordinates.M$12]);2)+POWER(ABS([Coordinates.N20]-[Coordinates.N$12]);2))" office:value-type="float" office:value="145.244171540156">
            <text:p>145.24</text:p>
          </table:table-cell>
          <table:table-cell table:number-columns-repeated="6"/>
        </table:table-row>
        <table:table-row table:style-name="ro4">
          <table:table-cell table:style-name="Default"/>
          <table:table-cell table:number-columns-repeated="13"/>
        </table:table-row>
        <table:table-row table:style-name="ro4">
          <table:table-cell office:value-type="string">
            <text:p>in</text:p>
          </table:table-cell>
          <table:table-cell table:style-name="ce5" table:formula="oooc:=[.B1]" office:value-type="string" office:string-value="Alkaid">
            <text:p>Alkaid</text:p>
          </table:table-cell>
          <table:table-cell table:style-name="ce5" table:formula="oooc:=[.C1]" office:value-type="string" office:string-value="Mizar">
            <text:p>Mizar</text:p>
          </table:table-cell>
          <table:table-cell table:style-name="ce5" table:formula="oooc:=[.D1]" office:value-type="string" office:string-value="Alioth">
            <text:p>Alioth</text:p>
          </table:table-cell>
          <table:table-cell table:style-name="ce5" table:formula="oooc:=[.E1]" office:value-type="string" office:string-value="Megrez">
            <text:p>Megrez</text:p>
          </table:table-cell>
          <table:table-cell table:style-name="ce5" table:formula="oooc:=[.F1]" office:value-type="string" office:string-value="Phecda">
            <text:p>Phecda</text:p>
          </table:table-cell>
          <table:table-cell table:style-name="ce5" table:formula="oooc:=[.G1]" office:value-type="string" office:string-value="Merak">
            <text:p>Merak</text:p>
          </table:table-cell>
          <table:table-cell table:style-name="ce5" table:formula="oooc:=[.H1]" office:value-type="string" office:string-value="Merak">
            <text:p>Merak</text:p>
          </table:table-cell>
          <table:table-cell table:number-columns-repeated="6"/>
        </table:table-row>
        <table:table-row table:style-name="ro4">
          <table:table-cell table:formula="oooc:=[.A2]" office:value-type="string" office:string-value="Alkaid">
            <text:p>Alkaid</text:p>
          </table:table-cell>
          <table:table-cell table:formula="oooc:=[.B2]*cornerIn/cornerLy" office:value-type="float" office:value="0">
            <text:p>0</text:p>
          </table:table-cell>
          <table:table-cell table:formula="oooc:=[.C2]*cornerIn/cornerLy" office:value-type="float" office:value="30.5462765802352">
            <text:p>30.55</text:p>
          </table:table-cell>
          <table:table-cell table:formula="oooc:=[.D2]*cornerIn/cornerLy" office:value-type="float" office:value="31.6899161356363">
            <text:p>31.69</text:p>
          </table:table-cell>
          <table:table-cell table:formula="oooc:=[.E2]*cornerIn/cornerLy" office:value-type="float" office:value="38.6335668724659">
            <text:p>38.63</text:p>
          </table:table-cell>
          <table:table-cell table:formula="oooc:=[.F2]*cornerIn/cornerLy" office:value-type="float" office:value="41.2944367893289">
            <text:p>41.29</text:p>
          </table:table-cell>
          <table:table-cell table:formula="oooc:=[.G2]*cornerIn/cornerLy" office:value-type="float" office:value="55.3597591320361">
            <text:p>55.36</text:p>
          </table:table-cell>
          <table:table-cell table:formula="oooc:=[.H2]*cornerIn/cornerLy" office:value-type="float" office:value="67.3861269924062">
            <text:p>67.39</text:p>
          </table:table-cell>
          <table:table-cell table:number-columns-repeated="6"/>
        </table:table-row>
        <table:table-row table:style-name="ro4">
          <table:table-cell table:formula="oooc:=[.A3]" office:value-type="string" office:string-value="Mizar">
            <text:p>Mizar</text:p>
          </table:table-cell>
          <table:table-cell table:formula="oooc:=[.B3]*cornerIn/cornerLy" office:value-type="float" office:value="30.5462765802352">
            <text:p>30.55</text:p>
          </table:table-cell>
          <table:table-cell table:formula="oooc:=[.C3]*cornerIn/cornerLy" office:value-type="float" office:value="0">
            <text:p>0</text:p>
          </table:table-cell>
          <table:table-cell table:formula="oooc:=[.D3]*cornerIn/cornerLy" office:value-type="float" office:value="8.20291110778015">
            <text:p>8.2</text:p>
          </table:table-cell>
          <table:table-cell table:formula="oooc:=[.E3]*cornerIn/cornerLy" office:value-type="float" office:value="17.2421910508521">
            <text:p>17.24</text:p>
          </table:table-cell>
          <table:table-cell table:formula="oooc:=[.F3]*cornerIn/cornerLy" office:value-type="float" office:value="23.7982514787405">
            <text:p>23.8</text:p>
          </table:table-cell>
          <table:table-cell table:formula="oooc:=[.G3]*cornerIn/cornerLy" office:value-type="float" office:value="33.5315777060765">
            <text:p>33.53</text:p>
          </table:table-cell>
          <table:table-cell table:formula="oooc:=[.H3]*cornerIn/cornerLy" office:value-type="float" office:value="69.2426932807599">
            <text:p>69.24</text:p>
          </table:table-cell>
          <table:table-cell table:number-columns-repeated="6"/>
        </table:table-row>
        <table:table-row table:style-name="ro4">
          <table:table-cell table:formula="oooc:=[.A4]" office:value-type="string" office:string-value="Alioth">
            <text:p>Alioth</text:p>
          </table:table-cell>
          <table:table-cell table:formula="oooc:=[.B4]*cornerIn/cornerLy" office:value-type="float" office:value="31.6899161356363">
            <text:p>31.69</text:p>
          </table:table-cell>
          <table:table-cell table:formula="oooc:=[.C4]*cornerIn/cornerLy" office:value-type="float" office:value="8.20291110778015">
            <text:p>8.2</text:p>
          </table:table-cell>
          <table:table-cell table:formula="oooc:=[.D4]*cornerIn/cornerLy" office:value-type="float" office:value="0">
            <text:p>0</text:p>
          </table:table-cell>
          <table:table-cell table:formula="oooc:=[.E4]*cornerIn/cornerLy" office:value-type="float" office:value="9.49567890481284">
            <text:p>9.5</text:p>
          </table:table-cell>
          <table:table-cell table:formula="oooc:=[.F4]*cornerIn/cornerLy" office:value-type="float" office:value="16.1674861867724">
            <text:p>16.17</text:p>
          </table:table-cell>
          <table:table-cell table:formula="oooc:=[.G4]*cornerIn/cornerLy" office:value-type="float" office:value="26.7280826711914">
            <text:p>26.73</text:p>
          </table:table-cell>
          <table:table-cell table:formula="oooc:=[.H4]*cornerIn/cornerLy" office:value-type="float" office:value="61.9489504129166">
            <text:p>61.95</text:p>
          </table:table-cell>
          <table:table-cell table:number-columns-repeated="6"/>
        </table:table-row>
        <table:table-row table:style-name="ro4">
          <table:table-cell table:formula="oooc:=[.A5]" office:value-type="string" office:string-value="Megrez">
            <text:p>Megrez</text:p>
          </table:table-cell>
          <table:table-cell table:formula="oooc:=[.B5]*cornerIn/cornerLy" office:value-type="float" office:value="38.6335668724659">
            <text:p>38.63</text:p>
          </table:table-cell>
          <table:table-cell table:formula="oooc:=[.C5]*cornerIn/cornerLy" office:value-type="float" office:value="17.2421910508521">
            <text:p>17.24</text:p>
          </table:table-cell>
          <table:table-cell table:formula="oooc:=[.D5]*cornerIn/cornerLy" office:value-type="float" office:value="9.49567890481284">
            <text:p>9.5</text:p>
          </table:table-cell>
          <table:table-cell table:formula="oooc:=[.E5]*cornerIn/cornerLy" office:value-type="float" office:value="0">
            <text:p>0</text:p>
          </table:table-cell>
          <table:table-cell table:formula="oooc:=[.F5]*cornerIn/cornerLy" office:value-type="float" office:value="8.50592085453498">
            <text:p>8.51</text:p>
          </table:table-cell>
          <table:table-cell table:formula="oooc:=[.G5]*cornerIn/cornerLy" office:value-type="float" office:value="17.6028197347074">
            <text:p>17.6</text:p>
          </table:table-cell>
          <table:table-cell table:formula="oooc:=[.H5]*cornerIn/cornerLy" office:value-type="float" office:value="56.4702519587032">
            <text:p>56.47</text:p>
          </table:table-cell>
          <table:table-cell table:number-columns-repeated="3"/>
          <table:table-cell table:style-name="ce64" table:number-columns-repeated="3"/>
        </table:table-row>
        <table:table-row table:style-name="ro4">
          <table:table-cell table:formula="oooc:=[.A6]" office:value-type="string" office:string-value="Phecda">
            <text:p>Phecda</text:p>
          </table:table-cell>
          <table:table-cell table:formula="oooc:=[.B6]*cornerIn/cornerLy" office:value-type="float" office:value="41.2944367893289">
            <text:p>41.29</text:p>
          </table:table-cell>
          <table:table-cell table:formula="oooc:=[.C6]*cornerIn/cornerLy" office:value-type="float" office:value="23.7982514787405">
            <text:p>23.8</text:p>
          </table:table-cell>
          <table:table-cell table:formula="oooc:=[.D6]*cornerIn/cornerLy" office:value-type="float" office:value="16.1674861867724">
            <text:p>16.17</text:p>
          </table:table-cell>
          <table:table-cell table:formula="oooc:=[.E6]*cornerIn/cornerLy" office:value-type="float" office:value="8.50592085453498">
            <text:p>8.51</text:p>
          </table:table-cell>
          <table:table-cell table:formula="oooc:=[.F6]*cornerIn/cornerLy" office:value-type="float" office:value="0">
            <text:p>0</text:p>
          </table:table-cell>
          <table:table-cell table:formula="oooc:=[.G6]*cornerIn/cornerLy" office:value-type="float" office:value="14.8079118364957">
            <text:p>14.81</text:p>
          </table:table-cell>
          <table:table-cell table:formula="oooc:=[.H6]*cornerIn/cornerLy" office:value-type="float" office:value="54.247034523847">
            <text:p>54.25</text:p>
          </table:table-cell>
          <table:table-cell table:number-columns-repeated="3"/>
          <table:table-cell table:style-name="ce65" table:number-columns-repeated="3"/>
        </table:table-row>
        <table:table-row table:style-name="ro4">
          <table:table-cell table:formula="oooc:=[.A7]" office:value-type="string" office:string-value="Merak">
            <text:p>Merak</text:p>
          </table:table-cell>
          <table:table-cell table:formula="oooc:=[.B7]*cornerIn/cornerLy" office:value-type="float" office:value="55.3597591320361">
            <text:p>55.36</text:p>
          </table:table-cell>
          <table:table-cell table:formula="oooc:=[.C7]*cornerIn/cornerLy" office:value-type="float" office:value="33.5315777060765">
            <text:p>33.53</text:p>
          </table:table-cell>
          <table:table-cell table:formula="oooc:=[.D7]*cornerIn/cornerLy" office:value-type="float" office:value="26.7280826711914">
            <text:p>26.73</text:p>
          </table:table-cell>
          <table:table-cell table:formula="oooc:=[.E7]*cornerIn/cornerLy" office:value-type="float" office:value="17.6028197347074">
            <text:p>17.6</text:p>
          </table:table-cell>
          <table:table-cell table:formula="oooc:=[.F7]*cornerIn/cornerLy" office:value-type="float" office:value="14.8079118364957">
            <text:p>14.81</text:p>
          </table:table-cell>
          <table:table-cell table:formula="oooc:=[.G7]*cornerIn/cornerLy" office:value-type="float" office:value="0">
            <text:p>0</text:p>
          </table:table-cell>
          <table:table-cell table:formula="oooc:=[.H7]*cornerIn/cornerLy" office:value-type="float" office:value="55.6731675277596">
            <text:p>55.67</text:p>
          </table:table-cell>
          <table:table-cell table:number-columns-repeated="3"/>
          <table:table-cell table:style-name="ce65" table:number-columns-repeated="3"/>
        </table:table-row>
        <table:table-row table:style-name="ro4">
          <table:table-cell table:formula="oooc:=[.A8]" office:value-type="string" office:string-value="Dubhe">
            <text:p>Dubhe</text:p>
          </table:table-cell>
          <table:table-cell table:formula="oooc:=[.B8]*cornerIn/cornerLy" office:value-type="float" office:value="67.3861269924062">
            <text:p>67.39</text:p>
          </table:table-cell>
          <table:table-cell table:formula="oooc:=[.C8]*cornerIn/cornerLy" office:value-type="float" office:value="69.2426932807599">
            <text:p>69.24</text:p>
          </table:table-cell>
          <table:table-cell table:formula="oooc:=[.D8]*cornerIn/cornerLy" office:value-type="float" office:value="61.9489504129166">
            <text:p>61.95</text:p>
          </table:table-cell>
          <table:table-cell table:formula="oooc:=[.E8]*cornerIn/cornerLy" office:value-type="float" office:value="56.4702519587032">
            <text:p>56.47</text:p>
          </table:table-cell>
          <table:table-cell table:formula="oooc:=[.F8]*cornerIn/cornerLy" office:value-type="float" office:value="54.247034523847">
            <text:p>54.25</text:p>
          </table:table-cell>
          <table:table-cell table:formula="oooc:=[.G8]*cornerIn/cornerLy" office:value-type="float" office:value="55.6731675277596">
            <text:p>55.67</text:p>
          </table:table-cell>
          <table:table-cell table:formula="oooc:=[.H8]*cornerIn/cornerLy" office:value-type="float" office:value="0">
            <text:p>0</text:p>
          </table:table-cell>
          <table:table-cell table:number-columns-repeated="3"/>
          <table:table-cell table:style-name="ce65" table:number-columns-repeated="3"/>
        </table:table-row>
        <table:table-row table:style-name="ro4">
          <table:table-cell table:formula="oooc:=[.A9]" office:value-type="string" office:string-value="Castor">
            <text:p>Castor</text:p>
          </table:table-cell>
          <table:table-cell table:formula="oooc:=[.B9]*cornerIn/cornerLy" office:value-type="float" office:value="116.650868800971">
            <text:p>116.65</text:p>
          </table:table-cell>
          <table:table-cell table:formula="oooc:=[.C9]*cornerIn/cornerLy" office:value-type="float" office:value="87.9887177031474">
            <text:p>87.99</text:p>
          </table:table-cell>
          <table:table-cell table:formula="oooc:=[.D9]*cornerIn/cornerLy" office:value-type="float" office:value="85.8692317952132">
            <text:p>85.87</text:p>
          </table:table-cell>
          <table:table-cell table:formula="oooc:=[.E9]*cornerIn/cornerLy" office:value-type="float" office:value="80.3723971090321">
            <text:p>80.37</text:p>
          </table:table-cell>
          <table:table-cell table:formula="oooc:=[.F9]*cornerIn/cornerLy" office:value-type="float" office:value="79.2904710146245">
            <text:p>79.29</text:p>
          </table:table-cell>
          <table:table-cell table:formula="oooc:=[.G9]*cornerIn/cornerLy" office:value-type="float" office:value="67.2937464916452">
            <text:p>67.29</text:p>
          </table:table-cell>
          <table:table-cell table:formula="oooc:=[.H9]*cornerIn/cornerLy" office:value-type="float" office:value="116.094145273771">
            <text:p>116.09</text:p>
          </table:table-cell>
          <table:table-cell table:number-columns-repeated="3"/>
          <table:table-cell table:style-name="ce65" table:number-columns-repeated="3"/>
        </table:table-row>
        <table:table-row table:style-name="ro4">
          <table:table-cell table:formula="oooc:=[.A10]" office:value-type="string" office:string-value="Pollux">
            <text:p>Pollux</text:p>
          </table:table-cell>
          <table:table-cell table:formula="oooc:=[.B10]*cornerIn/cornerLy" office:value-type="float" office:value="116.209066718684">
            <text:p>116.21</text:p>
          </table:table-cell>
          <table:table-cell table:formula="oooc:=[.C10]*cornerIn/cornerLy" office:value-type="float" office:value="86.8632452855921">
            <text:p>86.86</text:p>
          </table:table-cell>
          <table:table-cell table:formula="oooc:=[.D10]*cornerIn/cornerLy" office:value-type="float" office:value="86.8093883253267">
            <text:p>86.81</text:p>
          </table:table-cell>
          <table:table-cell table:formula="oooc:=[.E10]*cornerIn/cornerLy" office:value-type="float" office:value="83.5310253715946">
            <text:p>83.53</text:p>
          </table:table-cell>
          <table:table-cell table:formula="oooc:=[.F10]*cornerIn/cornerLy" office:value-type="float" office:value="83.785846663708">
            <text:p>83.79</text:p>
          </table:table-cell>
          <table:table-cell table:formula="oooc:=[.G10]*cornerIn/cornerLy" office:value-type="float" office:value="74.2937867129136">
            <text:p>74.29</text:p>
          </table:table-cell>
          <table:table-cell table:formula="oooc:=[.H10]*cornerIn/cornerLy" office:value-type="float" office:value="127.536429554806">
            <text:p>127.54</text:p>
          </table:table-cell>
          <table:table-cell table:number-columns-repeated="3"/>
          <table:table-cell table:style-name="ce65" table:number-columns-repeated="3"/>
        </table:table-row>
        <table:table-row table:style-name="ro4">
          <table:table-cell table:formula="oooc:=[.A11]" office:value-type="string" office:string-value="Regulus">
            <text:p>Regulus</text:p>
          </table:table-cell>
          <table:table-cell table:formula="oooc:=[.B11]*cornerIn/cornerLy" office:value-type="float" office:value="109.880579217246">
            <text:p>109.88</text:p>
          </table:table-cell>
          <table:table-cell table:formula="oooc:=[.C11]*cornerIn/cornerLy" office:value-type="float" office:value="92.045237408889">
            <text:p>92.05</text:p>
          </table:table-cell>
          <table:table-cell table:formula="oooc:=[.D11]*cornerIn/cornerLy" office:value-type="float" office:value="89.26579635475">
            <text:p>89.27</text:p>
          </table:table-cell>
          <table:table-cell table:formula="oooc:=[.E11]*cornerIn/cornerLy" office:value-type="float" office:value="84.7289156443395">
            <text:p>84.73</text:p>
          </table:table-cell>
          <table:table-cell table:formula="oooc:=[.F11]*cornerIn/cornerLy" office:value-type="float" office:value="78.9872301388945">
            <text:p>78.99</text:p>
          </table:table-cell>
          <table:table-cell table:formula="oooc:=[.G11]*cornerIn/cornerLy" office:value-type="float" office:value="74.9534566216702">
            <text:p>74.95</text:p>
          </table:table-cell>
          <table:table-cell table:formula="oooc:=[.H11]*cornerIn/cornerLy" office:value-type="float" office:value="118.027034206932">
            <text:p>118.03</text:p>
          </table:table-cell>
          <table:table-cell table:number-columns-repeated="3"/>
          <table:table-cell table:style-name="ce65" table:number-columns-repeated="3"/>
        </table:table-row>
        <table:table-row table:style-name="ro4">
          <table:table-cell table:formula="oooc:=[.A12]" office:value-type="string" office:string-value="Vega">
            <text:p>Vega</text:p>
          </table:table-cell>
          <table:table-cell table:formula="oooc:=[.B12]*cornerIn/cornerLy" office:value-type="float" office:value="107.233215528898">
            <text:p>107.23</text:p>
          </table:table-cell>
          <table:table-cell table:formula="oooc:=[.C12]*cornerIn/cornerLy" office:value-type="float" office:value="81.3660445988799">
            <text:p>81.37</text:p>
          </table:table-cell>
          <table:table-cell table:formula="oooc:=[.D12]*cornerIn/cornerLy" office:value-type="float" office:value="86.5253857765628">
            <text:p>86.53</text:p>
          </table:table-cell>
          <table:table-cell table:formula="oooc:=[.E12]*cornerIn/cornerLy" office:value-type="float" office:value="89.4501929085189">
            <text:p>89.45</text:p>
          </table:table-cell>
          <table:table-cell table:formula="oooc:=[.F12]*cornerIn/cornerLy" office:value-type="float" office:value="94.4070577742699">
            <text:p>94.41</text:p>
          </table:table-cell>
          <table:table-cell table:formula="oooc:=[.G12]*cornerIn/cornerLy" office:value-type="float" office:value="91.7907697042602">
            <text:p>91.79</text:p>
          </table:table-cell>
          <table:table-cell table:formula="oooc:=[.H12]*cornerIn/cornerLy" office:value-type="float" office:value="142.558644469018">
            <text:p>142.56</text:p>
          </table:table-cell>
          <table:table-cell table:number-columns-repeated="3"/>
          <table:table-cell table:style-name="ce65" table:number-columns-repeated="3"/>
        </table:table-row>
        <table:table-row table:style-name="ro4">
          <table:table-cell table:formula="oooc:=[.A13]" office:value-type="string" office:string-value="Aldebaran">
            <text:p>Aldebaran</text:p>
          </table:table-cell>
          <table:table-cell table:formula="oooc:=[.B13]*cornerIn/cornerLy" office:value-type="float" office:value="163.625120934585">
            <text:p>163.63</text:p>
          </table:table-cell>
          <table:table-cell table:formula="oooc:=[.C13]*cornerIn/cornerLy" office:value-type="float" office:value="133.466496473198">
            <text:p>133.47</text:p>
          </table:table-cell>
          <table:table-cell table:formula="oooc:=[.D13]*cornerIn/cornerLy" office:value-type="float" office:value="132.212314905061">
            <text:p>132.21</text:p>
          </table:table-cell>
          <table:table-cell table:formula="oooc:=[.E13]*cornerIn/cornerLy" office:value-type="float" office:value="127.280066660859">
            <text:p>127.28</text:p>
          </table:table-cell>
          <table:table-cell table:formula="oooc:=[.F13]*cornerIn/cornerLy" office:value-type="float" office:value="128.103159754309">
            <text:p>128.1</text:p>
          </table:table-cell>
          <table:table-cell table:formula="oooc:=[.G13]*cornerIn/cornerLy" office:value-type="float" office:value="115.04992614987">
            <text:p>115.05</text:p>
          </table:table-cell>
          <table:table-cell table:formula="oooc:=[.H13]*cornerIn/cornerLy" office:value-type="float" office:value="157.691897021287">
            <text:p>157.69</text:p>
          </table:table-cell>
          <table:table-cell table:number-columns-repeated="3"/>
          <table:table-cell table:style-name="ce65" table:number-columns-repeated="3"/>
        </table:table-row>
        <table:table-row table:style-name="ro4">
          <table:table-cell table:formula="oooc:=[.A14]" office:value-type="string" office:string-value="Fomalhaut">
            <text:p>Fomalhaut</text:p>
          </table:table-cell>
          <table:table-cell table:formula="oooc:=[.B14]*cornerIn/cornerLy" office:value-type="float" office:value="149.520346289114">
            <text:p>149.52</text:p>
          </table:table-cell>
          <table:table-cell table:formula="oooc:=[.C14]*cornerIn/cornerLy" office:value-type="float" office:value="122.31803892508">
            <text:p>122.32</text:p>
          </table:table-cell>
          <table:table-cell table:formula="oooc:=[.D14]*cornerIn/cornerLy" office:value-type="float" office:value="126.409339922173">
            <text:p>126.41</text:p>
          </table:table-cell>
          <table:table-cell table:formula="oooc:=[.E14]*cornerIn/cornerLy" office:value-type="float" office:value="127.65903398426">
            <text:p>127.66</text:p>
          </table:table-cell>
          <table:table-cell table:formula="oooc:=[.F14]*cornerIn/cornerLy" office:value-type="float" office:value="131.329049332877">
            <text:p>131.33</text:p>
          </table:table-cell>
          <table:table-cell table:formula="oooc:=[.G14]*cornerIn/cornerLy" office:value-type="float" office:value="125.971730947457">
            <text:p>125.97</text:p>
          </table:table-cell>
          <table:table-cell table:formula="oooc:=[.H14]*cornerIn/cornerLy" office:value-type="float" office:value="178.95165411265">
            <text:p>178.95</text:p>
          </table:table-cell>
          <table:table-cell table:number-columns-repeated="3"/>
          <table:table-cell table:style-name="ce65" table:number-columns-repeated="3"/>
        </table:table-row>
        <table:table-row table:style-name="ro4">
          <table:table-cell table:style-name="Default"/>
          <table:table-cell table:number-columns-repeated="10"/>
          <table:table-cell table:style-name="ce65" table:number-columns-repeated="3"/>
        </table:table-row>
        <table:table-row table:style-name="ro4">
          <table:table-cell office:value-type="string">
            <text:p>ft</text:p>
          </table:table-cell>
          <table:table-cell table:style-name="ce5" table:formula="oooc:=[.B1]" office:value-type="string" office:string-value="Alkaid">
            <text:p>Alkaid</text:p>
          </table:table-cell>
          <table:table-cell table:style-name="ce5" table:formula="oooc:=[.C1]" office:value-type="string" office:string-value="Mizar">
            <text:p>Mizar</text:p>
          </table:table-cell>
          <table:table-cell table:style-name="ce5" table:formula="oooc:=[.D1]" office:value-type="string" office:string-value="Alioth">
            <text:p>Alioth</text:p>
          </table:table-cell>
          <table:table-cell table:style-name="ce5" table:formula="oooc:=[.E1]" office:value-type="string" office:string-value="Megrez">
            <text:p>Megrez</text:p>
          </table:table-cell>
          <table:table-cell table:style-name="ce5" table:formula="oooc:=[.F1]" office:value-type="string" office:string-value="Phecda">
            <text:p>Phecda</text:p>
          </table:table-cell>
          <table:table-cell table:style-name="ce5" table:formula="oooc:=[.G1]" office:value-type="string" office:string-value="Merak">
            <text:p>Merak</text:p>
          </table:table-cell>
          <table:table-cell table:style-name="ce5" table:formula="oooc:=[.H1]" office:value-type="string" office:string-value="Merak">
            <text:p>Merak</text:p>
          </table:table-cell>
          <table:table-cell table:number-columns-repeated="3"/>
          <table:table-cell table:style-name="ce65" table:number-columns-repeated="3"/>
        </table:table-row>
        <table:table-row table:style-name="ro4">
          <table:table-cell table:formula="oooc:=[.A2]" office:value-type="string" office:string-value="Alkaid">
            <text:p>Alkaid</text:p>
          </table:table-cell>
          <table:table-cell table:formula="oooc:=[.B17]/12" office:value-type="float" office:value="0">
            <text:p>0</text:p>
          </table:table-cell>
          <table:table-cell table:formula="oooc:=[.C17]/12" office:value-type="float" office:value="2.54552304835294">
            <text:p>2.55</text:p>
          </table:table-cell>
          <table:table-cell table:formula="oooc:=[.D17]/12" office:value-type="float" office:value="2.64082634463635">
            <text:p>2.64</text:p>
          </table:table-cell>
          <table:table-cell table:formula="oooc:=[.E17]/12" office:value-type="float" office:value="3.21946390603883">
            <text:p>3.22</text:p>
          </table:table-cell>
          <table:table-cell table:formula="oooc:=[.F17]/12" office:value-type="float" office:value="3.44120306577741">
            <text:p>3.44</text:p>
          </table:table-cell>
          <table:table-cell table:formula="oooc:=[.G17]/12" office:value-type="float" office:value="4.61331326100301">
            <text:p>4.61</text:p>
          </table:table-cell>
          <table:table-cell table:formula="oooc:=[.H17]/12" office:value-type="float" office:value="5.61551058270052">
            <text:p>5.62</text:p>
          </table:table-cell>
          <table:table-cell table:number-columns-repeated="6"/>
        </table:table-row>
        <table:table-row table:style-name="ro4">
          <table:table-cell table:formula="oooc:=[.A3]" office:value-type="string" office:string-value="Mizar">
            <text:p>Mizar</text:p>
          </table:table-cell>
          <table:table-cell table:formula="oooc:=[.B18]/12" office:value-type="float" office:value="2.54552304835294">
            <text:p>2.55</text:p>
          </table:table-cell>
          <table:table-cell table:formula="oooc:=[.C18]/12" office:value-type="float" office:value="0">
            <text:p>0</text:p>
          </table:table-cell>
          <table:table-cell table:formula="oooc:=[.D18]/12" office:value-type="float" office:value="0.683575925648346">
            <text:p>0.68</text:p>
          </table:table-cell>
          <table:table-cell table:formula="oooc:=[.E18]/12" office:value-type="float" office:value="1.43684925423768">
            <text:p>1.44</text:p>
          </table:table-cell>
          <table:table-cell table:formula="oooc:=[.F18]/12" office:value-type="float" office:value="1.98318762322838">
            <text:p>1.98</text:p>
          </table:table-cell>
          <table:table-cell table:formula="oooc:=[.G18]/12" office:value-type="float" office:value="2.79429814217304">
            <text:p>2.79</text:p>
          </table:table-cell>
          <table:table-cell table:formula="oooc:=[.H18]/12" office:value-type="float" office:value="5.77022444006332">
            <text:p>5.77</text:p>
          </table:table-cell>
          <table:table-cell table:number-columns-repeated="6"/>
        </table:table-row>
        <table:table-row table:style-name="ro4">
          <table:table-cell table:formula="oooc:=[.A4]" office:value-type="string" office:string-value="Alioth">
            <text:p>Alioth</text:p>
          </table:table-cell>
          <table:table-cell table:formula="oooc:=[.B19]/12" office:value-type="float" office:value="2.64082634463635">
            <text:p>2.64</text:p>
          </table:table-cell>
          <table:table-cell table:formula="oooc:=[.C19]/12" office:value-type="float" office:value="0.683575925648346">
            <text:p>0.68</text:p>
          </table:table-cell>
          <table:table-cell table:formula="oooc:=[.D19]/12" office:value-type="float" office:value="0">
            <text:p>0</text:p>
          </table:table-cell>
          <table:table-cell table:formula="oooc:=[.E19]/12" office:value-type="float" office:value="0.79130657540107">
            <text:p>0.79</text:p>
          </table:table-cell>
          <table:table-cell table:formula="oooc:=[.F19]/12" office:value-type="float" office:value="1.34729051556437">
            <text:p>1.35</text:p>
          </table:table-cell>
          <table:table-cell table:formula="oooc:=[.G19]/12" office:value-type="float" office:value="2.22734022259928">
            <text:p>2.23</text:p>
          </table:table-cell>
          <table:table-cell table:formula="oooc:=[.H19]/12" office:value-type="float" office:value="5.16241253440971">
            <text:p>5.16</text:p>
          </table:table-cell>
          <table:table-cell table:number-columns-repeated="6"/>
        </table:table-row>
        <table:table-row table:style-name="ro4">
          <table:table-cell table:formula="oooc:=[.A5]" office:value-type="string" office:string-value="Megrez">
            <text:p>Megrez</text:p>
          </table:table-cell>
          <table:table-cell table:formula="oooc:=[.B20]/12" office:value-type="float" office:value="3.21946390603883">
            <text:p>3.22</text:p>
          </table:table-cell>
          <table:table-cell table:formula="oooc:=[.C20]/12" office:value-type="float" office:value="1.43684925423768">
            <text:p>1.44</text:p>
          </table:table-cell>
          <table:table-cell table:formula="oooc:=[.D20]/12" office:value-type="float" office:value="0.79130657540107">
            <text:p>0.79</text:p>
          </table:table-cell>
          <table:table-cell table:formula="oooc:=[.E20]/12" office:value-type="float" office:value="0">
            <text:p>0</text:p>
          </table:table-cell>
          <table:table-cell table:formula="oooc:=[.F20]/12" office:value-type="float" office:value="0.708826737877915">
            <text:p>0.71</text:p>
          </table:table-cell>
          <table:table-cell table:formula="oooc:=[.G20]/12" office:value-type="float" office:value="1.46690164455895">
            <text:p>1.47</text:p>
          </table:table-cell>
          <table:table-cell table:formula="oooc:=[.H20]/12" office:value-type="float" office:value="4.70585432989194">
            <text:p>4.71</text:p>
          </table:table-cell>
          <table:table-cell table:number-columns-repeated="6"/>
        </table:table-row>
        <table:table-row table:style-name="ro4">
          <table:table-cell table:formula="oooc:=[.A6]" office:value-type="string" office:string-value="Phecda">
            <text:p>Phecda</text:p>
          </table:table-cell>
          <table:table-cell table:formula="oooc:=[.B21]/12" office:value-type="float" office:value="3.44120306577741">
            <text:p>3.44</text:p>
          </table:table-cell>
          <table:table-cell table:formula="oooc:=[.C21]/12" office:value-type="float" office:value="1.98318762322838">
            <text:p>1.98</text:p>
          </table:table-cell>
          <table:table-cell table:formula="oooc:=[.D21]/12" office:value-type="float" office:value="1.34729051556437">
            <text:p>1.35</text:p>
          </table:table-cell>
          <table:table-cell table:formula="oooc:=[.E21]/12" office:value-type="float" office:value="0.708826737877915">
            <text:p>0.71</text:p>
          </table:table-cell>
          <table:table-cell table:formula="oooc:=[.F21]/12" office:value-type="float" office:value="0">
            <text:p>0</text:p>
          </table:table-cell>
          <table:table-cell table:formula="oooc:=[.G21]/12" office:value-type="float" office:value="1.23399265304131">
            <text:p>1.23</text:p>
          </table:table-cell>
          <table:table-cell table:formula="oooc:=[.H21]/12" office:value-type="float" office:value="4.52058621032058">
            <text:p>4.52</text:p>
          </table:table-cell>
          <table:table-cell table:number-columns-repeated="6"/>
        </table:table-row>
        <table:table-row table:style-name="ro4">
          <table:table-cell table:formula="oooc:=[.A7]" office:value-type="string" office:string-value="Merak">
            <text:p>Merak</text:p>
          </table:table-cell>
          <table:table-cell table:formula="oooc:=[.B22]/12" office:value-type="float" office:value="4.61331326100301">
            <text:p>4.61</text:p>
          </table:table-cell>
          <table:table-cell table:formula="oooc:=[.C22]/12" office:value-type="float" office:value="2.79429814217304">
            <text:p>2.79</text:p>
          </table:table-cell>
          <table:table-cell table:formula="oooc:=[.D22]/12" office:value-type="float" office:value="2.22734022259928">
            <text:p>2.23</text:p>
          </table:table-cell>
          <table:table-cell table:formula="oooc:=[.E22]/12" office:value-type="float" office:value="1.46690164455895">
            <text:p>1.47</text:p>
          </table:table-cell>
          <table:table-cell table:formula="oooc:=[.F22]/12" office:value-type="float" office:value="1.23399265304131">
            <text:p>1.23</text:p>
          </table:table-cell>
          <table:table-cell table:formula="oooc:=[.G22]/12" office:value-type="float" office:value="0">
            <text:p>0</text:p>
          </table:table-cell>
          <table:table-cell table:formula="oooc:=[.H22]/12" office:value-type="float" office:value="4.6394306273133">
            <text:p>4.64</text:p>
          </table:table-cell>
          <table:table-cell table:number-columns-repeated="6"/>
        </table:table-row>
        <table:table-row table:style-name="ro4">
          <table:table-cell table:formula="oooc:=[.A8]" office:value-type="string" office:string-value="Dubhe">
            <text:p>Dubhe</text:p>
          </table:table-cell>
          <table:table-cell table:formula="oooc:=[.B23]/12" office:value-type="float" office:value="5.61551058270052">
            <text:p>5.62</text:p>
          </table:table-cell>
          <table:table-cell table:formula="oooc:=[.C23]/12" office:value-type="float" office:value="5.77022444006332">
            <text:p>5.77</text:p>
          </table:table-cell>
          <table:table-cell table:formula="oooc:=[.D23]/12" office:value-type="float" office:value="5.16241253440971">
            <text:p>5.16</text:p>
          </table:table-cell>
          <table:table-cell table:formula="oooc:=[.E23]/12" office:value-type="float" office:value="4.70585432989194">
            <text:p>4.71</text:p>
          </table:table-cell>
          <table:table-cell table:formula="oooc:=[.F23]/12" office:value-type="float" office:value="4.52058621032058">
            <text:p>4.52</text:p>
          </table:table-cell>
          <table:table-cell table:formula="oooc:=[.G23]/12" office:value-type="float" office:value="4.6394306273133">
            <text:p>4.64</text:p>
          </table:table-cell>
          <table:table-cell table:formula="oooc:=[.H23]/12" office:value-type="float" office:value="0">
            <text:p>0</text:p>
          </table:table-cell>
          <table:table-cell table:number-columns-repeated="6"/>
        </table:table-row>
        <table:table-row table:style-name="ro4">
          <table:table-cell table:formula="oooc:=[.A9]" office:value-type="string" office:string-value="Castor">
            <text:p>Castor</text:p>
          </table:table-cell>
          <table:table-cell table:formula="oooc:=[.B24]/12" office:value-type="float" office:value="9.72090573341424">
            <text:p>9.72</text:p>
          </table:table-cell>
          <table:table-cell table:formula="oooc:=[.C24]/12" office:value-type="float" office:value="7.33239314192895">
            <text:p>7.33</text:p>
          </table:table-cell>
          <table:table-cell table:formula="oooc:=[.D24]/12" office:value-type="float" office:value="7.15576931626777">
            <text:p>7.16</text:p>
          </table:table-cell>
          <table:table-cell table:formula="oooc:=[.E24]/12" office:value-type="float" office:value="6.69769975908601">
            <text:p>6.7</text:p>
          </table:table-cell>
          <table:table-cell table:formula="oooc:=[.F24]/12" office:value-type="float" office:value="6.60753925121871">
            <text:p>6.61</text:p>
          </table:table-cell>
          <table:table-cell table:formula="oooc:=[.G24]/12" office:value-type="float" office:value="5.6078122076371">
            <text:p>5.61</text:p>
          </table:table-cell>
          <table:table-cell table:formula="oooc:=[.H24]/12" office:value-type="float" office:value="9.67451210614759">
            <text:p>9.67</text:p>
          </table:table-cell>
          <table:table-cell table:number-columns-repeated="6"/>
        </table:table-row>
        <table:table-row table:style-name="ro4">
          <table:table-cell table:formula="oooc:=[.A10]" office:value-type="string" office:string-value="Pollux">
            <text:p>Pollux</text:p>
          </table:table-cell>
          <table:table-cell table:formula="oooc:=[.B25]/12" office:value-type="float" office:value="9.6840888932237">
            <text:p>9.68</text:p>
          </table:table-cell>
          <table:table-cell table:formula="oooc:=[.C25]/12" office:value-type="float" office:value="7.23860377379934">
            <text:p>7.24</text:p>
          </table:table-cell>
          <table:table-cell table:formula="oooc:=[.D25]/12" office:value-type="float" office:value="7.23411569377722">
            <text:p>7.23</text:p>
          </table:table-cell>
          <table:table-cell table:formula="oooc:=[.E25]/12" office:value-type="float" office:value="6.96091878096622">
            <text:p>6.96</text:p>
          </table:table-cell>
          <table:table-cell table:formula="oooc:=[.F25]/12" office:value-type="float" office:value="6.98215388864233">
            <text:p>6.98</text:p>
          </table:table-cell>
          <table:table-cell table:formula="oooc:=[.G25]/12" office:value-type="float" office:value="6.1911488927428">
            <text:p>6.19</text:p>
          </table:table-cell>
          <table:table-cell table:formula="oooc:=[.H25]/12" office:value-type="float" office:value="10.6280357962339">
            <text:p>10.63</text:p>
          </table:table-cell>
          <table:table-cell table:number-columns-repeated="6"/>
        </table:table-row>
        <table:table-row table:style-name="ro4">
          <table:table-cell table:formula="oooc:=[.A11]" office:value-type="string" office:string-value="Regulus">
            <text:p>Regulus</text:p>
          </table:table-cell>
          <table:table-cell table:formula="oooc:=[.B26]/12" office:value-type="float" office:value="9.15671493477046">
            <text:p>9.16</text:p>
          </table:table-cell>
          <table:table-cell table:formula="oooc:=[.C26]/12" office:value-type="float" office:value="7.67043645074075">
            <text:p>7.67</text:p>
          </table:table-cell>
          <table:table-cell table:formula="oooc:=[.D26]/12" office:value-type="float" office:value="7.43881636289583">
            <text:p>7.44</text:p>
          </table:table-cell>
          <table:table-cell table:formula="oooc:=[.E26]/12" office:value-type="float" office:value="7.06074297036162">
            <text:p>7.06</text:p>
          </table:table-cell>
          <table:table-cell table:formula="oooc:=[.F26]/12" office:value-type="float" office:value="6.58226917824121">
            <text:p>6.58</text:p>
          </table:table-cell>
          <table:table-cell table:formula="oooc:=[.G26]/12" office:value-type="float" office:value="6.24612138513918">
            <text:p>6.25</text:p>
          </table:table-cell>
          <table:table-cell table:formula="oooc:=[.H26]/12" office:value-type="float" office:value="9.83558618391098">
            <text:p>9.84</text:p>
          </table:table-cell>
          <table:table-cell table:number-columns-repeated="6"/>
        </table:table-row>
        <table:table-row table:style-name="ro4">
          <table:table-cell table:formula="oooc:=[.A12]" office:value-type="string" office:string-value="Vega">
            <text:p>Vega</text:p>
          </table:table-cell>
          <table:table-cell table:formula="oooc:=[.B27]/12" office:value-type="float" office:value="8.93610129407486">
            <text:p>8.94</text:p>
          </table:table-cell>
          <table:table-cell table:formula="oooc:=[.C27]/12" office:value-type="float" office:value="6.78050371657333">
            <text:p>6.78</text:p>
          </table:table-cell>
          <table:table-cell table:formula="oooc:=[.D27]/12" office:value-type="float" office:value="7.21044881471357">
            <text:p>7.21</text:p>
          </table:table-cell>
          <table:table-cell table:formula="oooc:=[.E27]/12" office:value-type="float" office:value="7.45418274237658">
            <text:p>7.45</text:p>
          </table:table-cell>
          <table:table-cell table:formula="oooc:=[.F27]/12" office:value-type="float" office:value="7.86725481452249">
            <text:p>7.87</text:p>
          </table:table-cell>
          <table:table-cell table:formula="oooc:=[.G27]/12" office:value-type="float" office:value="7.64923080868835">
            <text:p>7.65</text:p>
          </table:table-cell>
          <table:table-cell table:formula="oooc:=[.H27]/12" office:value-type="float" office:value="11.8798870390848">
            <text:p>11.88</text:p>
          </table:table-cell>
          <table:table-cell table:number-columns-repeated="6"/>
        </table:table-row>
        <table:table-row table:style-name="ro4">
          <table:table-cell table:formula="oooc:=[.A13]" office:value-type="string" office:string-value="Aldebaran">
            <text:p>Aldebaran</text:p>
          </table:table-cell>
          <table:table-cell table:formula="oooc:=[.B28]/12" office:value-type="float" office:value="13.6354267445487">
            <text:p>13.64</text:p>
          </table:table-cell>
          <table:table-cell table:formula="oooc:=[.C28]/12" office:value-type="float" office:value="11.1222080394331">
            <text:p>11.12</text:p>
          </table:table-cell>
          <table:table-cell table:formula="oooc:=[.D28]/12" office:value-type="float" office:value="11.0176929087551">
            <text:p>11.02</text:p>
          </table:table-cell>
          <table:table-cell table:formula="oooc:=[.E28]/12" office:value-type="float" office:value="10.6066722217383">
            <text:p>10.61</text:p>
          </table:table-cell>
          <table:table-cell table:formula="oooc:=[.F28]/12" office:value-type="float" office:value="10.6752633128591">
            <text:p>10.68</text:p>
          </table:table-cell>
          <table:table-cell table:formula="oooc:=[.G28]/12" office:value-type="float" office:value="9.58749384582253">
            <text:p>9.59</text:p>
          </table:table-cell>
          <table:table-cell table:formula="oooc:=[.H28]/12" office:value-type="float" office:value="13.1409914184406">
            <text:p>13.14</text:p>
          </table:table-cell>
          <table:table-cell table:number-columns-repeated="6"/>
        </table:table-row>
        <table:table-row table:style-name="ro4">
          <table:table-cell table:formula="oooc:=[.A14]" office:value-type="string" office:string-value="Fomalhaut">
            <text:p>Fomalhaut</text:p>
          </table:table-cell>
          <table:table-cell table:formula="oooc:=[.B29]/12" office:value-type="float" office:value="12.4600288574262">
            <text:p>12.46</text:p>
          </table:table-cell>
          <table:table-cell table:formula="oooc:=[.C29]/12" office:value-type="float" office:value="10.1931699104233">
            <text:p>10.19</text:p>
          </table:table-cell>
          <table:table-cell table:formula="oooc:=[.D29]/12" office:value-type="float" office:value="10.5341116601811">
            <text:p>10.53</text:p>
          </table:table-cell>
          <table:table-cell table:formula="oooc:=[.E29]/12" office:value-type="float" office:value="10.6382528320217">
            <text:p>10.64</text:p>
          </table:table-cell>
          <table:table-cell table:formula="oooc:=[.F29]/12" office:value-type="float" office:value="10.9440874444064">
            <text:p>10.94</text:p>
          </table:table-cell>
          <table:table-cell table:formula="oooc:=[.G29]/12" office:value-type="float" office:value="10.4976442456214">
            <text:p>10.5</text:p>
          </table:table-cell>
          <table:table-cell table:formula="oooc:=[.H29]/12" office:value-type="float" office:value="14.9126378427208">
            <text:p>14.91</text:p>
          </table:table-cell>
          <table:table-cell table:number-columns-repeated="6"/>
        </table:table-row>
      </table:table>
      <table:table table:name="Room" table:style-name="ta1" table:print="false">
        <office:forms form:automatic-focus="false" form:apply-design-mode="false"/>
        <table:table-column table:style-name="co23" table:default-cell-style-name="ce5"/>
        <table:table-column table:style-name="co22" table:number-columns-repeated="2" table:default-cell-style-name="Default"/>
        <table:table-column table:style-name="co22" table:default-cell-style-name="ce64"/>
        <table:table-column table:style-name="co24" table:number-columns-repeated="2" table:default-cell-style-name="Default"/>
        <table:table-column table:style-name="co25" table:default-cell-style-name="Default"/>
        <table:table-column table:style-name="co26" table:number-columns-repeated="2" table:default-cell-style-name="Default"/>
        <table:table-column table:style-name="co22" table:default-cell-style-name="Default"/>
        <table:table-row table:style-name="ro4">
          <table:table-cell table:style-name="Default"/>
          <table:table-cell table:style-name="ce64" office:value-type="string">
            <text:p>x</text:p>
          </table:table-cell>
          <table:table-cell table:style-name="ce64" office:value-type="string">
            <text:p>y</text:p>
          </table:table-cell>
          <table:table-cell office:value-type="string">
            <text:p>z</text:p>
          </table:table-cell>
          <table:table-cell table:number-columns-repeated="6"/>
        </table:table-row>
        <table:table-row table:style-name="ro4">
          <table:table-cell office:value-type="string">
            <text:p>Room</text:p>
          </table:table-cell>
          <table:table-cell office:value-type="float" office:value="116">
            <text:p>116</text:p>
          </table:table-cell>
          <table:table-cell office:value-type="float" office:value="234">
            <text:p>234</text:p>
          </table:table-cell>
          <table:table-cell table:style-name="Default" office:value-type="float" office:value="105">
            <text:p>105</text:p>
          </table:table-cell>
          <table:table-cell table:number-columns-repeated="6"/>
        </table:table-row>
        <table:table-row table:style-name="ro4">
          <table:table-cell table:style-name="Default"/>
          <table:table-cell table:number-columns-repeated="2"/>
          <table:table-cell table:style-name="Default"/>
          <table:table-cell table:number-columns-repeated="6"/>
        </table:table-row>
        <table:table-row table:style-name="ro4">
          <table:table-cell table:style-name="ce66" office:value-type="string" table:number-columns-spanned="5" table:number-rows-spanned="1">
            <text:p>rotation</text:p>
          </table:table-cell>
          <table:covered-table-cell table:number-columns-repeated="2"/>
          <table:covered-table-cell table:style-name="Default"/>
          <table:covered-table-cell/>
          <table:table-cell table:number-columns-repeated="5"/>
        </table:table-row>
        <table:table-row table:style-name="ro4">
          <table:table-cell table:style-name="Default"/>
          <table:table-cell/>
          <table:table-cell table:style-name="ce64"/>
          <table:table-cell/>
          <table:table-cell table:style-name="ce64" office:value-type="string">
            <text:p>rad</text:p>
          </table:table-cell>
          <table:table-cell/>
          <table:table-cell table:style-name="ce70" office:value-type="string" table:number-columns-spanned="3" table:number-rows-spanned="1">
            <text:p>Euler’s Angles Transformation Matrix</text:p>
          </table:table-cell>
          <table:covered-table-cell table:style-name="ce71"/>
          <table:covered-table-cell/>
          <table:table-cell/>
        </table:table-row>
        <table:table-row table:style-name="ro4">
          <table:table-cell office:value-type="string">
            <text:p>time</text:p>
          </table:table-cell>
          <table:table-cell table:style-name="ce67" office:value-type="float" office:value="4">
            <text:p>4</text:p>
          </table:table-cell>
          <table:table-cell table:style-name="ce68" office:value-type="float" office:value="57">
            <text:p>57</text:p>
          </table:table-cell>
          <table:table-cell table:style-name="ce68" office:value-type="float" office:value="8">
            <text:p>08</text:p>
          </table:table-cell>
          <table:table-cell table:style-name="ce69" table:formula="oooc:=([.B6]/12+[.C6]/720+[.D6]/43200)*PI()" office:value-type="float" office:value="1.29648874602312">
            <text:p>1.2965</text:p>
          </table:table-cell>
          <table:table-cell/>
          <table:table-cell table:formula="oooc:=COS(rho)*COS(psi)-SIN(rho)*COS(theta)*SIN(psi)" office:value-type="float" office:value="-0.180475583132729">
            <text:p>-0.18</text:p>
          </table:table-cell>
          <table:table-cell table:formula="oooc:=COS(rho)*SIN(psi)+SIN(rho)*COS(theta)*COS(psi)" office:value-type="float" office:value="0.901753210299491">
            <text:p>0.9</text:p>
          </table:table-cell>
          <table:table-cell table:formula="oooc:=SIN(rho)*SIN(theta)" office:value-type="float" office:value="0.392771831484214">
            <text:p>0.39</text:p>
          </table:table-cell>
          <table:table-cell/>
        </table:table-row>
        <table:table-row table:style-name="ro4">
          <table:table-cell office:value-type="string">
            <text:p>latitude</text:p>
          </table:table-cell>
          <table:table-cell table:number-columns-repeated="2" office:value-type="float" office:value="46">
            <text:p>46</text:p>
          </table:table-cell>
          <table:table-cell table:style-name="Default" office:value-type="float" office:value="55">
            <text:p>55</text:p>
          </table:table-cell>
          <table:table-cell table:style-name="ce69" table:formula="oooc:=PI()/2-([.B7]/180+[.C7]/10800+[.D7]/648000)*PI()" office:value-type="float" office:value="0.754297365754272">
            <text:p>0.7543</text:p>
          </table:table-cell>
          <table:table-cell/>
          <table:table-cell table:formula="oooc:=-SIN(rho)*COS(psi)-COS(rho)*COS(theta)*SIN(psi)" office:value-type="float" office:value="-0.73001153208485">
            <text:p>-0.73</text:p>
          </table:table-cell>
          <table:table-cell table:formula="oooc:=-SIN(rho)*SIN(psi)+COS(rho)*COS(theta)*COS(psi)" office:value-type="float" office:value="-0.390427485101584">
            <text:p>-0.39</text:p>
          </table:table-cell>
          <table:table-cell table:formula="oooc:=COS(rho)*SIN(theta)" office:value-type="float" office:value="0.560936308238629">
            <text:p>0.56</text:p>
          </table:table-cell>
          <table:table-cell/>
        </table:table-row>
        <table:table-row table:style-name="ro4">
          <table:table-cell office:value-type="string">
            <text:p>direction</text:p>
          </table:table-cell>
          <table:table-cell table:style-name="ce67" office:value-type="float" office:value="35">
            <text:p>35</text:p>
          </table:table-cell>
          <table:table-cell table:number-columns-repeated="2" table:style-name="ce68" office:value-type="float" office:value="0">
            <text:p>00</text:p>
          </table:table-cell>
          <table:table-cell table:style-name="ce69" table:formula="oooc:=([.B8]/180+[.C8]/10800+[.D8]/648000)*PI()" office:value-type="float" office:value="0.610865238198015">
            <text:p>0.6109</text:p>
          </table:table-cell>
          <table:table-cell/>
          <table:table-cell table:formula="oooc:=SIN(theta)*SIN(psi)" office:value-type="float" office:value="0.659175035112854">
            <text:p>0.66</text:p>
          </table:table-cell>
          <table:table-cell table:formula="oooc:=-SIN(theta)*COS(psi)" office:value-type="float" office:value="-0.185492659131877">
            <text:p>-0.19</text:p>
          </table:table-cell>
          <table:table-cell table:formula="oooc:=COS(theta)" office:value-type="float" office:value="0.728752870657916">
            <text:p>0.73</text:p>
          </table:table-cell>
          <table:table-cell/>
        </table:table-row>
      </table:table>
      <table:named-expressions>
        <table:named-range table:name="psi" table:base-cell-address="$Info.$D$16" table:cell-range-address="$Room.$E$6"/>
        <table:named-range table:name="theta" table:base-cell-address="$Info.$D$16" table:cell-range-address="$Room.$E$7"/>
        <table:named-range table:name="rho" table:base-cell-address="$Info.$D$16" table:cell-range-address="$Room.$E$8"/>
        <table:named-range table:name="cornerLy" table:base-cell-address="$Info.$H$13" table:cell-range-address="$Coordinates.$J$13"/>
        <table:named-range table:name="cornerIn" table:base-cell-address="$Info.$H$13" table:cell-range-address="$Coordinates.$K$13"/>
        <table:named-range table:name="euler11" table:base-cell-address="$Info.$J$15" table:cell-range-address="$Room.$G$6"/>
        <table:named-range table:name="euler12" table:base-cell-address="$Info.$J$15" table:cell-range-address="$Room.$H$6"/>
        <table:named-range table:name="euler13" table:base-cell-address="$Info.$J$15" table:cell-range-address="$Room.$I$6"/>
        <table:named-range table:name="euler21" table:base-cell-address="$Info.$J$15" table:cell-range-address="$Room.$G$7"/>
        <table:named-range table:name="euler22" table:base-cell-address="$Info.$J$15" table:cell-range-address="$Room.$H$7"/>
        <table:named-range table:name="euler23" table:base-cell-address="$Info.$J$15" table:cell-range-address="$Room.$I$7"/>
        <table:named-range table:name="euler31" table:base-cell-address="$Info.$J$15" table:cell-range-address="$Room.$G$8"/>
        <table:named-range table:name="euler32" table:base-cell-address="$Info.$J$15" table:cell-range-address="$Room.$H$8"/>
        <table:named-range table:name="euler33" table:base-cell-address="$Info.$J$15" table:cell-range-address="$Room.$I$8"/>
        <table:named-range table:name="roomX" table:base-cell-address="$Distances.$B$2" table:cell-range-address="$Room.$B$2"/>
        <table:named-range table:name="roomY" table:base-cell-address="$Distances.$B$2" table:cell-range-address="$Room.$C$2"/>
        <table:named-range table:name="roomZ" table:base-cell-address="$Distances.$B$2" table:cell-range-address="$Room.$D$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rial1" svg:font-family="Arial" style:font-pitch="variable"/>
    <style:font-face style:name="Bitstream Vera Sans" svg:font-family="'Bitstream Vera Sans'" style:font-pitch="variable"/>
    <style:font-face style:name="Lucidasans" svg:font-family="Lucidasans" style:font-pitch="variable"/>
    <style:font-face style:name="Tahoma" svg:font-family="Tahoma, Lucidasans, 'Lucida Sans', '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Lucidasans"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8P0" style:volatile="true">
      <number:currency-symbol number:language="en">$</number:currency-symbol>
      <number:number number:decimal-places="2" number:min-integer-digits="1" number:grouping="true"/>
    </number:currency-style>
    <number:currency-style style:name="N108">
      <style:text-properties fo:color="#ff0000"/>
      <number:text>-</number:text>
      <number:currency-symbol number:language="en">$</number:currency-symbol>
      <number:number number:decimal-places="2" number:min-integer-digits="1" number:grouping="true"/>
      <style:map style:condition="value()&gt;=0" style:apply-style-name="N108P0"/>
    </number:currency-style>
    <number:number-style style:name="N109">
      <number:number number:decimal-places="3" number:min-integer-digits="1"/>
    </number:number-style>
    <number:number-style style:name="N110">
      <number:number number:decimal-places="4" number:min-integer-digits="1"/>
    </number:number-style>
    <number:number-style style:name="N111">
      <number:number number:decimal-places="0" number:min-integer-digits="2"/>
    </number:number-style>
    <number:number-style style:name="N112">
      <number:number number:decimal-places="1" number:min-integer-digits="1"/>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OutsideRoom" style:family="table-cell" style:parent-style-name="Default">
      <style:table-cell-properties fo:background-color="#ffcc99"/>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27">02/27/2007</text:date>, <text:time>18:57: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6-09-13T22:21:21</meta:creation-date>
    <dc:date>2007-02-27T18:57:22</dc:date>
    <dc:language>en-US</dc:language>
    <meta:editing-cycles>29</meta:editing-cycles>
    <meta:editing-duration>PT12H57M19S</meta:editing-duration>
    <meta:user-defined meta:name="Info 1"/>
    <meta:user-defined meta:name="Info 2"/>
    <meta:user-defined meta:name="Info 3"/>
    <meta:user-defined meta:name="Info 4"/>
    <meta:document-statistic meta:table-count="4" meta:cell-count="83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2">
      <number:number number:decimal-places="2"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21.2000007629395pt" style:font-family-asian="'Andale Sans UI'" style:font-family-generic-asian="system" style:font-pitch-asian="variable" style:font-size-asian="31.5pt" style:font-family-complex="Lucidasans" style:font-family-generic-complex="system" style:font-pitch-complex="variable" style:font-size-complex="31.5pt"/>
    </style:style>
    <style:style style:name="ch3" style:family="chart">
      <style:chart-properties chart:japanese-candle-stick="false" chart:stock-with-volume="false" chart:three-dimensional="false" chart:deep="false" chart:lines="fals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2">
      <style:chart-properties chart:display-label="true" chart:tick-marks-major-inner="false" chart:tick-marks-major-outer="true" chart:tick-marks-minor-inner="false" chart:tick-marks-minor-outer="false" chart:logarithmic="false" chart:minimum="-20" chart:maximum="115" chart:interval-major="20"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0.6000003814697pt" style:font-family-asian="'Andale Sans UI'" style:font-family-generic-asian="system" style:font-pitch-asian="variable" style:font-size-asian="16.8999996185303pt" style:font-family-complex="Lucidasans" style:font-family-generic-complex="system" style:font-pitch-complex="variable" style:font-size-complex="16.8999996185303pt"/>
    </style:style>
    <style:style style:name="ch5" style:family="chart" style:data-style-name="N2">
      <style:chart-properties chart:display-label="true" chart:tick-marks-major-inner="false" chart:tick-marks-major-outer="true" chart:tick-marks-minor-inner="false" chart:tick-marks-minor-outer="false" chart:logarithmic="false" chart:minimum="0" chart:maximum="234" chart:interval-major="2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6000003814697pt" style:font-family-asian="'Andale Sans UI'" style:font-family-generic-asian="system" style:font-pitch-asian="variable" style:font-size-asian="16.8999996185303pt" style:font-family-complex="Lucidasans" style:font-family-generic-complex="system" style:font-pitch-complex="variable" style:font-size-complex="16.8999996185303pt"/>
    </style:style>
    <style:style style:name="ch6"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color="#993366"/>
      <style:text-properties fo:font-family="Arial" style:font-family-generic="swiss" style:font-pitch="variable" fo:font-size="14.5pt" style:font-family-asian="'Andale Sans UI'" style:font-family-generic-asian="system" style:font-pitch-asian="variable" style:font-size-asian="14.5pt" style:font-family-complex="Lucidasans" style:font-family-generic-complex="system" style:font-pitch-complex="variable" style:font-size-complex="14.5pt"/>
    </style:style>
    <style:style style:name="ch7" style:family="chart">
      <style:graphic-properties draw:stroke="none" draw:fill="solid" draw:fill-color="#d9d9d9"/>
    </style:style>
    <style:style style:name="ch8" style:family="chart">
      <style:graphic-properties draw:stroke="none" draw:fill-color="#999999"/>
    </style:style>
  </office:automatic-styles>
  <office:body>
    <office:chart>
      <chart:chart svg:width="10.889cm" svg:height="17.167cm" chart:class="chart:scatter" chart:style-name="ch1">
        <chart:title svg:x="0.062cm" svg:y="0.342cm" chart:style-name="ch2">
          <text:p>The Big Dipper and Other Points</text:p>
        </chart:title>
        <chart:plot-area chart:style-name="ch3" table:cell-range-address="Coordinates.$A$5:.$A$20 Coordinates.$X$5:.$Y$20" chart:data-source-has-labels="column" chart:table-number-list="1 1" svg:x="0.216cm" svg:y="1.861cm" svg:width="10.457cm" svg:height="14.963cm">
          <chart:axis chart:dimension="x" chart:name="primary-x" chart:style-name="ch4">
            <chart:categories table:cell-range-address="local-table.A2:.A17"/>
            <chart:grid chart:class="major"/>
          </chart:axis>
          <chart:axis chart:dimension="y" chart:name="primary-y" chart:style-name="ch5">
            <chart:grid chart:class="major"/>
          </chart:axis>
          <chart:series chart:style-name="ch6">
            <chart:domain/>
            <chart:data-point chart:repeated="1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X</text:p>
              </table:table-cell>
              <table:table-cell office:value-type="string">
                <text:p>Column Y</text:p>
              </table:table-cell>
            </table:table-row>
          </table:table-header-rows>
          <table:table-rows>
            <table:table-row>
              <table:table-cell office:value-type="string">
                <text:p>Earth</text:p>
              </table:table-cell>
              <table:table-cell office:value-type="float" office:value="10">
                <text:p>10</text:p>
              </table:table-cell>
              <table:table-cell office:value-type="float" office:value="74">
                <text:p>74</text:p>
              </table:table-cell>
            </table:table-row>
            <table:table-row>
              <table:table-cell office:value-type="string">
                <text:p>Alkaid</text:p>
              </table:table-cell>
              <table:table-cell office:value-type="float" office:value="26.864538362126">
                <text:p>26.864538362126</text:p>
              </table:table-cell>
              <table:table-cell office:value-type="float" office:value="193.739079667687">
                <text:p>193.739079667687</text:p>
              </table:table-cell>
            </table:table-row>
            <table:table-row>
              <table:table-cell office:value-type="string">
                <text:p>Mizar</text:p>
              </table:table-cell>
              <table:table-cell office:value-type="float" office:value="32.3279352486536">
                <text:p>32.3279352486536</text:p>
              </table:table-cell>
              <table:table-cell office:value-type="float" office:value="163.694645961328">
                <text:p>163.694645961328</text:p>
              </table:table-cell>
            </table:table-row>
            <table:table-row>
              <table:table-cell office:value-type="string">
                <text:p>Alioth</text:p>
              </table:table-cell>
              <table:table-cell office:value-type="float" office:value="40.4063621289799">
                <text:p>40.4063621289799</text:p>
              </table:table-cell>
              <table:table-cell office:value-type="float" office:value="165.103964632828">
                <text:p>165.103964632828</text:p>
              </table:table-cell>
            </table:table-row>
            <table:table-row>
              <table:table-cell office:value-type="string">
                <text:p>Megrez</text:p>
              </table:table-cell>
              <table:table-cell office:value-type="float" office:value="49.500796289881">
                <text:p>49.500796289881</text:p>
              </table:table-cell>
              <table:table-cell office:value-type="float" office:value="162.477812933226">
                <text:p>162.477812933226</text:p>
              </table:table-cell>
            </table:table-row>
            <table:table-row>
              <table:table-cell office:value-type="string">
                <text:p>Phecda</text:p>
              </table:table-cell>
              <table:table-cell office:value-type="float" office:value="55.0385165518195">
                <text:p>55.0385165518195</text:p>
              </table:table-cell>
              <table:table-cell office:value-type="float" office:value="164.575044855512">
                <text:p>164.575044855512</text:p>
              </table:table-cell>
            </table:table-row>
            <table:table-row>
              <table:table-cell office:value-type="string">
                <text:p>Merak</text:p>
              </table:table-cell>
              <table:table-cell office:value-type="float" office:value="63.6574010217049">
                <text:p>63.6574010217049</text:p>
              </table:table-cell>
              <table:table-cell office:value-type="float" office:value="152.748144835478">
                <text:p>152.748144835478</text:p>
              </table:table-cell>
            </table:table-row>
            <table:table-row>
              <table:table-cell office:value-type="string">
                <text:p>Dubhe</text:p>
              </table:table-cell>
              <table:table-cell office:value-type="float" office:value="91.0333208380389">
                <text:p>91.0333208380389</text:p>
              </table:table-cell>
              <table:table-cell office:value-type="float" office:value="193.589311760519">
                <text:p>193.589311760519</text:p>
              </table:table-cell>
            </table:table-row>
            <table:table-row>
              <table:table-cell office:value-type="string">
                <text:p>Corner</text:p>
              </table:table-cell>
              <table:table-cell office:value-type="float" office:value="116">
                <text:p>116</text:p>
              </table:table-cell>
              <table:table-cell office:value-type="float" office:value="234">
                <text:p>234</text:p>
              </table:table-cell>
            </table:table-row>
            <table:table-row>
              <table:table-cell office:value-type="string">
                <text:p>Row 14</text:p>
              </table:table-cell>
              <table:table-cell office:value-type="float" office:value="1.#NAN">
                <text:p>1.#NAN</text:p>
              </table:table-cell>
              <table:table-cell office:value-type="float" office:value="1.#NAN">
                <text:p>1.#NAN</text:p>
              </table:table-cell>
            </table:table-row>
            <table:table-row>
              <table:table-cell office:value-type="string">
                <text:p>Castor</text:p>
              </table:table-cell>
              <table:table-cell office:value-type="float" office:value="71.6101370800997">
                <text:p>71.6101370800997</text:p>
              </table:table-cell>
              <table:table-cell office:value-type="float" office:value="89.4021688654535">
                <text:p>89.4021688654535</text:p>
              </table:table-cell>
            </table:table-row>
            <table:table-row>
              <table:table-cell office:value-type="string">
                <text:p>Pollux</text:p>
              </table:table-cell>
              <table:table-cell office:value-type="float" office:value="50.2277109339852">
                <text:p>50.2277109339852</text:p>
              </table:table-cell>
              <table:table-cell office:value-type="float" office:value="84.0404630403951">
                <text:p>84.0404630403951</text:p>
              </table:table-cell>
            </table:table-row>
            <table:table-row>
              <table:table-cell office:value-type="string">
                <text:p>Regulus</text:p>
              </table:table-cell>
              <table:table-cell office:value-type="float" office:value="71.9713302218745">
                <text:p>71.9713302218745</text:p>
              </table:table-cell>
              <table:table-cell office:value-type="float" office:value="128.366802020418">
                <text:p>128.366802020418</text:p>
              </table:table-cell>
            </table:table-row>
            <table:table-row>
              <table:table-cell office:value-type="string">
                <text:p>Vega</text:p>
              </table:table-cell>
              <table:table-cell office:value-type="float" office:value="-4.66050968680477">
                <text:p>-4.66050968680477</text:p>
              </table:table-cell>
              <table:table-cell office:value-type="float" office:value="91.4515524910524">
                <text:p>91.4515524910524</text:p>
              </table:table-cell>
            </table:table-row>
            <table:table-row>
              <table:table-cell office:value-type="string">
                <text:p>Aldebaran</text:p>
              </table:table-cell>
              <table:table-cell office:value-type="float" office:value="78.7817638783328">
                <text:p>78.7817638783328</text:p>
              </table:table-cell>
              <table:table-cell office:value-type="float" office:value="38.6996521420859">
                <text:p>38.6996521420859</text:p>
              </table:table-cell>
            </table:table-row>
            <table:table-row>
              <table:table-cell office:value-type="string">
                <text:p>Fomalhaut</text:p>
              </table:table-cell>
              <table:table-cell office:value-type="float" office:value="-7.04272613387866">
                <text:p>-7.04272613387866</text:p>
              </table:table-cell>
              <table:table-cell office:value-type="float" office:value="49.4779098579776">
                <text:p>49.4779098579776</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